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6.79pt"/>
    </style:style>
    <style:style style:name="co3" style:family="table-column">
      <style:table-column-properties fo:break-before="auto" style:column-width="81.5pt"/>
    </style:style>
    <style:style style:name="co4" style:family="table-column">
      <style:table-column-properties fo:break-before="auto" style:column-width="40.76pt"/>
    </style:style>
    <style:style style:name="co5" style:family="table-column">
      <style:table-column-properties fo:break-before="auto" style:column-width="22.71pt"/>
    </style:style>
    <style:style style:name="co6" style:family="table-column">
      <style:table-column-properties fo:break-before="auto" style:column-width="32.09pt"/>
    </style:style>
    <style:style style:name="co7" style:family="table-column">
      <style:table-column-properties fo:break-before="auto" style:column-width="76.76pt"/>
    </style:style>
    <style:style style:name="co8" style:family="table-column">
      <style:table-column-properties fo:break-before="auto" style:column-width="108.11pt"/>
    </style:style>
    <style:style style:name="co9" style:family="table-column">
      <style:table-column-properties fo:break-before="auto" style:column-width="65.79pt"/>
    </style:style>
    <style:style style:name="co10" style:family="table-column">
      <style:table-column-properties fo:break-before="auto" style:column-width="95.61pt"/>
    </style:style>
    <style:style style:name="co11" style:family="table-column">
      <style:table-column-properties fo:break-before="auto" style:column-width="47.79pt"/>
    </style:style>
    <style:style style:name="co12" style:family="table-column">
      <style:table-column-properties fo:break-before="auto" style:column-width="33.65pt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6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 style:data-style-name="N121"/>
    <style:style style:name="ce3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4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5" style:family="table-cell" style:parent-style-name="Default">
      <style:table-cell-properties fo:background-color="#ffffff"/>
      <style:text-properties fo:color="#ffff00" style:font-name="Nimbus Sans L"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7" style:family="table-cell" style:parent-style-name="Default">
      <style:text-properties style:font-name="Liberation Sans" style:font-name-asian="Droid Sans Fallback" style:font-name-complex="FreeSans"/>
    </style:style>
    <style:style style:name="ce8" style:family="table-cell" style:parent-style-name="Default">
      <style:table-cell-properties fo:background-color="#eaeff4" fo:border="0.99pt dotted #ff9999"/>
    </style:style>
    <style:style style:name="ce9" style:family="table-cell" style:parent-style-name="Default">
      <style:table-cell-properties fo:background-color="#83caff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Kategorien.D1"/>
      <style:map style:condition="cell-content()=&quot;Ausgehen&quot;" style:apply-style-name="Ausgehen" style:base-cell-address="Kategorien.D1"/>
      <style:map style:condition="cell-content()=&quot;Getränke&quot;" style:apply-style-name="Getränke" style:base-cell-address="Kategorien.D1"/>
      <style:map style:condition="cell-content()=&quot;Kaffee&quot;" style:apply-style-name="Kaffee" style:base-cell-address="Kategorien.D1"/>
      <style:map style:condition="cell-content()=&quot;Kleidung&quot;" style:apply-style-name="Kleidung" style:base-cell-address="Kategorien.D1"/>
      <style:map style:condition="cell-content()=&quot;Kosmetika&quot;" style:apply-style-name="Kosmetika" style:base-cell-address="Kategorien.D1"/>
      <style:map style:condition="cell-content()=&quot;Nahrung&quot;" style:apply-style-name="Nahrung" style:base-cell-address="Kategorien.D1"/>
      <style:map style:condition="cell-content()=&quot;Rechnungen&quot;" style:apply-style-name="Rechnungen" style:base-cell-address="Kategorien.D1"/>
      <style:map style:condition="cell-content()=&quot;Sonstiges&quot;" style:apply-style-name="Sonstiges" style:base-cell-address="Kategorien.D1"/>
      <style:map style:condition="cell-content()=&quot;Tabak&quot;" style:apply-style-name="Tabak" style:base-cell-address="Kategorien.D1"/>
      <style:map style:condition="cell-content()=&quot;Verkehr&quot;" style:apply-style-name="Verkehr" style:base-cell-address="Kategorien.D1"/>
      <style:map style:condition="cell-content()=&quot;Zucker&quot;" style:apply-style-name="Zucker" style:base-cell-address="Kategorien.D1"/>
    </style:style>
    <style:style style:name="ce11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2" style:family="table-cell" style:parent-style-name="Default">
      <style:map style:condition="cell-content()=&quot;Amazon&quot;" style:apply-style-name="Amazon" style:base-cell-address="Kategorien.D3"/>
      <style:map style:condition="cell-content()=&quot;Ausgehen&quot;" style:apply-style-name="Ausgehen" style:base-cell-address="Kategorien.D3"/>
      <style:map style:condition="cell-content()=&quot;Getränke&quot;" style:apply-style-name="Getränke" style:base-cell-address="Kategorien.D3"/>
      <style:map style:condition="cell-content()=&quot;Kaffee&quot;" style:apply-style-name="Kaffee" style:base-cell-address="Kategorien.D3"/>
      <style:map style:condition="cell-content()=&quot;Kleidung&quot;" style:apply-style-name="Kleidung" style:base-cell-address="Kategorien.D3"/>
      <style:map style:condition="cell-content()=&quot;Kosmetika&quot;" style:apply-style-name="Kosmetika" style:base-cell-address="Kategorien.D3"/>
      <style:map style:condition="cell-content()=&quot;Nahrung&quot;" style:apply-style-name="Nahrung" style:base-cell-address="Kategorien.D3"/>
      <style:map style:condition="cell-content()=&quot;Rechnungen&quot;" style:apply-style-name="Rechnungen" style:base-cell-address="Kategorien.D3"/>
      <style:map style:condition="cell-content()=&quot;Sonstiges&quot;" style:apply-style-name="Sonstiges" style:base-cell-address="Kategorien.D3"/>
      <style:map style:condition="cell-content()=&quot;Tabak&quot;" style:apply-style-name="Tabak" style:base-cell-address="Kategorien.D3"/>
      <style:map style:condition="cell-content()=&quot;Verkehr&quot;" style:apply-style-name="Verkehr" style:base-cell-address="Kategorien.D3"/>
      <style:map style:condition="cell-content()=&quot;Zucker&quot;" style:apply-style-name="Zucker" style:base-cell-address="Kategorien.D3"/>
    </style:style>
    <style:style style:name="ce13" style:family="table-cell" style:parent-style-name="Default">
      <style:table-cell-properties fo:background-color="#83caff"/>
      <style:text-properties fo:color="#ffffff"/>
    </style:style>
    <style:style style:name="ce14" style:family="table-cell" style:parent-style-name="Default">
      <style:table-cell-properties fo:border="none"/>
      <style:map style:condition="cell-content()=&quot;Amazon&quot;" style:apply-style-name="Amazon" style:base-cell-address="Kategorien.G9"/>
      <style:map style:condition="cell-content()=&quot;Ausgehen&quot;" style:apply-style-name="Ausgehen" style:base-cell-address="Kategorien.G9"/>
      <style:map style:condition="cell-content()=&quot;Getränke&quot;" style:apply-style-name="Getränke" style:base-cell-address="Kategorien.G9"/>
      <style:map style:condition="cell-content()=&quot;Kaffee&quot;" style:apply-style-name="Kaffee" style:base-cell-address="Kategorien.G9"/>
      <style:map style:condition="cell-content()=&quot;Kleidung&quot;" style:apply-style-name="Kleidung" style:base-cell-address="Kategorien.G9"/>
      <style:map style:condition="cell-content()=&quot;Kosmetika&quot;" style:apply-style-name="Kosmetika" style:base-cell-address="Kategorien.G9"/>
      <style:map style:condition="cell-content()=&quot;Nahrung&quot;" style:apply-style-name="Nahrung" style:base-cell-address="Kategorien.G9"/>
      <style:map style:condition="cell-content()=&quot;Rechnungen&quot;" style:apply-style-name="Rechnungen" style:base-cell-address="Kategorien.G9"/>
      <style:map style:condition="cell-content()=&quot;Sonstiges&quot;" style:apply-style-name="Sonstiges" style:base-cell-address="Kategorien.G9"/>
      <style:map style:condition="cell-content()=&quot;Tabak&quot;" style:apply-style-name="Tabak" style:base-cell-address="Kategorien.G9"/>
      <style:map style:condition="cell-content()=&quot;Verkehr&quot;" style:apply-style-name="Verkehr" style:base-cell-address="Kategorien.G9"/>
      <style:map style:condition="cell-content()=&quot;Zucker&quot;" style:apply-style-name="Zucker" style:base-cell-address="Kategorien.G9"/>
    </style:style>
    <style:style style:name="ce15" style:family="table-cell" style:parent-style-name="Default">
      <style:table-cell-properties fo:border="none"/>
      <style:map style:condition="cell-content()=&quot;Amazon&quot;" style:apply-style-name="Amazon" style:base-cell-address="Kategorien.G10"/>
      <style:map style:condition="cell-content()=&quot;Ausgehen&quot;" style:apply-style-name="Ausgehen" style:base-cell-address="Kategorien.G10"/>
      <style:map style:condition="cell-content()=&quot;Getränke&quot;" style:apply-style-name="Getränke" style:base-cell-address="Kategorien.G10"/>
      <style:map style:condition="cell-content()=&quot;Kaffee&quot;" style:apply-style-name="Kaffee" style:base-cell-address="Kategorien.G10"/>
      <style:map style:condition="cell-content()=&quot;Kleidung&quot;" style:apply-style-name="Kleidung" style:base-cell-address="Kategorien.G10"/>
      <style:map style:condition="cell-content()=&quot;Kosmetika&quot;" style:apply-style-name="Kosmetika" style:base-cell-address="Kategorien.G10"/>
      <style:map style:condition="cell-content()=&quot;Nahrung&quot;" style:apply-style-name="Nahrung" style:base-cell-address="Kategorien.G10"/>
      <style:map style:condition="cell-content()=&quot;Rechnungen&quot;" style:apply-style-name="Rechnungen" style:base-cell-address="Kategorien.G10"/>
      <style:map style:condition="cell-content()=&quot;Sonstiges&quot;" style:apply-style-name="Sonstiges" style:base-cell-address="Kategorien.G10"/>
      <style:map style:condition="cell-content()=&quot;Tabak&quot;" style:apply-style-name="Tabak" style:base-cell-address="Kategorien.G10"/>
      <style:map style:condition="cell-content()=&quot;Verkehr&quot;" style:apply-style-name="Verkehr" style:base-cell-address="Kategorien.G10"/>
      <style:map style:condition="cell-content()=&quot;Zucker&quot;" style:apply-style-name="Zucker" style:base-cell-address="Kategorien.G10"/>
    </style:style>
    <style:style style:name="ce16" style:family="table-cell" style:parent-style-name="Default">
      <style:table-cell-properties fo:border="none"/>
      <style:map style:condition="cell-content()=&quot;Amazon&quot;" style:apply-style-name="Amazon" style:base-cell-address="Kategorien.G11"/>
      <style:map style:condition="cell-content()=&quot;Ausgehen&quot;" style:apply-style-name="Ausgehen" style:base-cell-address="Kategorien.G11"/>
      <style:map style:condition="cell-content()=&quot;Getränke&quot;" style:apply-style-name="Getränke" style:base-cell-address="Kategorien.G11"/>
      <style:map style:condition="cell-content()=&quot;Kaffee&quot;" style:apply-style-name="Kaffee" style:base-cell-address="Kategorien.G11"/>
      <style:map style:condition="cell-content()=&quot;Kleidung&quot;" style:apply-style-name="Kleidung" style:base-cell-address="Kategorien.G11"/>
      <style:map style:condition="cell-content()=&quot;Kosmetika&quot;" style:apply-style-name="Kosmetika" style:base-cell-address="Kategorien.G11"/>
      <style:map style:condition="cell-content()=&quot;Nahrung&quot;" style:apply-style-name="Nahrung" style:base-cell-address="Kategorien.G11"/>
      <style:map style:condition="cell-content()=&quot;Rechnungen&quot;" style:apply-style-name="Rechnungen" style:base-cell-address="Kategorien.G11"/>
      <style:map style:condition="cell-content()=&quot;Sonstiges&quot;" style:apply-style-name="Sonstiges" style:base-cell-address="Kategorien.G11"/>
      <style:map style:condition="cell-content()=&quot;Tabak&quot;" style:apply-style-name="Tabak" style:base-cell-address="Kategorien.G11"/>
      <style:map style:condition="cell-content()=&quot;Verkehr&quot;" style:apply-style-name="Verkehr" style:base-cell-address="Kategorien.G11"/>
      <style:map style:condition="cell-content()=&quot;Zucker&quot;" style:apply-style-name="Zucker" style:base-cell-address="Kategorien.G11"/>
    </style:style>
    <style:style style:name="ce17" style:family="table-cell" style:parent-style-name="Default">
      <style:table-cell-properties fo:border="none"/>
      <style:map style:condition="cell-content()=&quot;Amazon&quot;" style:apply-style-name="Amazon" style:base-cell-address="Kategorien.G12"/>
      <style:map style:condition="cell-content()=&quot;Ausgehen&quot;" style:apply-style-name="Ausgehen" style:base-cell-address="Kategorien.G12"/>
      <style:map style:condition="cell-content()=&quot;Getränke&quot;" style:apply-style-name="Getränke" style:base-cell-address="Kategorien.G12"/>
      <style:map style:condition="cell-content()=&quot;Kaffee&quot;" style:apply-style-name="Kaffee" style:base-cell-address="Kategorien.G12"/>
      <style:map style:condition="cell-content()=&quot;Kleidung&quot;" style:apply-style-name="Kleidung" style:base-cell-address="Kategorien.G12"/>
      <style:map style:condition="cell-content()=&quot;Kosmetika&quot;" style:apply-style-name="Kosmetika" style:base-cell-address="Kategorien.G12"/>
      <style:map style:condition="cell-content()=&quot;Nahrung&quot;" style:apply-style-name="Nahrung" style:base-cell-address="Kategorien.G12"/>
      <style:map style:condition="cell-content()=&quot;Rechnungen&quot;" style:apply-style-name="Rechnungen" style:base-cell-address="Kategorien.G12"/>
      <style:map style:condition="cell-content()=&quot;Sonstiges&quot;" style:apply-style-name="Sonstiges" style:base-cell-address="Kategorien.G12"/>
      <style:map style:condition="cell-content()=&quot;Tabak&quot;" style:apply-style-name="Tabak" style:base-cell-address="Kategorien.G12"/>
      <style:map style:condition="cell-content()=&quot;Verkehr&quot;" style:apply-style-name="Verkehr" style:base-cell-address="Kategorien.G12"/>
      <style:map style:condition="cell-content()=&quot;Zucker&quot;" style:apply-style-name="Zucker" style:base-cell-address="Kategorien.G12"/>
    </style:style>
    <style:style style:name="ce18" style:family="table-cell" style:parent-style-name="Default">
      <style:table-cell-properties fo:border="none"/>
      <style:map style:condition="cell-content()=&quot;Amazon&quot;" style:apply-style-name="Amazon" style:base-cell-address="Kategorien.G13"/>
      <style:map style:condition="cell-content()=&quot;Ausgehen&quot;" style:apply-style-name="Ausgehen" style:base-cell-address="Kategorien.G13"/>
      <style:map style:condition="cell-content()=&quot;Getränke&quot;" style:apply-style-name="Getränke" style:base-cell-address="Kategorien.G13"/>
      <style:map style:condition="cell-content()=&quot;Kaffee&quot;" style:apply-style-name="Kaffee" style:base-cell-address="Kategorien.G13"/>
      <style:map style:condition="cell-content()=&quot;Kleidung&quot;" style:apply-style-name="Kleidung" style:base-cell-address="Kategorien.G13"/>
      <style:map style:condition="cell-content()=&quot;Kosmetika&quot;" style:apply-style-name="Kosmetika" style:base-cell-address="Kategorien.G13"/>
      <style:map style:condition="cell-content()=&quot;Nahrung&quot;" style:apply-style-name="Nahrung" style:base-cell-address="Kategorien.G13"/>
      <style:map style:condition="cell-content()=&quot;Rechnungen&quot;" style:apply-style-name="Rechnungen" style:base-cell-address="Kategorien.G13"/>
      <style:map style:condition="cell-content()=&quot;Sonstiges&quot;" style:apply-style-name="Sonstiges" style:base-cell-address="Kategorien.G13"/>
      <style:map style:condition="cell-content()=&quot;Tabak&quot;" style:apply-style-name="Tabak" style:base-cell-address="Kategorien.G13"/>
      <style:map style:condition="cell-content()=&quot;Verkehr&quot;" style:apply-style-name="Verkehr" style:base-cell-address="Kategorien.G13"/>
      <style:map style:condition="cell-content()=&quot;Zucker&quot;" style:apply-style-name="Zucker" style:base-cell-address="Kategorien.G13"/>
    </style:style>
    <style:style style:name="ce19" style:family="table-cell" style:parent-style-name="Default">
      <style:table-cell-properties fo:border="none"/>
      <style:map style:condition="cell-content()=&quot;Amazon&quot;" style:apply-style-name="Amazon" style:base-cell-address="Kategorien.G14"/>
      <style:map style:condition="cell-content()=&quot;Ausgehen&quot;" style:apply-style-name="Ausgehen" style:base-cell-address="Kategorien.G14"/>
      <style:map style:condition="cell-content()=&quot;Getränke&quot;" style:apply-style-name="Getränke" style:base-cell-address="Kategorien.G14"/>
      <style:map style:condition="cell-content()=&quot;Kaffee&quot;" style:apply-style-name="Kaffee" style:base-cell-address="Kategorien.G14"/>
      <style:map style:condition="cell-content()=&quot;Kleidung&quot;" style:apply-style-name="Kleidung" style:base-cell-address="Kategorien.G14"/>
      <style:map style:condition="cell-content()=&quot;Kosmetika&quot;" style:apply-style-name="Kosmetika" style:base-cell-address="Kategorien.G14"/>
      <style:map style:condition="cell-content()=&quot;Nahrung&quot;" style:apply-style-name="Nahrung" style:base-cell-address="Kategorien.G14"/>
      <style:map style:condition="cell-content()=&quot;Rechnungen&quot;" style:apply-style-name="Rechnungen" style:base-cell-address="Kategorien.G14"/>
      <style:map style:condition="cell-content()=&quot;Sonstiges&quot;" style:apply-style-name="Sonstiges" style:base-cell-address="Kategorien.G14"/>
      <style:map style:condition="cell-content()=&quot;Tabak&quot;" style:apply-style-name="Tabak" style:base-cell-address="Kategorien.G14"/>
      <style:map style:condition="cell-content()=&quot;Verkehr&quot;" style:apply-style-name="Verkehr" style:base-cell-address="Kategorien.G14"/>
      <style:map style:condition="cell-content()=&quot;Zucker&quot;" style:apply-style-name="Zucker" style:base-cell-address="Kategorien.G14"/>
    </style:style>
    <style:style style:name="ce20" style:family="table-cell" style:parent-style-name="Default">
      <style:table-cell-properties fo:border="none"/>
      <style:map style:condition="cell-content()=&quot;Amazon&quot;" style:apply-style-name="Amazon" style:base-cell-address="Kategorien.G15"/>
      <style:map style:condition="cell-content()=&quot;Ausgehen&quot;" style:apply-style-name="Ausgehen" style:base-cell-address="Kategorien.G15"/>
      <style:map style:condition="cell-content()=&quot;Getränke&quot;" style:apply-style-name="Getränke" style:base-cell-address="Kategorien.G15"/>
      <style:map style:condition="cell-content()=&quot;Kaffee&quot;" style:apply-style-name="Kaffee" style:base-cell-address="Kategorien.G15"/>
      <style:map style:condition="cell-content()=&quot;Kleidung&quot;" style:apply-style-name="Kleidung" style:base-cell-address="Kategorien.G15"/>
      <style:map style:condition="cell-content()=&quot;Kosmetika&quot;" style:apply-style-name="Kosmetika" style:base-cell-address="Kategorien.G15"/>
      <style:map style:condition="cell-content()=&quot;Nahrung&quot;" style:apply-style-name="Nahrung" style:base-cell-address="Kategorien.G15"/>
      <style:map style:condition="cell-content()=&quot;Rechnungen&quot;" style:apply-style-name="Rechnungen" style:base-cell-address="Kategorien.G15"/>
      <style:map style:condition="cell-content()=&quot;Sonstiges&quot;" style:apply-style-name="Sonstiges" style:base-cell-address="Kategorien.G15"/>
      <style:map style:condition="cell-content()=&quot;Tabak&quot;" style:apply-style-name="Tabak" style:base-cell-address="Kategorien.G15"/>
      <style:map style:condition="cell-content()=&quot;Verkehr&quot;" style:apply-style-name="Verkehr" style:base-cell-address="Kategorien.G15"/>
      <style:map style:condition="cell-content()=&quot;Zucker&quot;" style:apply-style-name="Zucker" style:base-cell-address="Kategorien.G15"/>
    </style:style>
    <style:style style:name="ce21" style:family="table-cell" style:parent-style-name="Default">
      <style:table-cell-properties fo:border="none"/>
      <style:map style:condition="cell-content()=&quot;Amazon&quot;" style:apply-style-name="Amazon" style:base-cell-address="Kategorien.G16"/>
      <style:map style:condition="cell-content()=&quot;Ausgehen&quot;" style:apply-style-name="Ausgehen" style:base-cell-address="Kategorien.G16"/>
      <style:map style:condition="cell-content()=&quot;Getränke&quot;" style:apply-style-name="Getränke" style:base-cell-address="Kategorien.G16"/>
      <style:map style:condition="cell-content()=&quot;Kaffee&quot;" style:apply-style-name="Kaffee" style:base-cell-address="Kategorien.G16"/>
      <style:map style:condition="cell-content()=&quot;Kleidung&quot;" style:apply-style-name="Kleidung" style:base-cell-address="Kategorien.G16"/>
      <style:map style:condition="cell-content()=&quot;Kosmetika&quot;" style:apply-style-name="Kosmetika" style:base-cell-address="Kategorien.G16"/>
      <style:map style:condition="cell-content()=&quot;Nahrung&quot;" style:apply-style-name="Nahrung" style:base-cell-address="Kategorien.G16"/>
      <style:map style:condition="cell-content()=&quot;Rechnungen&quot;" style:apply-style-name="Rechnungen" style:base-cell-address="Kategorien.G16"/>
      <style:map style:condition="cell-content()=&quot;Sonstiges&quot;" style:apply-style-name="Sonstiges" style:base-cell-address="Kategorien.G16"/>
      <style:map style:condition="cell-content()=&quot;Tabak&quot;" style:apply-style-name="Tabak" style:base-cell-address="Kategorien.G16"/>
      <style:map style:condition="cell-content()=&quot;Verkehr&quot;" style:apply-style-name="Verkehr" style:base-cell-address="Kategorien.G16"/>
      <style:map style:condition="cell-content()=&quot;Zucker&quot;" style:apply-style-name="Zucker" style:base-cell-address="Kategorien.G16"/>
    </style:style>
    <style:style style:name="ce22" style:family="table-cell" style:parent-style-name="Default">
      <style:table-cell-properties fo:border="none"/>
      <style:map style:condition="cell-content()=&quot;Amazon&quot;" style:apply-style-name="Amazon" style:base-cell-address="Kategorien.G17"/>
      <style:map style:condition="cell-content()=&quot;Ausgehen&quot;" style:apply-style-name="Ausgehen" style:base-cell-address="Kategorien.G17"/>
      <style:map style:condition="cell-content()=&quot;Getränke&quot;" style:apply-style-name="Getränke" style:base-cell-address="Kategorien.G17"/>
      <style:map style:condition="cell-content()=&quot;Kaffee&quot;" style:apply-style-name="Kaffee" style:base-cell-address="Kategorien.G17"/>
      <style:map style:condition="cell-content()=&quot;Kleidung&quot;" style:apply-style-name="Kleidung" style:base-cell-address="Kategorien.G17"/>
      <style:map style:condition="cell-content()=&quot;Kosmetika&quot;" style:apply-style-name="Kosmetika" style:base-cell-address="Kategorien.G17"/>
      <style:map style:condition="cell-content()=&quot;Nahrung&quot;" style:apply-style-name="Nahrung" style:base-cell-address="Kategorien.G17"/>
      <style:map style:condition="cell-content()=&quot;Rechnungen&quot;" style:apply-style-name="Rechnungen" style:base-cell-address="Kategorien.G17"/>
      <style:map style:condition="cell-content()=&quot;Sonstiges&quot;" style:apply-style-name="Sonstiges" style:base-cell-address="Kategorien.G17"/>
      <style:map style:condition="cell-content()=&quot;Tabak&quot;" style:apply-style-name="Tabak" style:base-cell-address="Kategorien.G17"/>
      <style:map style:condition="cell-content()=&quot;Verkehr&quot;" style:apply-style-name="Verkehr" style:base-cell-address="Kategorien.G17"/>
      <style:map style:condition="cell-content()=&quot;Zucker&quot;" style:apply-style-name="Zucker" style:base-cell-address="Kategorien.G17"/>
    </style:style>
    <style:style style:name="ce23" style:family="table-cell" style:parent-style-name="Default">
      <style:table-cell-properties fo:border="none"/>
      <style:map style:condition="cell-content()=&quot;Amazon&quot;" style:apply-style-name="Amazon" style:base-cell-address="Kategorien.G18"/>
      <style:map style:condition="cell-content()=&quot;Ausgehen&quot;" style:apply-style-name="Ausgehen" style:base-cell-address="Kategorien.G18"/>
      <style:map style:condition="cell-content()=&quot;Getränke&quot;" style:apply-style-name="Getränke" style:base-cell-address="Kategorien.G18"/>
      <style:map style:condition="cell-content()=&quot;Kaffee&quot;" style:apply-style-name="Kaffee" style:base-cell-address="Kategorien.G18"/>
      <style:map style:condition="cell-content()=&quot;Kleidung&quot;" style:apply-style-name="Kleidung" style:base-cell-address="Kategorien.G18"/>
      <style:map style:condition="cell-content()=&quot;Kosmetika&quot;" style:apply-style-name="Kosmetika" style:base-cell-address="Kategorien.G18"/>
      <style:map style:condition="cell-content()=&quot;Nahrung&quot;" style:apply-style-name="Nahrung" style:base-cell-address="Kategorien.G18"/>
      <style:map style:condition="cell-content()=&quot;Rechnungen&quot;" style:apply-style-name="Rechnungen" style:base-cell-address="Kategorien.G18"/>
      <style:map style:condition="cell-content()=&quot;Sonstiges&quot;" style:apply-style-name="Sonstiges" style:base-cell-address="Kategorien.G18"/>
      <style:map style:condition="cell-content()=&quot;Tabak&quot;" style:apply-style-name="Tabak" style:base-cell-address="Kategorien.G18"/>
      <style:map style:condition="cell-content()=&quot;Verkehr&quot;" style:apply-style-name="Verkehr" style:base-cell-address="Kategorien.G18"/>
      <style:map style:condition="cell-content()=&quot;Zucker&quot;" style:apply-style-name="Zucker" style:base-cell-address="Kategorien.G18"/>
    </style:style>
    <style:style style:name="ce24" style:family="table-cell" style:parent-style-name="Default">
      <style:table-cell-properties fo:border="none"/>
      <style:map style:condition="cell-content()=&quot;Amazon&quot;" style:apply-style-name="Amazon" style:base-cell-address="Kategorien.G19"/>
      <style:map style:condition="cell-content()=&quot;Ausgehen&quot;" style:apply-style-name="Ausgehen" style:base-cell-address="Kategorien.G19"/>
      <style:map style:condition="cell-content()=&quot;Getränke&quot;" style:apply-style-name="Getränke" style:base-cell-address="Kategorien.G19"/>
      <style:map style:condition="cell-content()=&quot;Kaffee&quot;" style:apply-style-name="Kaffee" style:base-cell-address="Kategorien.G19"/>
      <style:map style:condition="cell-content()=&quot;Kleidung&quot;" style:apply-style-name="Kleidung" style:base-cell-address="Kategorien.G19"/>
      <style:map style:condition="cell-content()=&quot;Kosmetika&quot;" style:apply-style-name="Kosmetika" style:base-cell-address="Kategorien.G19"/>
      <style:map style:condition="cell-content()=&quot;Nahrung&quot;" style:apply-style-name="Nahrung" style:base-cell-address="Kategorien.G19"/>
      <style:map style:condition="cell-content()=&quot;Rechnungen&quot;" style:apply-style-name="Rechnungen" style:base-cell-address="Kategorien.G19"/>
      <style:map style:condition="cell-content()=&quot;Sonstiges&quot;" style:apply-style-name="Sonstiges" style:base-cell-address="Kategorien.G19"/>
      <style:map style:condition="cell-content()=&quot;Tabak&quot;" style:apply-style-name="Tabak" style:base-cell-address="Kategorien.G19"/>
      <style:map style:condition="cell-content()=&quot;Verkehr&quot;" style:apply-style-name="Verkehr" style:base-cell-address="Kategorien.G19"/>
      <style:map style:condition="cell-content()=&quot;Zucker&quot;" style:apply-style-name="Zucker" style:base-cell-address="Kategorien.G19"/>
    </style:style>
    <style:style style:name="ce25" style:family="table-cell" style:parent-style-name="Default">
      <style:table-cell-properties fo:border="none"/>
      <style:map style:condition="cell-content()=&quot;Amazon&quot;" style:apply-style-name="Amazon" style:base-cell-address="Kategorien.G20"/>
      <style:map style:condition="cell-content()=&quot;Ausgehen&quot;" style:apply-style-name="Ausgehen" style:base-cell-address="Kategorien.G20"/>
      <style:map style:condition="cell-content()=&quot;Getränke&quot;" style:apply-style-name="Getränke" style:base-cell-address="Kategorien.G20"/>
      <style:map style:condition="cell-content()=&quot;Kaffee&quot;" style:apply-style-name="Kaffee" style:base-cell-address="Kategorien.G20"/>
      <style:map style:condition="cell-content()=&quot;Kleidung&quot;" style:apply-style-name="Kleidung" style:base-cell-address="Kategorien.G20"/>
      <style:map style:condition="cell-content()=&quot;Kosmetika&quot;" style:apply-style-name="Kosmetika" style:base-cell-address="Kategorien.G20"/>
      <style:map style:condition="cell-content()=&quot;Nahrung&quot;" style:apply-style-name="Nahrung" style:base-cell-address="Kategorien.G20"/>
      <style:map style:condition="cell-content()=&quot;Rechnungen&quot;" style:apply-style-name="Rechnungen" style:base-cell-address="Kategorien.G20"/>
      <style:map style:condition="cell-content()=&quot;Sonstiges&quot;" style:apply-style-name="Sonstiges" style:base-cell-address="Kategorien.G20"/>
      <style:map style:condition="cell-content()=&quot;Tabak&quot;" style:apply-style-name="Tabak" style:base-cell-address="Kategorien.G20"/>
      <style:map style:condition="cell-content()=&quot;Verkehr&quot;" style:apply-style-name="Verkehr" style:base-cell-address="Kategorien.G20"/>
      <style:map style:condition="cell-content()=&quot;Zucker&quot;" style:apply-style-name="Zucker" style:base-cell-address="Kategorien.G20"/>
    </style:style>
    <style:style style:name="ce26" style:family="table-cell" style:parent-style-name="Default">
      <style:table-cell-properties fo:border="none"/>
      <style:map style:condition="cell-content()=&quot;Amazon&quot;" style:apply-style-name="Amazon" style:base-cell-address="Kategorien.H9"/>
      <style:map style:condition="cell-content()=&quot;Ausgehen&quot;" style:apply-style-name="Ausgehen" style:base-cell-address="Kategorien.H9"/>
      <style:map style:condition="cell-content()=&quot;Getränke&quot;" style:apply-style-name="Getränke" style:base-cell-address="Kategorien.H9"/>
      <style:map style:condition="cell-content()=&quot;Kaffee&quot;" style:apply-style-name="Kaffee" style:base-cell-address="Kategorien.H9"/>
      <style:map style:condition="cell-content()=&quot;Kleidung&quot;" style:apply-style-name="Kleidung" style:base-cell-address="Kategorien.H9"/>
      <style:map style:condition="cell-content()=&quot;Kosmetika&quot;" style:apply-style-name="Kosmetika" style:base-cell-address="Kategorien.H9"/>
      <style:map style:condition="cell-content()=&quot;Nahrung&quot;" style:apply-style-name="Nahrung" style:base-cell-address="Kategorien.H9"/>
      <style:map style:condition="cell-content()=&quot;Rechnungen&quot;" style:apply-style-name="Rechnungen" style:base-cell-address="Kategorien.H9"/>
      <style:map style:condition="cell-content()=&quot;Sonstiges&quot;" style:apply-style-name="Sonstiges" style:base-cell-address="Kategorien.H9"/>
      <style:map style:condition="cell-content()=&quot;Tabak&quot;" style:apply-style-name="Tabak" style:base-cell-address="Kategorien.H9"/>
      <style:map style:condition="cell-content()=&quot;Verkehr&quot;" style:apply-style-name="Verkehr" style:base-cell-address="Kategorien.H9"/>
      <style:map style:condition="cell-content()=&quot;Zucker&quot;" style:apply-style-name="Zucker" style:base-cell-address="Kategorien.H9"/>
    </style:style>
    <style:style style:name="ce27" style:family="table-cell" style:parent-style-name="Default">
      <style:table-cell-properties fo:border="none"/>
      <style:map style:condition="cell-content()=&quot;Amazon&quot;" style:apply-style-name="Amazon" style:base-cell-address="Kategorien.H10"/>
      <style:map style:condition="cell-content()=&quot;Ausgehen&quot;" style:apply-style-name="Ausgehen" style:base-cell-address="Kategorien.H10"/>
      <style:map style:condition="cell-content()=&quot;Getränke&quot;" style:apply-style-name="Getränke" style:base-cell-address="Kategorien.H10"/>
      <style:map style:condition="cell-content()=&quot;Kaffee&quot;" style:apply-style-name="Kaffee" style:base-cell-address="Kategorien.H10"/>
      <style:map style:condition="cell-content()=&quot;Kleidung&quot;" style:apply-style-name="Kleidung" style:base-cell-address="Kategorien.H10"/>
      <style:map style:condition="cell-content()=&quot;Kosmetika&quot;" style:apply-style-name="Kosmetika" style:base-cell-address="Kategorien.H10"/>
      <style:map style:condition="cell-content()=&quot;Nahrung&quot;" style:apply-style-name="Nahrung" style:base-cell-address="Kategorien.H10"/>
      <style:map style:condition="cell-content()=&quot;Rechnungen&quot;" style:apply-style-name="Rechnungen" style:base-cell-address="Kategorien.H10"/>
      <style:map style:condition="cell-content()=&quot;Sonstiges&quot;" style:apply-style-name="Sonstiges" style:base-cell-address="Kategorien.H10"/>
      <style:map style:condition="cell-content()=&quot;Tabak&quot;" style:apply-style-name="Tabak" style:base-cell-address="Kategorien.H10"/>
      <style:map style:condition="cell-content()=&quot;Verkehr&quot;" style:apply-style-name="Verkehr" style:base-cell-address="Kategorien.H10"/>
      <style:map style:condition="cell-content()=&quot;Zucker&quot;" style:apply-style-name="Zucker" style:base-cell-address="Kategorien.H10"/>
    </style:style>
    <style:style style:name="ce28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Kategorien.H11"/>
      <style:map style:condition="cell-content()=&quot;Ausgehen&quot;" style:apply-style-name="Ausgehen" style:base-cell-address="Kategorien.H11"/>
      <style:map style:condition="cell-content()=&quot;Getränke&quot;" style:apply-style-name="Getränke" style:base-cell-address="Kategorien.H11"/>
      <style:map style:condition="cell-content()=&quot;Kaffee&quot;" style:apply-style-name="Kaffee" style:base-cell-address="Kategorien.H11"/>
      <style:map style:condition="cell-content()=&quot;Kleidung&quot;" style:apply-style-name="Kleidung" style:base-cell-address="Kategorien.H11"/>
      <style:map style:condition="cell-content()=&quot;Kosmetika&quot;" style:apply-style-name="Kosmetika" style:base-cell-address="Kategorien.H11"/>
      <style:map style:condition="cell-content()=&quot;Nahrung&quot;" style:apply-style-name="Nahrung" style:base-cell-address="Kategorien.H11"/>
      <style:map style:condition="cell-content()=&quot;Rechnungen&quot;" style:apply-style-name="Rechnungen" style:base-cell-address="Kategorien.H11"/>
      <style:map style:condition="cell-content()=&quot;Sonstiges&quot;" style:apply-style-name="Sonstiges" style:base-cell-address="Kategorien.H11"/>
      <style:map style:condition="cell-content()=&quot;Tabak&quot;" style:apply-style-name="Tabak" style:base-cell-address="Kategorien.H11"/>
      <style:map style:condition="cell-content()=&quot;Verkehr&quot;" style:apply-style-name="Verkehr" style:base-cell-address="Kategorien.H11"/>
      <style:map style:condition="cell-content()=&quot;Zucker&quot;" style:apply-style-name="Zucker" style:base-cell-address="Kategorien.H11"/>
    </style:style>
    <style:style style:name="ce29" style:family="table-cell" style:parent-style-name="Default">
      <style:table-cell-properties fo:border="none"/>
      <style:map style:condition="cell-content()=&quot;Amazon&quot;" style:apply-style-name="Amazon" style:base-cell-address="Kategorien.H12"/>
      <style:map style:condition="cell-content()=&quot;Ausgehen&quot;" style:apply-style-name="Ausgehen" style:base-cell-address="Kategorien.H12"/>
      <style:map style:condition="cell-content()=&quot;Getränke&quot;" style:apply-style-name="Getränke" style:base-cell-address="Kategorien.H12"/>
      <style:map style:condition="cell-content()=&quot;Kaffee&quot;" style:apply-style-name="Kaffee" style:base-cell-address="Kategorien.H12"/>
      <style:map style:condition="cell-content()=&quot;Kleidung&quot;" style:apply-style-name="Kleidung" style:base-cell-address="Kategorien.H12"/>
      <style:map style:condition="cell-content()=&quot;Kosmetika&quot;" style:apply-style-name="Kosmetika" style:base-cell-address="Kategorien.H12"/>
      <style:map style:condition="cell-content()=&quot;Nahrung&quot;" style:apply-style-name="Nahrung" style:base-cell-address="Kategorien.H12"/>
      <style:map style:condition="cell-content()=&quot;Rechnungen&quot;" style:apply-style-name="Rechnungen" style:base-cell-address="Kategorien.H12"/>
      <style:map style:condition="cell-content()=&quot;Sonstiges&quot;" style:apply-style-name="Sonstiges" style:base-cell-address="Kategorien.H12"/>
      <style:map style:condition="cell-content()=&quot;Tabak&quot;" style:apply-style-name="Tabak" style:base-cell-address="Kategorien.H12"/>
      <style:map style:condition="cell-content()=&quot;Verkehr&quot;" style:apply-style-name="Verkehr" style:base-cell-address="Kategorien.H12"/>
      <style:map style:condition="cell-content()=&quot;Zucker&quot;" style:apply-style-name="Zucker" style:base-cell-address="Kategorien.H12"/>
    </style:style>
    <style:style style:name="ce30" style:family="table-cell" style:parent-style-name="Default">
      <style:table-cell-properties fo:border="none"/>
      <style:map style:condition="cell-content()=&quot;Amazon&quot;" style:apply-style-name="Amazon" style:base-cell-address="Kategorien.H13"/>
      <style:map style:condition="cell-content()=&quot;Ausgehen&quot;" style:apply-style-name="Ausgehen" style:base-cell-address="Kategorien.H13"/>
      <style:map style:condition="cell-content()=&quot;Getränke&quot;" style:apply-style-name="Getränke" style:base-cell-address="Kategorien.H13"/>
      <style:map style:condition="cell-content()=&quot;Kaffee&quot;" style:apply-style-name="Kaffee" style:base-cell-address="Kategorien.H13"/>
      <style:map style:condition="cell-content()=&quot;Kleidung&quot;" style:apply-style-name="Kleidung" style:base-cell-address="Kategorien.H13"/>
      <style:map style:condition="cell-content()=&quot;Kosmetika&quot;" style:apply-style-name="Kosmetika" style:base-cell-address="Kategorien.H13"/>
      <style:map style:condition="cell-content()=&quot;Nahrung&quot;" style:apply-style-name="Nahrung" style:base-cell-address="Kategorien.H13"/>
      <style:map style:condition="cell-content()=&quot;Rechnungen&quot;" style:apply-style-name="Rechnungen" style:base-cell-address="Kategorien.H13"/>
      <style:map style:condition="cell-content()=&quot;Sonstiges&quot;" style:apply-style-name="Sonstiges" style:base-cell-address="Kategorien.H13"/>
      <style:map style:condition="cell-content()=&quot;Tabak&quot;" style:apply-style-name="Tabak" style:base-cell-address="Kategorien.H13"/>
      <style:map style:condition="cell-content()=&quot;Verkehr&quot;" style:apply-style-name="Verkehr" style:base-cell-address="Kategorien.H13"/>
      <style:map style:condition="cell-content()=&quot;Zucker&quot;" style:apply-style-name="Zucker" style:base-cell-address="Kategorien.H13"/>
    </style:style>
    <style:style style:name="ce31" style:family="table-cell" style:parent-style-name="Default">
      <style:table-cell-properties fo:border="none"/>
      <style:map style:condition="cell-content()=&quot;Amazon&quot;" style:apply-style-name="Amazon" style:base-cell-address="Kategorien.H14"/>
      <style:map style:condition="cell-content()=&quot;Ausgehen&quot;" style:apply-style-name="Ausgehen" style:base-cell-address="Kategorien.H14"/>
      <style:map style:condition="cell-content()=&quot;Getränke&quot;" style:apply-style-name="Getränke" style:base-cell-address="Kategorien.H14"/>
      <style:map style:condition="cell-content()=&quot;Kaffee&quot;" style:apply-style-name="Kaffee" style:base-cell-address="Kategorien.H14"/>
      <style:map style:condition="cell-content()=&quot;Kleidung&quot;" style:apply-style-name="Kleidung" style:base-cell-address="Kategorien.H14"/>
      <style:map style:condition="cell-content()=&quot;Kosmetika&quot;" style:apply-style-name="Kosmetika" style:base-cell-address="Kategorien.H14"/>
      <style:map style:condition="cell-content()=&quot;Nahrung&quot;" style:apply-style-name="Nahrung" style:base-cell-address="Kategorien.H14"/>
      <style:map style:condition="cell-content()=&quot;Rechnungen&quot;" style:apply-style-name="Rechnungen" style:base-cell-address="Kategorien.H14"/>
      <style:map style:condition="cell-content()=&quot;Sonstiges&quot;" style:apply-style-name="Sonstiges" style:base-cell-address="Kategorien.H14"/>
      <style:map style:condition="cell-content()=&quot;Tabak&quot;" style:apply-style-name="Tabak" style:base-cell-address="Kategorien.H14"/>
      <style:map style:condition="cell-content()=&quot;Verkehr&quot;" style:apply-style-name="Verkehr" style:base-cell-address="Kategorien.H14"/>
      <style:map style:condition="cell-content()=&quot;Zucker&quot;" style:apply-style-name="Zucker" style:base-cell-address="Kategorien.H14"/>
    </style:style>
    <style:style style:name="ce32" style:family="table-cell" style:parent-style-name="Default">
      <style:table-cell-properties fo:border="none"/>
      <style:map style:condition="cell-content()=&quot;Amazon&quot;" style:apply-style-name="Amazon" style:base-cell-address="Kategorien.H15"/>
      <style:map style:condition="cell-content()=&quot;Ausgehen&quot;" style:apply-style-name="Ausgehen" style:base-cell-address="Kategorien.H15"/>
      <style:map style:condition="cell-content()=&quot;Getränke&quot;" style:apply-style-name="Getränke" style:base-cell-address="Kategorien.H15"/>
      <style:map style:condition="cell-content()=&quot;Kaffee&quot;" style:apply-style-name="Kaffee" style:base-cell-address="Kategorien.H15"/>
      <style:map style:condition="cell-content()=&quot;Kleidung&quot;" style:apply-style-name="Kleidung" style:base-cell-address="Kategorien.H15"/>
      <style:map style:condition="cell-content()=&quot;Kosmetika&quot;" style:apply-style-name="Kosmetika" style:base-cell-address="Kategorien.H15"/>
      <style:map style:condition="cell-content()=&quot;Nahrung&quot;" style:apply-style-name="Nahrung" style:base-cell-address="Kategorien.H15"/>
      <style:map style:condition="cell-content()=&quot;Rechnungen&quot;" style:apply-style-name="Rechnungen" style:base-cell-address="Kategorien.H15"/>
      <style:map style:condition="cell-content()=&quot;Sonstiges&quot;" style:apply-style-name="Sonstiges" style:base-cell-address="Kategorien.H15"/>
      <style:map style:condition="cell-content()=&quot;Tabak&quot;" style:apply-style-name="Tabak" style:base-cell-address="Kategorien.H15"/>
      <style:map style:condition="cell-content()=&quot;Verkehr&quot;" style:apply-style-name="Verkehr" style:base-cell-address="Kategorien.H15"/>
      <style:map style:condition="cell-content()=&quot;Zucker&quot;" style:apply-style-name="Zucker" style:base-cell-address="Kategorien.H15"/>
    </style:style>
    <style:style style:name="ce33" style:family="table-cell" style:parent-style-name="Default">
      <style:table-cell-properties fo:border="none"/>
      <style:map style:condition="cell-content()=&quot;Amazon&quot;" style:apply-style-name="Amazon" style:base-cell-address="Kategorien.H16"/>
      <style:map style:condition="cell-content()=&quot;Ausgehen&quot;" style:apply-style-name="Ausgehen" style:base-cell-address="Kategorien.H16"/>
      <style:map style:condition="cell-content()=&quot;Getränke&quot;" style:apply-style-name="Getränke" style:base-cell-address="Kategorien.H16"/>
      <style:map style:condition="cell-content()=&quot;Kaffee&quot;" style:apply-style-name="Kaffee" style:base-cell-address="Kategorien.H16"/>
      <style:map style:condition="cell-content()=&quot;Kleidung&quot;" style:apply-style-name="Kleidung" style:base-cell-address="Kategorien.H16"/>
      <style:map style:condition="cell-content()=&quot;Kosmetika&quot;" style:apply-style-name="Kosmetika" style:base-cell-address="Kategorien.H16"/>
      <style:map style:condition="cell-content()=&quot;Nahrung&quot;" style:apply-style-name="Nahrung" style:base-cell-address="Kategorien.H16"/>
      <style:map style:condition="cell-content()=&quot;Rechnungen&quot;" style:apply-style-name="Rechnungen" style:base-cell-address="Kategorien.H16"/>
      <style:map style:condition="cell-content()=&quot;Sonstiges&quot;" style:apply-style-name="Sonstiges" style:base-cell-address="Kategorien.H16"/>
      <style:map style:condition="cell-content()=&quot;Tabak&quot;" style:apply-style-name="Tabak" style:base-cell-address="Kategorien.H16"/>
      <style:map style:condition="cell-content()=&quot;Verkehr&quot;" style:apply-style-name="Verkehr" style:base-cell-address="Kategorien.H16"/>
      <style:map style:condition="cell-content()=&quot;Zucker&quot;" style:apply-style-name="Zucker" style:base-cell-address="Kategorien.H16"/>
    </style:style>
    <style:style style:name="ce34" style:family="table-cell" style:parent-style-name="Default">
      <style:table-cell-properties fo:border="none"/>
      <style:map style:condition="cell-content()=&quot;Amazon&quot;" style:apply-style-name="Amazon" style:base-cell-address="Kategorien.H17"/>
      <style:map style:condition="cell-content()=&quot;Ausgehen&quot;" style:apply-style-name="Ausgehen" style:base-cell-address="Kategorien.H17"/>
      <style:map style:condition="cell-content()=&quot;Getränke&quot;" style:apply-style-name="Getränke" style:base-cell-address="Kategorien.H17"/>
      <style:map style:condition="cell-content()=&quot;Kaffee&quot;" style:apply-style-name="Kaffee" style:base-cell-address="Kategorien.H17"/>
      <style:map style:condition="cell-content()=&quot;Kleidung&quot;" style:apply-style-name="Kleidung" style:base-cell-address="Kategorien.H17"/>
      <style:map style:condition="cell-content()=&quot;Kosmetika&quot;" style:apply-style-name="Kosmetika" style:base-cell-address="Kategorien.H17"/>
      <style:map style:condition="cell-content()=&quot;Nahrung&quot;" style:apply-style-name="Nahrung" style:base-cell-address="Kategorien.H17"/>
      <style:map style:condition="cell-content()=&quot;Rechnungen&quot;" style:apply-style-name="Rechnungen" style:base-cell-address="Kategorien.H17"/>
      <style:map style:condition="cell-content()=&quot;Sonstiges&quot;" style:apply-style-name="Sonstiges" style:base-cell-address="Kategorien.H17"/>
      <style:map style:condition="cell-content()=&quot;Tabak&quot;" style:apply-style-name="Tabak" style:base-cell-address="Kategorien.H17"/>
      <style:map style:condition="cell-content()=&quot;Verkehr&quot;" style:apply-style-name="Verkehr" style:base-cell-address="Kategorien.H17"/>
      <style:map style:condition="cell-content()=&quot;Zucker&quot;" style:apply-style-name="Zucker" style:base-cell-address="Kategorien.H17"/>
    </style:style>
    <style:style style:name="ce35" style:family="table-cell" style:parent-style-name="Default">
      <style:table-cell-properties fo:border="none"/>
      <style:map style:condition="cell-content()=&quot;Amazon&quot;" style:apply-style-name="Amazon" style:base-cell-address="Kategorien.H18"/>
      <style:map style:condition="cell-content()=&quot;Ausgehen&quot;" style:apply-style-name="Ausgehen" style:base-cell-address="Kategorien.H18"/>
      <style:map style:condition="cell-content()=&quot;Getränke&quot;" style:apply-style-name="Getränke" style:base-cell-address="Kategorien.H18"/>
      <style:map style:condition="cell-content()=&quot;Kaffee&quot;" style:apply-style-name="Kaffee" style:base-cell-address="Kategorien.H18"/>
      <style:map style:condition="cell-content()=&quot;Kleidung&quot;" style:apply-style-name="Kleidung" style:base-cell-address="Kategorien.H18"/>
      <style:map style:condition="cell-content()=&quot;Kosmetika&quot;" style:apply-style-name="Kosmetika" style:base-cell-address="Kategorien.H18"/>
      <style:map style:condition="cell-content()=&quot;Nahrung&quot;" style:apply-style-name="Nahrung" style:base-cell-address="Kategorien.H18"/>
      <style:map style:condition="cell-content()=&quot;Rechnungen&quot;" style:apply-style-name="Rechnungen" style:base-cell-address="Kategorien.H18"/>
      <style:map style:condition="cell-content()=&quot;Sonstiges&quot;" style:apply-style-name="Sonstiges" style:base-cell-address="Kategorien.H18"/>
      <style:map style:condition="cell-content()=&quot;Tabak&quot;" style:apply-style-name="Tabak" style:base-cell-address="Kategorien.H18"/>
      <style:map style:condition="cell-content()=&quot;Verkehr&quot;" style:apply-style-name="Verkehr" style:base-cell-address="Kategorien.H18"/>
      <style:map style:condition="cell-content()=&quot;Zucker&quot;" style:apply-style-name="Zucker" style:base-cell-address="Kategorien.H18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fo:border-bottom="none" fo:background-color="#eeeeee" fo:border-left="0.99pt ridge #000000" fo:border-right="none" fo:border-top="0.99pt ridge #000000"/>
    </style:style>
    <style:style style:name="ce38" style:family="table-cell" style:parent-style-name="Default">
      <style:table-cell-properties fo:border-bottom="none" fo:background-color="#eeeeee" fo:border-left="0.99pt ridge #000000" fo:border-right="none" fo:border-top="none"/>
    </style:style>
    <style:style style:name="ce39" style:family="table-cell" style:parent-style-name="Default">
      <style:table-cell-properties fo:border-bottom="0.99pt ridge #000000" fo:background-color="#eeeeee" fo:border-left="0.99pt ridge #000000" fo:border-right="none" fo:border-top="none"/>
    </style:style>
    <style:style style:name="ce40" style:family="table-cell" style:parent-style-name="Default">
      <style:table-cell-properties fo:border-bottom="none" fo:background-color="#eeeeee" fo:border-left="none" fo:border-right="0.99pt ridge #000000" fo:border-top="0.99pt ridge #000000"/>
    </style:style>
    <style:style style:name="ce41" style:family="table-cell" style:parent-style-name="Default">
      <style:table-cell-properties fo:border-bottom="none" fo:background-color="#eeeeee" fo:border-left="none" fo:border-right="0.99pt ridge #000000" fo:border-top="none"/>
    </style:style>
    <style:style style:name="ce42" style:family="table-cell" style:parent-style-name="Default">
      <style:table-cell-properties fo:border-bottom="none" fo:background-color="#eeeeee" fo:border-left="none" fo:border-right="0.99pt ridge #000000" fo:border-top="none"/>
      <style:text-properties style:font-name="Liberation Sans" style:font-name-asian="Droid Sans Fallback" style:font-name-complex="FreeSans"/>
    </style:style>
    <style:style style:name="ce43" style:family="table-cell" style:parent-style-name="Default">
      <style:table-cell-properties fo:border-bottom="0.99pt ridge #000000" fo:background-color="#eeeeee" fo:border-left="none" fo:border-right="0.99pt ridge #000000" fo:border-top="none"/>
    </style:style>
    <style:style style:name="ce44" style:family="table-cell" style:parent-style-name="Default" style:data-style-name="N121">
      <style:table-cell-properties fo:background-color="#83caff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83caff"/>
      <style:text-properties fo:color="#ffffff" fo:font-weight="bold" style:font-weight-asian="bold" style:font-weight-complex="bold"/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6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7" style:family="table-cell" style:parent-style-name="Default">
      <style:map style:condition="cell-content()=&quot;Amazon&quot;" style:apply-style-name="Amazon" style:base-cell-address="'Juni 15'.D1"/>
      <style:map style:condition="cell-content()=&quot;Ausgehen&quot;" style:apply-style-name="Ausgehen" style:base-cell-address="'Juni 15'.D1"/>
      <style:map style:condition="cell-content()=&quot;Getränke&quot;" style:apply-style-name="Getränke" style:base-cell-address="'Juni 15'.D1"/>
      <style:map style:condition="cell-content()=&quot;Kaffee&quot;" style:apply-style-name="Kaffee" style:base-cell-address="'Juni 15'.D1"/>
      <style:map style:condition="cell-content()=&quot;Kleidung&quot;" style:apply-style-name="Kleidung" style:base-cell-address="'Juni 15'.D1"/>
      <style:map style:condition="cell-content()=&quot;Kosmetika&quot;" style:apply-style-name="Kosmetika" style:base-cell-address="'Juni 15'.D1"/>
      <style:map style:condition="cell-content()=&quot;Nahrung&quot;" style:apply-style-name="Nahrung" style:base-cell-address="'Juni 15'.D1"/>
      <style:map style:condition="cell-content()=&quot;Rechnungen&quot;" style:apply-style-name="Rechnungen" style:base-cell-address="'Juni 15'.D1"/>
      <style:map style:condition="cell-content()=&quot;Sonstiges&quot;" style:apply-style-name="Sonstiges" style:base-cell-address="'Juni 15'.D1"/>
      <style:map style:condition="cell-content()=&quot;Tabak&quot;" style:apply-style-name="Tabak" style:base-cell-address="'Juni 15'.D1"/>
      <style:map style:condition="cell-content()=&quot;Verkehr&quot;" style:apply-style-name="Verkehr" style:base-cell-address="'Juni 15'.D1"/>
      <style:map style:condition="cell-content()=&quot;Zucker&quot;" style:apply-style-name="Zucker" style:base-cell-address="'Juni 15'.D1"/>
      <style:map style:condition="cell-content()=&quot;Bier&quot;" style:apply-style-name="Bier" style:base-cell-address="'Juni 15'.D1"/>
    </style:style>
    <style:style style:name="ce48" style:family="table-cell" style:parent-style-name="Default">
      <style:table-cell-properties fo:border="none"/>
      <style:map style:condition="cell-content()=&quot;Amazon&quot;" style:apply-style-name="Amazon" style:base-cell-address="'Juni 15'.H8"/>
      <style:map style:condition="cell-content()=&quot;Ausgehen&quot;" style:apply-style-name="Ausgehen" style:base-cell-address="'Juni 15'.H8"/>
      <style:map style:condition="cell-content()=&quot;Getränke&quot;" style:apply-style-name="Getränke" style:base-cell-address="'Juni 15'.H8"/>
      <style:map style:condition="cell-content()=&quot;Kaffee&quot;" style:apply-style-name="Kaffee" style:base-cell-address="'Juni 15'.H8"/>
      <style:map style:condition="cell-content()=&quot;Kleidung&quot;" style:apply-style-name="Kleidung" style:base-cell-address="'Juni 15'.H8"/>
      <style:map style:condition="cell-content()=&quot;Kosmetika&quot;" style:apply-style-name="Kosmetika" style:base-cell-address="'Juni 15'.H8"/>
      <style:map style:condition="cell-content()=&quot;Nahrung&quot;" style:apply-style-name="Nahrung" style:base-cell-address="'Juni 15'.H8"/>
      <style:map style:condition="cell-content()=&quot;Rechnungen&quot;" style:apply-style-name="Rechnungen" style:base-cell-address="'Juni 15'.H8"/>
      <style:map style:condition="cell-content()=&quot;Sonstiges&quot;" style:apply-style-name="Sonstiges" style:base-cell-address="'Juni 15'.H8"/>
      <style:map style:condition="cell-content()=&quot;Tabak&quot;" style:apply-style-name="Tabak" style:base-cell-address="'Juni 15'.H8"/>
      <style:map style:condition="cell-content()=&quot;Verkehr&quot;" style:apply-style-name="Verkehr" style:base-cell-address="'Juni 15'.H8"/>
      <style:map style:condition="cell-content()=&quot;Zucker&quot;" style:apply-style-name="Zucker" style:base-cell-address="'Juni 15'.H8"/>
    </style:style>
    <style:style style:name="ce49" style:family="table-cell" style:parent-style-name="Default">
      <style:table-cell-properties fo:border="none"/>
      <style:map style:condition="cell-content()=&quot;Amazon&quot;" style:apply-style-name="Amazon" style:base-cell-address="'Juni 15'.H9"/>
      <style:map style:condition="cell-content()=&quot;Ausgehen&quot;" style:apply-style-name="Ausgehen" style:base-cell-address="'Juni 15'.H9"/>
      <style:map style:condition="cell-content()=&quot;Getränke&quot;" style:apply-style-name="Getränke" style:base-cell-address="'Juni 15'.H9"/>
      <style:map style:condition="cell-content()=&quot;Kaffee&quot;" style:apply-style-name="Kaffee" style:base-cell-address="'Juni 15'.H9"/>
      <style:map style:condition="cell-content()=&quot;Kleidung&quot;" style:apply-style-name="Kleidung" style:base-cell-address="'Juni 15'.H9"/>
      <style:map style:condition="cell-content()=&quot;Kosmetika&quot;" style:apply-style-name="Kosmetika" style:base-cell-address="'Juni 15'.H9"/>
      <style:map style:condition="cell-content()=&quot;Nahrung&quot;" style:apply-style-name="Nahrung" style:base-cell-address="'Juni 15'.H9"/>
      <style:map style:condition="cell-content()=&quot;Rechnungen&quot;" style:apply-style-name="Rechnungen" style:base-cell-address="'Juni 15'.H9"/>
      <style:map style:condition="cell-content()=&quot;Sonstiges&quot;" style:apply-style-name="Sonstiges" style:base-cell-address="'Juni 15'.H9"/>
      <style:map style:condition="cell-content()=&quot;Tabak&quot;" style:apply-style-name="Tabak" style:base-cell-address="'Juni 15'.H9"/>
      <style:map style:condition="cell-content()=&quot;Verkehr&quot;" style:apply-style-name="Verkehr" style:base-cell-address="'Juni 15'.H9"/>
      <style:map style:condition="cell-content()=&quot;Zucker&quot;" style:apply-style-name="Zucker" style:base-cell-address="'Juni 15'.H9"/>
    </style:style>
    <style:style style:name="ce50" style:family="table-cell" style:parent-style-name="Default">
      <style:table-cell-properties fo:border="none"/>
      <style:map style:condition="cell-content()=&quot;Amazon&quot;" style:apply-style-name="Amazon" style:base-cell-address="'Juni 15'.H10"/>
      <style:map style:condition="cell-content()=&quot;Ausgehen&quot;" style:apply-style-name="Ausgehen" style:base-cell-address="'Juni 15'.H10"/>
      <style:map style:condition="cell-content()=&quot;Getränke&quot;" style:apply-style-name="Getränke" style:base-cell-address="'Juni 15'.H10"/>
      <style:map style:condition="cell-content()=&quot;Kaffee&quot;" style:apply-style-name="Kaffee" style:base-cell-address="'Juni 15'.H10"/>
      <style:map style:condition="cell-content()=&quot;Kleidung&quot;" style:apply-style-name="Kleidung" style:base-cell-address="'Juni 15'.H10"/>
      <style:map style:condition="cell-content()=&quot;Kosmetika&quot;" style:apply-style-name="Kosmetika" style:base-cell-address="'Juni 15'.H10"/>
      <style:map style:condition="cell-content()=&quot;Nahrung&quot;" style:apply-style-name="Nahrung" style:base-cell-address="'Juni 15'.H10"/>
      <style:map style:condition="cell-content()=&quot;Rechnungen&quot;" style:apply-style-name="Rechnungen" style:base-cell-address="'Juni 15'.H10"/>
      <style:map style:condition="cell-content()=&quot;Sonstiges&quot;" style:apply-style-name="Sonstiges" style:base-cell-address="'Juni 15'.H10"/>
      <style:map style:condition="cell-content()=&quot;Tabak&quot;" style:apply-style-name="Tabak" style:base-cell-address="'Juni 15'.H10"/>
      <style:map style:condition="cell-content()=&quot;Verkehr&quot;" style:apply-style-name="Verkehr" style:base-cell-address="'Juni 15'.H10"/>
      <style:map style:condition="cell-content()=&quot;Zucker&quot;" style:apply-style-name="Zucker" style:base-cell-address="'Juni 15'.H10"/>
    </style:style>
    <style:style style:name="ce51" style:family="table-cell" style:parent-style-name="Default">
      <style:table-cell-properties fo:border="none"/>
      <style:map style:condition="cell-content()=&quot;Amazon&quot;" style:apply-style-name="Amazon" style:base-cell-address="'Juni 15'.H11"/>
      <style:map style:condition="cell-content()=&quot;Ausgehen&quot;" style:apply-style-name="Ausgehen" style:base-cell-address="'Juni 15'.H11"/>
      <style:map style:condition="cell-content()=&quot;Getränke&quot;" style:apply-style-name="Getränke" style:base-cell-address="'Juni 15'.H11"/>
      <style:map style:condition="cell-content()=&quot;Kaffee&quot;" style:apply-style-name="Kaffee" style:base-cell-address="'Juni 15'.H11"/>
      <style:map style:condition="cell-content()=&quot;Kleidung&quot;" style:apply-style-name="Kleidung" style:base-cell-address="'Juni 15'.H11"/>
      <style:map style:condition="cell-content()=&quot;Kosmetika&quot;" style:apply-style-name="Kosmetika" style:base-cell-address="'Juni 15'.H11"/>
      <style:map style:condition="cell-content()=&quot;Nahrung&quot;" style:apply-style-name="Nahrung" style:base-cell-address="'Juni 15'.H11"/>
      <style:map style:condition="cell-content()=&quot;Rechnungen&quot;" style:apply-style-name="Rechnungen" style:base-cell-address="'Juni 15'.H11"/>
      <style:map style:condition="cell-content()=&quot;Sonstiges&quot;" style:apply-style-name="Sonstiges" style:base-cell-address="'Juni 15'.H11"/>
      <style:map style:condition="cell-content()=&quot;Tabak&quot;" style:apply-style-name="Tabak" style:base-cell-address="'Juni 15'.H11"/>
      <style:map style:condition="cell-content()=&quot;Verkehr&quot;" style:apply-style-name="Verkehr" style:base-cell-address="'Juni 15'.H11"/>
      <style:map style:condition="cell-content()=&quot;Zucker&quot;" style:apply-style-name="Zucker" style:base-cell-address="'Juni 15'.H11"/>
    </style:style>
    <style:style style:name="ce52" style:family="table-cell" style:parent-style-name="Default">
      <style:table-cell-properties fo:border="none"/>
      <style:map style:condition="cell-content()=&quot;Amazon&quot;" style:apply-style-name="Amazon" style:base-cell-address="'Juni 15'.H12"/>
      <style:map style:condition="cell-content()=&quot;Ausgehen&quot;" style:apply-style-name="Ausgehen" style:base-cell-address="'Juni 15'.H12"/>
      <style:map style:condition="cell-content()=&quot;Getränke&quot;" style:apply-style-name="Getränke" style:base-cell-address="'Juni 15'.H12"/>
      <style:map style:condition="cell-content()=&quot;Kaffee&quot;" style:apply-style-name="Kaffee" style:base-cell-address="'Juni 15'.H12"/>
      <style:map style:condition="cell-content()=&quot;Kleidung&quot;" style:apply-style-name="Kleidung" style:base-cell-address="'Juni 15'.H12"/>
      <style:map style:condition="cell-content()=&quot;Kosmetika&quot;" style:apply-style-name="Kosmetika" style:base-cell-address="'Juni 15'.H12"/>
      <style:map style:condition="cell-content()=&quot;Nahrung&quot;" style:apply-style-name="Nahrung" style:base-cell-address="'Juni 15'.H12"/>
      <style:map style:condition="cell-content()=&quot;Rechnungen&quot;" style:apply-style-name="Rechnungen" style:base-cell-address="'Juni 15'.H12"/>
      <style:map style:condition="cell-content()=&quot;Sonstiges&quot;" style:apply-style-name="Sonstiges" style:base-cell-address="'Juni 15'.H12"/>
      <style:map style:condition="cell-content()=&quot;Tabak&quot;" style:apply-style-name="Tabak" style:base-cell-address="'Juni 15'.H12"/>
      <style:map style:condition="cell-content()=&quot;Verkehr&quot;" style:apply-style-name="Verkehr" style:base-cell-address="'Juni 15'.H12"/>
      <style:map style:condition="cell-content()=&quot;Zucker&quot;" style:apply-style-name="Zucker" style:base-cell-address="'Juni 15'.H12"/>
    </style:style>
    <style:style style:name="ce53" style:family="table-cell" style:parent-style-name="Default">
      <style:table-cell-properties fo:border="none"/>
      <style:map style:condition="cell-content()=&quot;Amazon&quot;" style:apply-style-name="Amazon" style:base-cell-address="'Juni 15'.H13"/>
      <style:map style:condition="cell-content()=&quot;Ausgehen&quot;" style:apply-style-name="Ausgehen" style:base-cell-address="'Juni 15'.H13"/>
      <style:map style:condition="cell-content()=&quot;Getränke&quot;" style:apply-style-name="Getränke" style:base-cell-address="'Juni 15'.H13"/>
      <style:map style:condition="cell-content()=&quot;Kaffee&quot;" style:apply-style-name="Kaffee" style:base-cell-address="'Juni 15'.H13"/>
      <style:map style:condition="cell-content()=&quot;Kleidung&quot;" style:apply-style-name="Kleidung" style:base-cell-address="'Juni 15'.H13"/>
      <style:map style:condition="cell-content()=&quot;Kosmetika&quot;" style:apply-style-name="Kosmetika" style:base-cell-address="'Juni 15'.H13"/>
      <style:map style:condition="cell-content()=&quot;Nahrung&quot;" style:apply-style-name="Nahrung" style:base-cell-address="'Juni 15'.H13"/>
      <style:map style:condition="cell-content()=&quot;Rechnungen&quot;" style:apply-style-name="Rechnungen" style:base-cell-address="'Juni 15'.H13"/>
      <style:map style:condition="cell-content()=&quot;Sonstiges&quot;" style:apply-style-name="Sonstiges" style:base-cell-address="'Juni 15'.H13"/>
      <style:map style:condition="cell-content()=&quot;Tabak&quot;" style:apply-style-name="Tabak" style:base-cell-address="'Juni 15'.H13"/>
      <style:map style:condition="cell-content()=&quot;Verkehr&quot;" style:apply-style-name="Verkehr" style:base-cell-address="'Juni 15'.H13"/>
      <style:map style:condition="cell-content()=&quot;Zucker&quot;" style:apply-style-name="Zucker" style:base-cell-address="'Juni 15'.H13"/>
    </style:style>
    <style:style style:name="ce54" style:family="table-cell" style:parent-style-name="Default">
      <style:table-cell-properties fo:border="none"/>
      <style:map style:condition="cell-content()=&quot;Amazon&quot;" style:apply-style-name="Amazon" style:base-cell-address="'Juni 15'.H14"/>
      <style:map style:condition="cell-content()=&quot;Ausgehen&quot;" style:apply-style-name="Ausgehen" style:base-cell-address="'Juni 15'.H14"/>
      <style:map style:condition="cell-content()=&quot;Getränke&quot;" style:apply-style-name="Getränke" style:base-cell-address="'Juni 15'.H14"/>
      <style:map style:condition="cell-content()=&quot;Kaffee&quot;" style:apply-style-name="Kaffee" style:base-cell-address="'Juni 15'.H14"/>
      <style:map style:condition="cell-content()=&quot;Kleidung&quot;" style:apply-style-name="Kleidung" style:base-cell-address="'Juni 15'.H14"/>
      <style:map style:condition="cell-content()=&quot;Kosmetika&quot;" style:apply-style-name="Kosmetika" style:base-cell-address="'Juni 15'.H14"/>
      <style:map style:condition="cell-content()=&quot;Nahrung&quot;" style:apply-style-name="Nahrung" style:base-cell-address="'Juni 15'.H14"/>
      <style:map style:condition="cell-content()=&quot;Rechnungen&quot;" style:apply-style-name="Rechnungen" style:base-cell-address="'Juni 15'.H14"/>
      <style:map style:condition="cell-content()=&quot;Sonstiges&quot;" style:apply-style-name="Sonstiges" style:base-cell-address="'Juni 15'.H14"/>
      <style:map style:condition="cell-content()=&quot;Tabak&quot;" style:apply-style-name="Tabak" style:base-cell-address="'Juni 15'.H14"/>
      <style:map style:condition="cell-content()=&quot;Verkehr&quot;" style:apply-style-name="Verkehr" style:base-cell-address="'Juni 15'.H14"/>
      <style:map style:condition="cell-content()=&quot;Zucker&quot;" style:apply-style-name="Zucker" style:base-cell-address="'Juni 15'.H14"/>
    </style:style>
    <style:style style:name="ce55" style:family="table-cell" style:parent-style-name="Default">
      <style:table-cell-properties fo:border="none"/>
      <style:map style:condition="cell-content()=&quot;Amazon&quot;" style:apply-style-name="Amazon" style:base-cell-address="'Juni 15'.H15"/>
      <style:map style:condition="cell-content()=&quot;Ausgehen&quot;" style:apply-style-name="Ausgehen" style:base-cell-address="'Juni 15'.H15"/>
      <style:map style:condition="cell-content()=&quot;Getränke&quot;" style:apply-style-name="Getränke" style:base-cell-address="'Juni 15'.H15"/>
      <style:map style:condition="cell-content()=&quot;Kaffee&quot;" style:apply-style-name="Kaffee" style:base-cell-address="'Juni 15'.H15"/>
      <style:map style:condition="cell-content()=&quot;Kleidung&quot;" style:apply-style-name="Kleidung" style:base-cell-address="'Juni 15'.H15"/>
      <style:map style:condition="cell-content()=&quot;Kosmetika&quot;" style:apply-style-name="Kosmetika" style:base-cell-address="'Juni 15'.H15"/>
      <style:map style:condition="cell-content()=&quot;Nahrung&quot;" style:apply-style-name="Nahrung" style:base-cell-address="'Juni 15'.H15"/>
      <style:map style:condition="cell-content()=&quot;Rechnungen&quot;" style:apply-style-name="Rechnungen" style:base-cell-address="'Juni 15'.H15"/>
      <style:map style:condition="cell-content()=&quot;Sonstiges&quot;" style:apply-style-name="Sonstiges" style:base-cell-address="'Juni 15'.H15"/>
      <style:map style:condition="cell-content()=&quot;Tabak&quot;" style:apply-style-name="Tabak" style:base-cell-address="'Juni 15'.H15"/>
      <style:map style:condition="cell-content()=&quot;Verkehr&quot;" style:apply-style-name="Verkehr" style:base-cell-address="'Juni 15'.H15"/>
      <style:map style:condition="cell-content()=&quot;Zucker&quot;" style:apply-style-name="Zucker" style:base-cell-address="'Juni 15'.H15"/>
    </style:style>
    <style:style style:name="ce56" style:family="table-cell" style:parent-style-name="Default">
      <style:table-cell-properties fo:border="none"/>
      <style:map style:condition="cell-content()=&quot;Amazon&quot;" style:apply-style-name="Amazon" style:base-cell-address="'Juni 15'.H16"/>
      <style:map style:condition="cell-content()=&quot;Ausgehen&quot;" style:apply-style-name="Ausgehen" style:base-cell-address="'Juni 15'.H16"/>
      <style:map style:condition="cell-content()=&quot;Getränke&quot;" style:apply-style-name="Getränke" style:base-cell-address="'Juni 15'.H16"/>
      <style:map style:condition="cell-content()=&quot;Kaffee&quot;" style:apply-style-name="Kaffee" style:base-cell-address="'Juni 15'.H16"/>
      <style:map style:condition="cell-content()=&quot;Kleidung&quot;" style:apply-style-name="Kleidung" style:base-cell-address="'Juni 15'.H16"/>
      <style:map style:condition="cell-content()=&quot;Kosmetika&quot;" style:apply-style-name="Kosmetika" style:base-cell-address="'Juni 15'.H16"/>
      <style:map style:condition="cell-content()=&quot;Nahrung&quot;" style:apply-style-name="Nahrung" style:base-cell-address="'Juni 15'.H16"/>
      <style:map style:condition="cell-content()=&quot;Rechnungen&quot;" style:apply-style-name="Rechnungen" style:base-cell-address="'Juni 15'.H16"/>
      <style:map style:condition="cell-content()=&quot;Sonstiges&quot;" style:apply-style-name="Sonstiges" style:base-cell-address="'Juni 15'.H16"/>
      <style:map style:condition="cell-content()=&quot;Tabak&quot;" style:apply-style-name="Tabak" style:base-cell-address="'Juni 15'.H16"/>
      <style:map style:condition="cell-content()=&quot;Verkehr&quot;" style:apply-style-name="Verkehr" style:base-cell-address="'Juni 15'.H16"/>
      <style:map style:condition="cell-content()=&quot;Zucker&quot;" style:apply-style-name="Zucker" style:base-cell-address="'Juni 15'.H16"/>
    </style:style>
    <style:style style:name="ce57" style:family="table-cell" style:parent-style-name="Default">
      <style:table-cell-properties fo:border="none"/>
      <style:map style:condition="cell-content()=&quot;Amazon&quot;" style:apply-style-name="Amazon" style:base-cell-address="'Juni 15'.H17"/>
      <style:map style:condition="cell-content()=&quot;Ausgehen&quot;" style:apply-style-name="Ausgehen" style:base-cell-address="'Juni 15'.H17"/>
      <style:map style:condition="cell-content()=&quot;Getränke&quot;" style:apply-style-name="Getränke" style:base-cell-address="'Juni 15'.H17"/>
      <style:map style:condition="cell-content()=&quot;Kaffee&quot;" style:apply-style-name="Kaffee" style:base-cell-address="'Juni 15'.H17"/>
      <style:map style:condition="cell-content()=&quot;Kleidung&quot;" style:apply-style-name="Kleidung" style:base-cell-address="'Juni 15'.H17"/>
      <style:map style:condition="cell-content()=&quot;Kosmetika&quot;" style:apply-style-name="Kosmetika" style:base-cell-address="'Juni 15'.H17"/>
      <style:map style:condition="cell-content()=&quot;Nahrung&quot;" style:apply-style-name="Nahrung" style:base-cell-address="'Juni 15'.H17"/>
      <style:map style:condition="cell-content()=&quot;Rechnungen&quot;" style:apply-style-name="Rechnungen" style:base-cell-address="'Juni 15'.H17"/>
      <style:map style:condition="cell-content()=&quot;Sonstiges&quot;" style:apply-style-name="Sonstiges" style:base-cell-address="'Juni 15'.H17"/>
      <style:map style:condition="cell-content()=&quot;Tabak&quot;" style:apply-style-name="Tabak" style:base-cell-address="'Juni 15'.H17"/>
      <style:map style:condition="cell-content()=&quot;Verkehr&quot;" style:apply-style-name="Verkehr" style:base-cell-address="'Juni 15'.H17"/>
      <style:map style:condition="cell-content()=&quot;Zucker&quot;" style:apply-style-name="Zucker" style:base-cell-address="'Juni 15'.H17"/>
    </style:style>
    <style:style style:name="ce58" style:family="table-cell" style:parent-style-name="Default">
      <style:table-cell-properties fo:border="none"/>
      <style:map style:condition="cell-content()=&quot;Amazon&quot;" style:apply-style-name="Amazon" style:base-cell-address="'Juni 15'.H18"/>
      <style:map style:condition="cell-content()=&quot;Ausgehen&quot;" style:apply-style-name="Ausgehen" style:base-cell-address="'Juni 15'.H18"/>
      <style:map style:condition="cell-content()=&quot;Getränke&quot;" style:apply-style-name="Getränke" style:base-cell-address="'Juni 15'.H18"/>
      <style:map style:condition="cell-content()=&quot;Kaffee&quot;" style:apply-style-name="Kaffee" style:base-cell-address="'Juni 15'.H18"/>
      <style:map style:condition="cell-content()=&quot;Kleidung&quot;" style:apply-style-name="Kleidung" style:base-cell-address="'Juni 15'.H18"/>
      <style:map style:condition="cell-content()=&quot;Kosmetika&quot;" style:apply-style-name="Kosmetika" style:base-cell-address="'Juni 15'.H18"/>
      <style:map style:condition="cell-content()=&quot;Nahrung&quot;" style:apply-style-name="Nahrung" style:base-cell-address="'Juni 15'.H18"/>
      <style:map style:condition="cell-content()=&quot;Rechnungen&quot;" style:apply-style-name="Rechnungen" style:base-cell-address="'Juni 15'.H18"/>
      <style:map style:condition="cell-content()=&quot;Sonstiges&quot;" style:apply-style-name="Sonstiges" style:base-cell-address="'Juni 15'.H18"/>
      <style:map style:condition="cell-content()=&quot;Tabak&quot;" style:apply-style-name="Tabak" style:base-cell-address="'Juni 15'.H18"/>
      <style:map style:condition="cell-content()=&quot;Verkehr&quot;" style:apply-style-name="Verkehr" style:base-cell-address="'Juni 15'.H18"/>
      <style:map style:condition="cell-content()=&quot;Zucker&quot;" style:apply-style-name="Zucker" style:base-cell-address="'Juni 15'.H18"/>
    </style:style>
    <style:style style:name="ce59" style:family="table-cell" style:parent-style-name="Default">
      <style:table-cell-properties fo:border="none"/>
      <style:map style:condition="cell-content()=&quot;Amazon&quot;" style:apply-style-name="Amazon" style:base-cell-address="'Juni 15'.H19"/>
      <style:map style:condition="cell-content()=&quot;Ausgehen&quot;" style:apply-style-name="Ausgehen" style:base-cell-address="'Juni 15'.H19"/>
      <style:map style:condition="cell-content()=&quot;Getränke&quot;" style:apply-style-name="Getränke" style:base-cell-address="'Juni 15'.H19"/>
      <style:map style:condition="cell-content()=&quot;Kaffee&quot;" style:apply-style-name="Kaffee" style:base-cell-address="'Juni 15'.H19"/>
      <style:map style:condition="cell-content()=&quot;Kleidung&quot;" style:apply-style-name="Kleidung" style:base-cell-address="'Juni 15'.H19"/>
      <style:map style:condition="cell-content()=&quot;Kosmetika&quot;" style:apply-style-name="Kosmetika" style:base-cell-address="'Juni 15'.H19"/>
      <style:map style:condition="cell-content()=&quot;Nahrung&quot;" style:apply-style-name="Nahrung" style:base-cell-address="'Juni 15'.H19"/>
      <style:map style:condition="cell-content()=&quot;Rechnungen&quot;" style:apply-style-name="Rechnungen" style:base-cell-address="'Juni 15'.H19"/>
      <style:map style:condition="cell-content()=&quot;Sonstiges&quot;" style:apply-style-name="Sonstiges" style:base-cell-address="'Juni 15'.H19"/>
      <style:map style:condition="cell-content()=&quot;Tabak&quot;" style:apply-style-name="Tabak" style:base-cell-address="'Juni 15'.H19"/>
      <style:map style:condition="cell-content()=&quot;Verkehr&quot;" style:apply-style-name="Verkehr" style:base-cell-address="'Juni 15'.H19"/>
      <style:map style:condition="cell-content()=&quot;Zucker&quot;" style:apply-style-name="Zucker" style:base-cell-address="'Juni 15'.H19"/>
    </style:style>
    <style:style style:name="ce60" style:family="table-cell" style:parent-style-name="Getränke">
      <style:table-cell-properties fo:background-color="#013058"/>
    </style:style>
    <style:style style:name="ce61" style:family="table-cell" style:parent-style-name="Default">
      <style:map style:condition="cell-content()=&quot;Ausgehen&quot;" style:apply-style-name="Ausgehen" style:base-cell-address="'Juni 15'.H21"/>
      <style:map style:condition="cell-content()=&quot;Getränke&quot;" style:apply-style-name="Getränke" style:base-cell-address="'Juni 15'.H21"/>
      <style:map style:condition="cell-content()=&quot;Kaffee&quot;" style:apply-style-name="Kaffee" style:base-cell-address="'Juni 15'.H21"/>
      <style:map style:condition="cell-content()=&quot;Kleidung&quot;" style:apply-style-name="Kleidung" style:base-cell-address="'Juni 15'.H21"/>
      <style:map style:condition="cell-content()=&quot;Kosmetika&quot;" style:apply-style-name="Kosmetika" style:base-cell-address="'Juni 15'.H21"/>
      <style:map style:condition="cell-content()=&quot;Nahrung&quot;" style:apply-style-name="Nahrung" style:base-cell-address="'Juni 15'.H21"/>
      <style:map style:condition="cell-content()=&quot;Rechnungen&quot;" style:apply-style-name="Rechnungen" style:base-cell-address="'Juni 15'.H21"/>
      <style:map style:condition="cell-content()=&quot;Sonstiges&quot;" style:apply-style-name="Sonstiges" style:base-cell-address="'Juni 15'.H21"/>
      <style:map style:condition="cell-content()=&quot;Tabak&quot;" style:apply-style-name="Tabak" style:base-cell-address="'Juni 15'.H21"/>
      <style:map style:condition="cell-content()=&quot;Verkehr&quot;" style:apply-style-name="Verkehr" style:base-cell-address="'Juni 15'.H21"/>
      <style:map style:condition="cell-content()=&quot;Zucker&quot;" style:apply-style-name="Zucker" style:base-cell-address="'Juni 15'.H21"/>
      <style:map style:condition="cell-content()=&quot;Bier&quot;" style:apply-style-name="Bier" style:base-cell-address="'Juni 15'.H21"/>
      <style:map style:condition="cell-content()=&quot;Pfand&quot;" style:apply-style-name="Pfand" style:base-cell-address="'Juni 15'.H21"/>
    </style:style>
    <style:style style:name="ce62" style:family="table-cell" style:parent-style-name="Default">
      <style:table-cell-properties fo:border="none"/>
      <style:map style:condition="cell-content()=&quot;Amazon&quot;" style:apply-style-name="Amazon" style:base-cell-address="'Juni 15'.I8"/>
      <style:map style:condition="cell-content()=&quot;Ausgehen&quot;" style:apply-style-name="Ausgehen" style:base-cell-address="'Juni 15'.I8"/>
      <style:map style:condition="cell-content()=&quot;Getränke&quot;" style:apply-style-name="Getränke" style:base-cell-address="'Juni 15'.I8"/>
      <style:map style:condition="cell-content()=&quot;Kaffee&quot;" style:apply-style-name="Kaffee" style:base-cell-address="'Juni 15'.I8"/>
      <style:map style:condition="cell-content()=&quot;Kleidung&quot;" style:apply-style-name="Kleidung" style:base-cell-address="'Juni 15'.I8"/>
      <style:map style:condition="cell-content()=&quot;Kosmetika&quot;" style:apply-style-name="Kosmetika" style:base-cell-address="'Juni 15'.I8"/>
      <style:map style:condition="cell-content()=&quot;Nahrung&quot;" style:apply-style-name="Nahrung" style:base-cell-address="'Juni 15'.I8"/>
      <style:map style:condition="cell-content()=&quot;Rechnungen&quot;" style:apply-style-name="Rechnungen" style:base-cell-address="'Juni 15'.I8"/>
      <style:map style:condition="cell-content()=&quot;Sonstiges&quot;" style:apply-style-name="Sonstiges" style:base-cell-address="'Juni 15'.I8"/>
      <style:map style:condition="cell-content()=&quot;Tabak&quot;" style:apply-style-name="Tabak" style:base-cell-address="'Juni 15'.I8"/>
      <style:map style:condition="cell-content()=&quot;Verkehr&quot;" style:apply-style-name="Verkehr" style:base-cell-address="'Juni 15'.I8"/>
      <style:map style:condition="cell-content()=&quot;Zucker&quot;" style:apply-style-name="Zucker" style:base-cell-address="'Juni 15'.I8"/>
    </style:style>
    <style:style style:name="ce63" style:family="table-cell" style:parent-style-name="Default">
      <style:table-cell-properties fo:border="none"/>
      <style:map style:condition="cell-content()=&quot;Amazon&quot;" style:apply-style-name="Amazon" style:base-cell-address="'Juni 15'.I9"/>
      <style:map style:condition="cell-content()=&quot;Ausgehen&quot;" style:apply-style-name="Ausgehen" style:base-cell-address="'Juni 15'.I9"/>
      <style:map style:condition="cell-content()=&quot;Getränke&quot;" style:apply-style-name="Getränke" style:base-cell-address="'Juni 15'.I9"/>
      <style:map style:condition="cell-content()=&quot;Kaffee&quot;" style:apply-style-name="Kaffee" style:base-cell-address="'Juni 15'.I9"/>
      <style:map style:condition="cell-content()=&quot;Kleidung&quot;" style:apply-style-name="Kleidung" style:base-cell-address="'Juni 15'.I9"/>
      <style:map style:condition="cell-content()=&quot;Kosmetika&quot;" style:apply-style-name="Kosmetika" style:base-cell-address="'Juni 15'.I9"/>
      <style:map style:condition="cell-content()=&quot;Nahrung&quot;" style:apply-style-name="Nahrung" style:base-cell-address="'Juni 15'.I9"/>
      <style:map style:condition="cell-content()=&quot;Rechnungen&quot;" style:apply-style-name="Rechnungen" style:base-cell-address="'Juni 15'.I9"/>
      <style:map style:condition="cell-content()=&quot;Sonstiges&quot;" style:apply-style-name="Sonstiges" style:base-cell-address="'Juni 15'.I9"/>
      <style:map style:condition="cell-content()=&quot;Tabak&quot;" style:apply-style-name="Tabak" style:base-cell-address="'Juni 15'.I9"/>
      <style:map style:condition="cell-content()=&quot;Verkehr&quot;" style:apply-style-name="Verkehr" style:base-cell-address="'Juni 15'.I9"/>
      <style:map style:condition="cell-content()=&quot;Zucker&quot;" style:apply-style-name="Zucker" style:base-cell-address="'Juni 15'.I9"/>
    </style:style>
    <style:style style:name="ce64" style:family="table-cell" style:parent-style-name="Default">
      <style:table-cell-properties fo:border="none"/>
      <style:text-properties style:font-name="Liberation Sans" style:font-name-asian="Droid Sans Fallback" style:font-name-complex="FreeSans"/>
      <style:map style:condition="cell-content()=&quot;Amazon&quot;" style:apply-style-name="Amazon" style:base-cell-address="'Juni 15'.I10"/>
      <style:map style:condition="cell-content()=&quot;Ausgehen&quot;" style:apply-style-name="Ausgehen" style:base-cell-address="'Juni 15'.I10"/>
      <style:map style:condition="cell-content()=&quot;Getränke&quot;" style:apply-style-name="Getränke" style:base-cell-address="'Juni 15'.I10"/>
      <style:map style:condition="cell-content()=&quot;Kaffee&quot;" style:apply-style-name="Kaffee" style:base-cell-address="'Juni 15'.I10"/>
      <style:map style:condition="cell-content()=&quot;Kleidung&quot;" style:apply-style-name="Kleidung" style:base-cell-address="'Juni 15'.I10"/>
      <style:map style:condition="cell-content()=&quot;Kosmetika&quot;" style:apply-style-name="Kosmetika" style:base-cell-address="'Juni 15'.I10"/>
      <style:map style:condition="cell-content()=&quot;Nahrung&quot;" style:apply-style-name="Nahrung" style:base-cell-address="'Juni 15'.I10"/>
      <style:map style:condition="cell-content()=&quot;Rechnungen&quot;" style:apply-style-name="Rechnungen" style:base-cell-address="'Juni 15'.I10"/>
      <style:map style:condition="cell-content()=&quot;Sonstiges&quot;" style:apply-style-name="Sonstiges" style:base-cell-address="'Juni 15'.I10"/>
      <style:map style:condition="cell-content()=&quot;Tabak&quot;" style:apply-style-name="Tabak" style:base-cell-address="'Juni 15'.I10"/>
      <style:map style:condition="cell-content()=&quot;Verkehr&quot;" style:apply-style-name="Verkehr" style:base-cell-address="'Juni 15'.I10"/>
      <style:map style:condition="cell-content()=&quot;Zucker&quot;" style:apply-style-name="Zucker" style:base-cell-address="'Juni 15'.I10"/>
    </style:style>
    <style:style style:name="ce65" style:family="table-cell" style:parent-style-name="Default">
      <style:table-cell-properties fo:border="none"/>
      <style:map style:condition="cell-content()=&quot;Amazon&quot;" style:apply-style-name="Amazon" style:base-cell-address="'Juni 15'.I11"/>
      <style:map style:condition="cell-content()=&quot;Ausgehen&quot;" style:apply-style-name="Ausgehen" style:base-cell-address="'Juni 15'.I11"/>
      <style:map style:condition="cell-content()=&quot;Getränke&quot;" style:apply-style-name="Getränke" style:base-cell-address="'Juni 15'.I11"/>
      <style:map style:condition="cell-content()=&quot;Kaffee&quot;" style:apply-style-name="Kaffee" style:base-cell-address="'Juni 15'.I11"/>
      <style:map style:condition="cell-content()=&quot;Kleidung&quot;" style:apply-style-name="Kleidung" style:base-cell-address="'Juni 15'.I11"/>
      <style:map style:condition="cell-content()=&quot;Kosmetika&quot;" style:apply-style-name="Kosmetika" style:base-cell-address="'Juni 15'.I11"/>
      <style:map style:condition="cell-content()=&quot;Nahrung&quot;" style:apply-style-name="Nahrung" style:base-cell-address="'Juni 15'.I11"/>
      <style:map style:condition="cell-content()=&quot;Rechnungen&quot;" style:apply-style-name="Rechnungen" style:base-cell-address="'Juni 15'.I11"/>
      <style:map style:condition="cell-content()=&quot;Sonstiges&quot;" style:apply-style-name="Sonstiges" style:base-cell-address="'Juni 15'.I11"/>
      <style:map style:condition="cell-content()=&quot;Tabak&quot;" style:apply-style-name="Tabak" style:base-cell-address="'Juni 15'.I11"/>
      <style:map style:condition="cell-content()=&quot;Verkehr&quot;" style:apply-style-name="Verkehr" style:base-cell-address="'Juni 15'.I11"/>
      <style:map style:condition="cell-content()=&quot;Zucker&quot;" style:apply-style-name="Zucker" style:base-cell-address="'Juni 15'.I11"/>
    </style:style>
    <style:style style:name="ce66" style:family="table-cell" style:parent-style-name="Default">
      <style:table-cell-properties fo:border="none"/>
      <style:map style:condition="cell-content()=&quot;Amazon&quot;" style:apply-style-name="Amazon" style:base-cell-address="'Juni 15'.I12"/>
      <style:map style:condition="cell-content()=&quot;Ausgehen&quot;" style:apply-style-name="Ausgehen" style:base-cell-address="'Juni 15'.I12"/>
      <style:map style:condition="cell-content()=&quot;Getränke&quot;" style:apply-style-name="Getränke" style:base-cell-address="'Juni 15'.I12"/>
      <style:map style:condition="cell-content()=&quot;Kaffee&quot;" style:apply-style-name="Kaffee" style:base-cell-address="'Juni 15'.I12"/>
      <style:map style:condition="cell-content()=&quot;Kleidung&quot;" style:apply-style-name="Kleidung" style:base-cell-address="'Juni 15'.I12"/>
      <style:map style:condition="cell-content()=&quot;Kosmetika&quot;" style:apply-style-name="Kosmetika" style:base-cell-address="'Juni 15'.I12"/>
      <style:map style:condition="cell-content()=&quot;Nahrung&quot;" style:apply-style-name="Nahrung" style:base-cell-address="'Juni 15'.I12"/>
      <style:map style:condition="cell-content()=&quot;Rechnungen&quot;" style:apply-style-name="Rechnungen" style:base-cell-address="'Juni 15'.I12"/>
      <style:map style:condition="cell-content()=&quot;Sonstiges&quot;" style:apply-style-name="Sonstiges" style:base-cell-address="'Juni 15'.I12"/>
      <style:map style:condition="cell-content()=&quot;Tabak&quot;" style:apply-style-name="Tabak" style:base-cell-address="'Juni 15'.I12"/>
      <style:map style:condition="cell-content()=&quot;Verkehr&quot;" style:apply-style-name="Verkehr" style:base-cell-address="'Juni 15'.I12"/>
      <style:map style:condition="cell-content()=&quot;Zucker&quot;" style:apply-style-name="Zucker" style:base-cell-address="'Juni 15'.I12"/>
    </style:style>
    <style:style style:name="ce67" style:family="table-cell" style:parent-style-name="Default">
      <style:table-cell-properties fo:border="none"/>
      <style:map style:condition="cell-content()=&quot;Amazon&quot;" style:apply-style-name="Amazon" style:base-cell-address="'Juni 15'.I13"/>
      <style:map style:condition="cell-content()=&quot;Ausgehen&quot;" style:apply-style-name="Ausgehen" style:base-cell-address="'Juni 15'.I13"/>
      <style:map style:condition="cell-content()=&quot;Getränke&quot;" style:apply-style-name="Getränke" style:base-cell-address="'Juni 15'.I13"/>
      <style:map style:condition="cell-content()=&quot;Kaffee&quot;" style:apply-style-name="Kaffee" style:base-cell-address="'Juni 15'.I13"/>
      <style:map style:condition="cell-content()=&quot;Kleidung&quot;" style:apply-style-name="Kleidung" style:base-cell-address="'Juni 15'.I13"/>
      <style:map style:condition="cell-content()=&quot;Kosmetika&quot;" style:apply-style-name="Kosmetika" style:base-cell-address="'Juni 15'.I13"/>
      <style:map style:condition="cell-content()=&quot;Nahrung&quot;" style:apply-style-name="Nahrung" style:base-cell-address="'Juni 15'.I13"/>
      <style:map style:condition="cell-content()=&quot;Rechnungen&quot;" style:apply-style-name="Rechnungen" style:base-cell-address="'Juni 15'.I13"/>
      <style:map style:condition="cell-content()=&quot;Sonstiges&quot;" style:apply-style-name="Sonstiges" style:base-cell-address="'Juni 15'.I13"/>
      <style:map style:condition="cell-content()=&quot;Tabak&quot;" style:apply-style-name="Tabak" style:base-cell-address="'Juni 15'.I13"/>
      <style:map style:condition="cell-content()=&quot;Verkehr&quot;" style:apply-style-name="Verkehr" style:base-cell-address="'Juni 15'.I13"/>
      <style:map style:condition="cell-content()=&quot;Zucker&quot;" style:apply-style-name="Zucker" style:base-cell-address="'Juni 15'.I13"/>
    </style:style>
    <style:style style:name="ce68" style:family="table-cell" style:parent-style-name="Default">
      <style:table-cell-properties fo:border="none"/>
      <style:map style:condition="cell-content()=&quot;Amazon&quot;" style:apply-style-name="Amazon" style:base-cell-address="'Juni 15'.I14"/>
      <style:map style:condition="cell-content()=&quot;Ausgehen&quot;" style:apply-style-name="Ausgehen" style:base-cell-address="'Juni 15'.I14"/>
      <style:map style:condition="cell-content()=&quot;Getränke&quot;" style:apply-style-name="Getränke" style:base-cell-address="'Juni 15'.I14"/>
      <style:map style:condition="cell-content()=&quot;Kaffee&quot;" style:apply-style-name="Kaffee" style:base-cell-address="'Juni 15'.I14"/>
      <style:map style:condition="cell-content()=&quot;Kleidung&quot;" style:apply-style-name="Kleidung" style:base-cell-address="'Juni 15'.I14"/>
      <style:map style:condition="cell-content()=&quot;Kosmetika&quot;" style:apply-style-name="Kosmetika" style:base-cell-address="'Juni 15'.I14"/>
      <style:map style:condition="cell-content()=&quot;Nahrung&quot;" style:apply-style-name="Nahrung" style:base-cell-address="'Juni 15'.I14"/>
      <style:map style:condition="cell-content()=&quot;Rechnungen&quot;" style:apply-style-name="Rechnungen" style:base-cell-address="'Juni 15'.I14"/>
      <style:map style:condition="cell-content()=&quot;Sonstiges&quot;" style:apply-style-name="Sonstiges" style:base-cell-address="'Juni 15'.I14"/>
      <style:map style:condition="cell-content()=&quot;Tabak&quot;" style:apply-style-name="Tabak" style:base-cell-address="'Juni 15'.I14"/>
      <style:map style:condition="cell-content()=&quot;Verkehr&quot;" style:apply-style-name="Verkehr" style:base-cell-address="'Juni 15'.I14"/>
      <style:map style:condition="cell-content()=&quot;Zucker&quot;" style:apply-style-name="Zucker" style:base-cell-address="'Juni 15'.I14"/>
    </style:style>
    <style:style style:name="ce69" style:family="table-cell" style:parent-style-name="Default">
      <style:table-cell-properties fo:border="none"/>
      <style:map style:condition="cell-content()=&quot;Amazon&quot;" style:apply-style-name="Amazon" style:base-cell-address="'Juni 15'.I15"/>
      <style:map style:condition="cell-content()=&quot;Ausgehen&quot;" style:apply-style-name="Ausgehen" style:base-cell-address="'Juni 15'.I15"/>
      <style:map style:condition="cell-content()=&quot;Getränke&quot;" style:apply-style-name="Getränke" style:base-cell-address="'Juni 15'.I15"/>
      <style:map style:condition="cell-content()=&quot;Kaffee&quot;" style:apply-style-name="Kaffee" style:base-cell-address="'Juni 15'.I15"/>
      <style:map style:condition="cell-content()=&quot;Kleidung&quot;" style:apply-style-name="Kleidung" style:base-cell-address="'Juni 15'.I15"/>
      <style:map style:condition="cell-content()=&quot;Kosmetika&quot;" style:apply-style-name="Kosmetika" style:base-cell-address="'Juni 15'.I15"/>
      <style:map style:condition="cell-content()=&quot;Nahrung&quot;" style:apply-style-name="Nahrung" style:base-cell-address="'Juni 15'.I15"/>
      <style:map style:condition="cell-content()=&quot;Rechnungen&quot;" style:apply-style-name="Rechnungen" style:base-cell-address="'Juni 15'.I15"/>
      <style:map style:condition="cell-content()=&quot;Sonstiges&quot;" style:apply-style-name="Sonstiges" style:base-cell-address="'Juni 15'.I15"/>
      <style:map style:condition="cell-content()=&quot;Tabak&quot;" style:apply-style-name="Tabak" style:base-cell-address="'Juni 15'.I15"/>
      <style:map style:condition="cell-content()=&quot;Verkehr&quot;" style:apply-style-name="Verkehr" style:base-cell-address="'Juni 15'.I15"/>
      <style:map style:condition="cell-content()=&quot;Zucker&quot;" style:apply-style-name="Zucker" style:base-cell-address="'Juni 15'.I15"/>
    </style:style>
    <style:style style:name="ce70" style:family="table-cell" style:parent-style-name="Default">
      <style:table-cell-properties fo:border="none"/>
      <style:map style:condition="cell-content()=&quot;Amazon&quot;" style:apply-style-name="Amazon" style:base-cell-address="'Juni 15'.I16"/>
      <style:map style:condition="cell-content()=&quot;Ausgehen&quot;" style:apply-style-name="Ausgehen" style:base-cell-address="'Juni 15'.I16"/>
      <style:map style:condition="cell-content()=&quot;Getränke&quot;" style:apply-style-name="Getränke" style:base-cell-address="'Juni 15'.I16"/>
      <style:map style:condition="cell-content()=&quot;Kaffee&quot;" style:apply-style-name="Kaffee" style:base-cell-address="'Juni 15'.I16"/>
      <style:map style:condition="cell-content()=&quot;Kleidung&quot;" style:apply-style-name="Kleidung" style:base-cell-address="'Juni 15'.I16"/>
      <style:map style:condition="cell-content()=&quot;Kosmetika&quot;" style:apply-style-name="Kosmetika" style:base-cell-address="'Juni 15'.I16"/>
      <style:map style:condition="cell-content()=&quot;Nahrung&quot;" style:apply-style-name="Nahrung" style:base-cell-address="'Juni 15'.I16"/>
      <style:map style:condition="cell-content()=&quot;Rechnungen&quot;" style:apply-style-name="Rechnungen" style:base-cell-address="'Juni 15'.I16"/>
      <style:map style:condition="cell-content()=&quot;Sonstiges&quot;" style:apply-style-name="Sonstiges" style:base-cell-address="'Juni 15'.I16"/>
      <style:map style:condition="cell-content()=&quot;Tabak&quot;" style:apply-style-name="Tabak" style:base-cell-address="'Juni 15'.I16"/>
      <style:map style:condition="cell-content()=&quot;Verkehr&quot;" style:apply-style-name="Verkehr" style:base-cell-address="'Juni 15'.I16"/>
      <style:map style:condition="cell-content()=&quot;Zucker&quot;" style:apply-style-name="Zucker" style:base-cell-address="'Juni 15'.I16"/>
    </style:style>
    <style:style style:name="ce71" style:family="table-cell" style:parent-style-name="Default">
      <style:table-cell-properties fo:border="none"/>
      <style:map style:condition="cell-content()=&quot;Amazon&quot;" style:apply-style-name="Amazon" style:base-cell-address="'Juni 15'.I17"/>
      <style:map style:condition="cell-content()=&quot;Ausgehen&quot;" style:apply-style-name="Ausgehen" style:base-cell-address="'Juni 15'.I17"/>
      <style:map style:condition="cell-content()=&quot;Getränke&quot;" style:apply-style-name="Getränke" style:base-cell-address="'Juni 15'.I17"/>
      <style:map style:condition="cell-content()=&quot;Kaffee&quot;" style:apply-style-name="Kaffee" style:base-cell-address="'Juni 15'.I17"/>
      <style:map style:condition="cell-content()=&quot;Kleidung&quot;" style:apply-style-name="Kleidung" style:base-cell-address="'Juni 15'.I17"/>
      <style:map style:condition="cell-content()=&quot;Kosmetika&quot;" style:apply-style-name="Kosmetika" style:base-cell-address="'Juni 15'.I17"/>
      <style:map style:condition="cell-content()=&quot;Nahrung&quot;" style:apply-style-name="Nahrung" style:base-cell-address="'Juni 15'.I17"/>
      <style:map style:condition="cell-content()=&quot;Rechnungen&quot;" style:apply-style-name="Rechnungen" style:base-cell-address="'Juni 15'.I17"/>
      <style:map style:condition="cell-content()=&quot;Sonstiges&quot;" style:apply-style-name="Sonstiges" style:base-cell-address="'Juni 15'.I17"/>
      <style:map style:condition="cell-content()=&quot;Tabak&quot;" style:apply-style-name="Tabak" style:base-cell-address="'Juni 15'.I17"/>
      <style:map style:condition="cell-content()=&quot;Verkehr&quot;" style:apply-style-name="Verkehr" style:base-cell-address="'Juni 15'.I17"/>
      <style:map style:condition="cell-content()=&quot;Zucker&quot;" style:apply-style-name="Zucker" style:base-cell-address="'Juni 15'.I17"/>
    </style:style>
    <style:style style:name="ce72" style:family="table-cell" style:parent-style-name="Default" style:data-style-name="N121">
      <style:table-cell-properties fo:border-bottom="0.06pt solid #000000" fo:background-color="#eef7da" fo:border-left="0.06pt solid #000000" fo:border-right="none" fo:border-top="0.06pt solid #000000"/>
    </style:style>
    <style:style style:name="ce73" style:family="table-cell" style:parent-style-name="Default">
      <style:table-cell-properties fo:border-bottom="0.06pt solid #000000" fo:background-color="#eef7da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eef7da" fo:border-left="none" fo:border-right="0.06pt solid #000000" fo:border-top="0.06pt solid #000000"/>
      <style:text-properties style:font-name="Liberation Sans" style:font-name-asian="Droid Sans Fallback" style:font-name-complex="FreeSans"/>
    </style:style>
    <style:style style:name="ce75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6" style:family="table-cell" style:parent-style-name="Default">
      <style:map style:condition="cell-content()=&quot;Amazon&quot;" style:apply-style-name="Amazon" style:base-cell-address="'Juli 15'.D1"/>
      <style:map style:condition="cell-content()=&quot;Ausgehen&quot;" style:apply-style-name="Ausgehen" style:base-cell-address="'Juli 15'.D1"/>
      <style:map style:condition="cell-content()=&quot;Bier&quot;" style:apply-style-name="Bier" style:base-cell-address="'Juli 15'.D1"/>
      <style:map style:condition="cell-content()=&quot;Getränke&quot;" style:apply-style-name="Getränke" style:base-cell-address="'Juli 15'.D1"/>
      <style:map style:condition="cell-content()=&quot;Kaffee&quot;" style:apply-style-name="Kaffee" style:base-cell-address="'Juli 15'.D1"/>
      <style:map style:condition="cell-content()=&quot;Kleidung&quot;" style:apply-style-name="Kleidung" style:base-cell-address="'Juli 15'.D1"/>
      <style:map style:condition="cell-content()=&quot;Kosmetika&quot;" style:apply-style-name="Kosmetika" style:base-cell-address="'Juli 15'.D1"/>
      <style:map style:condition="cell-content()=&quot;Nahrung&quot;" style:apply-style-name="Nahrung" style:base-cell-address="'Juli 15'.D1"/>
      <style:map style:condition="cell-content()=&quot;Pfand&quot;" style:apply-style-name="Pfand" style:base-cell-address="'Juli 15'.D1"/>
      <style:map style:condition="cell-content()=&quot;Rechnungen&quot;" style:apply-style-name="Rechnungen" style:base-cell-address="'Juli 15'.D1"/>
      <style:map style:condition="cell-content()=&quot;Sonstiges&quot;" style:apply-style-name="Sonstiges" style:base-cell-address="'Juli 15'.D1"/>
      <style:map style:condition="cell-content()=&quot;Tabak&quot;" style:apply-style-name="Tabak" style:base-cell-address="'Juli 15'.D1"/>
      <style:map style:condition="cell-content()=&quot;Verkehr&quot;" style:apply-style-name="Verkehr" style:base-cell-address="'Juli 15'.D1"/>
      <style:map style:condition="cell-content()=&quot;Zucker&quot;" style:apply-style-name="Zucker" style:base-cell-address="'Juli 15'.D1"/>
      <style:map style:condition="cell-content()=0" style:apply-style-name="Default" style:base-cell-address="'Juli 15'.D1"/>
    </style:style>
    <style:style style:name="ce77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'Juli 15'.F7"/>
      <style:map style:condition="cell-content()=&quot;Ausgehen&quot;" style:apply-style-name="Ausgehen" style:base-cell-address="'Juli 15'.F7"/>
      <style:map style:condition="cell-content()=&quot;Bier&quot;" style:apply-style-name="Bier" style:base-cell-address="'Juli 15'.F7"/>
      <style:map style:condition="cell-content()=&quot;Getränke&quot;" style:apply-style-name="Getränke" style:base-cell-address="'Juli 15'.F7"/>
      <style:map style:condition="cell-content()=&quot;Kaffee&quot;" style:apply-style-name="Kaffee" style:base-cell-address="'Juli 15'.F7"/>
      <style:map style:condition="cell-content()=&quot;Kleidung&quot;" style:apply-style-name="Kleidung" style:base-cell-address="'Juli 15'.F7"/>
      <style:map style:condition="cell-content()=&quot;Kosmetika&quot;" style:apply-style-name="Kosmetika" style:base-cell-address="'Juli 15'.F7"/>
      <style:map style:condition="cell-content()=&quot;Nahrung&quot;" style:apply-style-name="Nahrung" style:base-cell-address="'Juli 15'.F7"/>
      <style:map style:condition="cell-content()=&quot;Pfand&quot;" style:apply-style-name="Pfand" style:base-cell-address="'Juli 15'.F7"/>
      <style:map style:condition="cell-content()=&quot;Rechungen&quot;" style:apply-style-name="Rechnungen" style:base-cell-address="'Juli 15'.F7"/>
      <style:map style:condition="cell-content()=&quot;Sonstiges&quot;" style:apply-style-name="Sonstiges" style:base-cell-address="'Juli 15'.F7"/>
      <style:map style:condition="cell-content()=&quot;Tabak&quot;" style:apply-style-name="Tabak" style:base-cell-address="'Juli 15'.F7"/>
      <style:map style:condition="cell-content()=&quot;Verkehr&quot;" style:apply-style-name="Verkehr" style:base-cell-address="'Juli 15'.F7"/>
      <style:map style:condition="cell-content()=&quot;Zucker&quot;" style:apply-style-name="Zucker" style:base-cell-address="'Juli 15'.F7"/>
    </style:style>
    <style:style style:name="ce78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79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0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ce81" style:family="table-cell" style:parent-style-name="Default">
      <style:table-cell-properties fo:background-color="#4b88a2"/>
      <style:text-properties fo:color="#ffff00" style:font-name="Nimbus Sans L" fo:font-size="11pt" fo:font-weight="bold" style:font-size-asian="11pt" style:font-weight-asian="bold" style:font-size-complex="11pt" style:font-weight-complex="bold"/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2" style:family="table-cell" style:parent-style-name="Default">
      <style:map style:condition="cell-content()=&quot;Amazon&quot;" style:apply-style-name="Amazon" style:base-cell-address="template.D1"/>
      <style:map style:condition="cell-content()=&quot;Ausgehen&quot;" style:apply-style-name="Ausgehen" style:base-cell-address="template.D1"/>
      <style:map style:condition="cell-content()=&quot;Bier&quot;" style:apply-style-name="Bier" style:base-cell-address="template.D1"/>
      <style:map style:condition="cell-content()=&quot;Getränke&quot;" style:apply-style-name="Getränke" style:base-cell-address="template.D1"/>
      <style:map style:condition="cell-content()=&quot;Kaffee&quot;" style:apply-style-name="Kaffee" style:base-cell-address="template.D1"/>
      <style:map style:condition="cell-content()=&quot;Kleidung&quot;" style:apply-style-name="Kleidung" style:base-cell-address="template.D1"/>
      <style:map style:condition="cell-content()=&quot;Kosmetika&quot;" style:apply-style-name="Kosmetika" style:base-cell-address="template.D1"/>
      <style:map style:condition="cell-content()=&quot;Nahrung&quot;" style:apply-style-name="Nahrung" style:base-cell-address="template.D1"/>
      <style:map style:condition="cell-content()=&quot;Pfand&quot;" style:apply-style-name="Pfand" style:base-cell-address="template.D1"/>
      <style:map style:condition="cell-content()=&quot;Rechnungen&quot;" style:apply-style-name="Rechnungen" style:base-cell-address="template.D1"/>
      <style:map style:condition="cell-content()=&quot;Sonstiges&quot;" style:apply-style-name="Sonstiges" style:base-cell-address="template.D1"/>
      <style:map style:condition="cell-content()=&quot;Tabak&quot;" style:apply-style-name="Tabak" style:base-cell-address="template.D1"/>
      <style:map style:condition="cell-content()=&quot;Verkehr&quot;" style:apply-style-name="Verkehr" style:base-cell-address="template.D1"/>
      <style:map style:condition="cell-content()=&quot;Zucker&quot;" style:apply-style-name="Zucker" style:base-cell-address="template.D1"/>
      <style:map style:condition="cell-content()=0" style:apply-style-name="Default" style:base-cell-address="template.D1"/>
    </style:style>
    <style:style style:name="ce83" style:family="table-cell" style:parent-style-name="Default">
      <style:table-cell-properties fo:border-bottom="none" fo:border-left="1.56pt double-thin #0066ff" style:border-line-width-left="0.51pt 0.54pt 0.51pt" fo:border-right="1.56pt double-thin #0066ff" style:border-line-width-right="0.51pt 0.54pt 0.51pt" fo:border-top="none"/>
      <style:map style:condition="cell-content()=&quot;Amazon&quot;" style:apply-style-name="Amazon" style:base-cell-address="template.F7"/>
      <style:map style:condition="cell-content()=&quot;Ausgehen&quot;" style:apply-style-name="Ausgehen" style:base-cell-address="template.F7"/>
      <style:map style:condition="cell-content()=&quot;Bier&quot;" style:apply-style-name="Bier" style:base-cell-address="template.F7"/>
      <style:map style:condition="cell-content()=&quot;Getränke&quot;" style:apply-style-name="Getränke" style:base-cell-address="template.F7"/>
      <style:map style:condition="cell-content()=&quot;Kaffee&quot;" style:apply-style-name="Kaffee" style:base-cell-address="template.F7"/>
      <style:map style:condition="cell-content()=&quot;Kleidung&quot;" style:apply-style-name="Kleidung" style:base-cell-address="template.F7"/>
      <style:map style:condition="cell-content()=&quot;Kosmetika&quot;" style:apply-style-name="Kosmetika" style:base-cell-address="template.F7"/>
      <style:map style:condition="cell-content()=&quot;Nahrung&quot;" style:apply-style-name="Nahrung" style:base-cell-address="template.F7"/>
      <style:map style:condition="cell-content()=&quot;Pfand&quot;" style:apply-style-name="Pfand" style:base-cell-address="template.F7"/>
      <style:map style:condition="cell-content()=&quot;Rechungen&quot;" style:apply-style-name="Rechnungen" style:base-cell-address="template.F7"/>
      <style:map style:condition="cell-content()=&quot;Sonstiges&quot;" style:apply-style-name="Sonstiges" style:base-cell-address="template.F7"/>
      <style:map style:condition="cell-content()=&quot;Tabak&quot;" style:apply-style-name="Tabak" style:base-cell-address="template.F7"/>
      <style:map style:condition="cell-content()=&quot;Verkehr&quot;" style:apply-style-name="Verkehr" style:base-cell-address="template.F7"/>
      <style:map style:condition="cell-content()=&quot;Zucker&quot;" style:apply-style-name="Zucker" style:base-cell-address="template.F7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ontent-validations>
        <table:content-validation table:name="val1" table:base-cell-address="template.D1">
          <table:error-message table:message-type="stop" table:display="true"/>
        </table:content-validation>
        <table:content-validation table:name="val2" table:condition="of:cell-content-is-whole-number() and cell-content-is-between(1,31)" table:allow-empty-cell="true" table:base-cell-address="'Juli 15'.A1">
          <table:error-message table:message-type="stop" table:display="true"/>
        </table:content-validation>
        <table:content-validation table:name="val3" table:condition="of:cell-content-is-in-list(Kategorien)" table:allow-empty-cell="false" table:display-list="sort-ascending" table:base-cell-address="'Juli 15'.D1">
          <table:error-message table:message-type="stop" table:display="true"/>
        </table:content-validation>
        <table:content-validation table:name="val4" table:condition="of:cell-content-is-in-list(Kategorien)" table:allow-empty-cell="true" table:display-list="sort-ascending" table:base-cell-address="'Juli 15'.F7">
          <table:error-message table:message-type="stop" table:display="true"/>
        </table:content-validation>
        <table:content-validation table:name="val5" table:base-cell-address="Kategorien.C1">
          <table:help-message table:display="true"/>
          <table:error-message table:message-type="stop" table:display="true"/>
        </table:content-validation>
        <table:content-validation table:name="val6" table:condition="of:cell-content-is-in-list(Category)" table:allow-empty-cell="true" table:display-list="unsorted" table:base-cell-address="Kategorien.D1">
          <table:error-message table:message-type="stop" table:display="true"/>
        </table:content-validation>
        <table:content-validation table:name="val7" table:condition="of:cell-content-is-in-list([$Kategorien.$A$1:.$A$16])" table:allow-empty-cell="true" table:display-list="unsorted" table:base-cell-address="Kategorien.G9">
          <table:error-message table:message-type="stop" table:display="true"/>
        </table:content-validation>
        <table:content-validation table:name="val8" table:condition="of:cell-content-is-in-list([$Kategorien.$A$1:.$A$20])" table:allow-empty-cell="true" table:display-list="unsorted" table:base-cell-address="'Juni 15'.H8">
          <table:error-message table:message-type="stop" table:display="true"/>
        </table:content-validation>
      </table:content-validations>
      <table:table table:name="templa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3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0" calcext:value-type="float">
            <text:p>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0" calcext:value-type="float">
            <text:p>0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0" calcext:value-type="float">
            <text:p>0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0" calcext:value-type="float">
            <text:p>0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0" calcext:value-type="float">
            <text:p>0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0" calcext:value-type="float">
            <text:p>0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0" calcext:value-type="float">
            <text:p>0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0" calcext:value-type="float">
            <text:p>0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0" calcext:value-type="float">
            <text:p>0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/>
          <table:table-cell table:style-name="ce6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 table:number-rows-repeated="104854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template.D1:template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template.F7:template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Kategorien" table:style-name="ta1">
        <office:forms form:automatic-focus="false" form:apply-design-mode="false"/>
        <table:table-column table:style-name="co1" table:default-cell-style-name="Nahrung"/>
        <table:table-row table:style-name="ro2">
          <table:table-cell office:value-type="string" calcext:value-type="string">
            <text:p>Nahrung</text:p>
          </table:table-cell>
        </table:table-row>
        <table:table-row table:style-name="ro2">
          <table:table-cell table:style-name="Zucker" office:value-type="string" calcext:value-type="string">
            <text:p>Zucker</text:p>
          </table:table-cell>
        </table:table-row>
        <table:table-row table:style-name="ro2">
          <table:table-cell table:style-name="Kaffee" office:value-type="string" calcext:value-type="string">
            <text:p>Kaffee</text:p>
          </table:table-cell>
        </table:table-row>
        <table:table-row table:style-name="ro2">
          <table:table-cell table:style-name="Getränke" office:value-type="string" calcext:value-type="string">
            <text:p>Getränke</text:p>
          </table:table-cell>
        </table:table-row>
        <table:table-row table:style-name="ro2">
          <table:table-cell table:style-name="Bier" office:value-type="string" calcext:value-type="string">
            <text:p>Bier</text:p>
          </table:table-cell>
        </table:table-row>
        <table:table-row table:style-name="ro2">
          <table:table-cell table:style-name="Tabak" office:value-type="string" calcext:value-type="string">
            <text:p>Tabak</text:p>
          </table:table-cell>
        </table:table-row>
        <table:table-row table:style-name="ro2">
          <table:table-cell table:style-name="Kosmetika" office:value-type="string" calcext:value-type="string">
            <text:p>Kosmetika</text:p>
          </table:table-cell>
        </table:table-row>
        <table:table-row table:style-name="ro2">
          <table:table-cell table:style-name="Verkehr" office:value-type="string" calcext:value-type="string">
            <text:p>Verkehr</text:p>
          </table:table-cell>
        </table:table-row>
        <table:table-row table:style-name="ro2">
          <table:table-cell table:style-name="Ausgehen" office:value-type="string" calcext:value-type="string">
            <text:p>Ausgehen</text:p>
          </table:table-cell>
        </table:table-row>
        <table:table-row table:style-name="ro2">
          <table:table-cell table:style-name="Kleidung" office:value-type="string" calcext:value-type="string">
            <text:p>Kleidung</text:p>
          </table:table-cell>
        </table:table-row>
        <table:table-row table:style-name="ro2">
          <table:table-cell table:style-name="Amazon" office:value-type="string" calcext:value-type="string">
            <text:p>Amazon</text:p>
          </table:table-cell>
        </table:table-row>
        <table:table-row table:style-name="ro2">
          <table:table-cell table:style-name="Rechnungen" office:value-type="string" calcext:value-type="string">
            <text:p>Rechnungen</text:p>
          </table:table-cell>
        </table:table-row>
        <table:table-row table:style-name="ro2">
          <table:table-cell table:style-name="Sonstiges" office:value-type="string" calcext:value-type="string">
            <text:p>Sonstiges</text:p>
          </table:table-cell>
        </table:table-row>
        <table:table-row table:style-name="ro2">
          <table:table-cell table:style-name="Pfand" office:value-type="string" calcext:value-type="string">
            <text:p>Pfand</text:p>
          </table:table-cell>
        </table:table-row>
        <table:table-row table:style-name="ro2">
          <table:table-cell table:style-name="Default" office:value-type="string" calcext:value-type="string">
            <text:p><text:s/></text:p>
          </table:table-cell>
        </table:table-row>
      </table:table>
      <table:table table:name="Juni 15" table:style-name="ta1">
        <table:shapes>
          <draw:frame draw:z-index="0" draw:style-name="gr1" draw:text-style-name="P1" svg:width="267.96pt" svg:height="156.61pt" svg:x="508.28pt" svg:y="449.46pt">
            <draw:object draw:notify-on-update-of-ranges="'Juni 15'.G9:'Juni 15'.G20 'Juni 15'.H9:'Juni 15'.H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ce11"/>
        <table:table-column table:style-name="co1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number-columns-repeated="1016" table:default-cell-style-name="Default"/>
        <table:table-row table:style-name="ro2">
          <table:table-cell table:style-name="ce9" office:value-type="string" calcext:value-type="string">
            <text:p>Datum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10" table:content-validation-name="val6" office:value-type="string" calcext:value-type="string">
            <text:p>Kategorie</text:p>
          </table:table-cell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style-name="ce9" table:number-columns-repeated="2"/>
          <table:table-cell table:style-name="ce9" table:content-validation-name="val5"/>
          <table:table-cell table:style-name="ce10" table:content-validation-name="val6"/>
          <table:table-cell table:style-name="ce13" table:number-columns-repeated="3"/>
          <table:table-cell table:style-name="ce13" table:content-validation-name="val1"/>
          <table:table-cell table:style-name="ce13"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7.5" calcext:value-type="float">
            <text:p>7.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Bäcker Laugen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office:value-type="string" calcext:value-type="string">
            <text:p>Summe Ausgaben:</text:p>
          </table:table-cell>
          <table:table-cell table:content-validation-name="val1" table:formula="of:=SUM(Juni_komplett)" office:value-type="float" office:value="1169.86" calcext:value-type="float">
            <text:p>1169.86</text:p>
          </table:table-cell>
          <table:table-cell/>
          <table:table-cell table:style-name="ce37" office:value-type="string" calcext:value-type="string">
            <text:p>01.06:</text:p>
          </table:table-cell>
          <table:table-cell table:style-name="ce40" table:formula="of:=SUMIF([.A1:.A65538];&quot;01.06.2015&quot;;[.C1:.C65538])" office:value-type="float" office:value="11.51" calcext:value-type="float">
            <text:p>11.5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2.06:</text:p>
          </table:table-cell>
          <table:table-cell table:style-name="ce41" table:formula="of:=SUMIF([.A1:.A65538];&quot;02.06.2015&quot;;[.C1:.C65538])" office:value-type="float" office:value="124.89" calcext:value-type="float">
            <text:p>124.8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1.06.2015</text:p>
          </table:table-cell>
          <table:table-cell office:value-type="string" calcext:value-type="string">
            <text:p>Knoppers 10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38" office:value-type="string" calcext:value-type="string">
            <text:p>03.06:</text:p>
          </table:table-cell>
          <table:table-cell table:style-name="ce42" table:formula="of:=SUMIF([.A1:.A65538];&quot;03.06.2015&quot;;[.C1:.C65538])" office:value-type="float" office:value="4.3" calcext:value-type="float">
            <text:p>4.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27" calcext:value-type="float">
            <text:p>27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04.06:</text:p>
          </table:table-cell>
          <table:table-cell table:style-name="ce42" table:formula="of:=SUMIF([.A1:.A65538];&quot;04.06.2015&quot;;[.C1:.C65538])" office:value-type="float" office:value="14.75" calcext:value-type="float">
            <text:p>14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trom</text:p>
          </table:table-cell>
          <table:table-cell table:content-validation-name="val5" office:value-type="float" office:value="86.07" calcext:value-type="float">
            <text:p>86.07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2"/>
          <table:table-cell table:style-name="ce14" table:content-validation-name="val7" office:value-type="string" calcext:value-type="string">
            <text:p>Rechnungen</text:p>
          </table:table-cell>
          <table:table-cell table:style-name="ce26" table:content-validation-name="val1" table:formula="of:=SUMIF([.D3:.D65528];&quot;Rechnungen&quot;;[.C3:.C65528])" office:value-type="float" office:value="512.72" calcext:value-type="float">
            <text:p>512.72</text:p>
          </table:table-cell>
          <table:table-cell/>
          <table:table-cell table:style-name="ce38" office:value-type="string" calcext:value-type="string">
            <text:p>05.06:</text:p>
          </table:table-cell>
          <table:table-cell table:style-name="ce41" table:formula="of:=SUMIF([.A1:.A65538];&quot;05.06.2015&quot;;[.C1:.C65538])" office:value-type="float" office:value="511.44" calcext:value-type="float">
            <text:p>511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5" table:content-validation-name="val7" office:value-type="string" calcext:value-type="string">
            <text:p>Nahrung</text:p>
          </table:table-cell>
          <table:table-cell table:style-name="ce27" table:content-validation-name="val1" table:formula="of:=SUMIF([.D3:.D65548];&quot;Nahrung&quot;;[.C3:.C65548])" office:value-type="float" office:value="166.87" calcext:value-type="float">
            <text:p>166.87</text:p>
          </table:table-cell>
          <table:table-cell/>
          <table:table-cell table:style-name="ce38" office:value-type="string" calcext:value-type="string">
            <text:p>06.06:</text:p>
          </table:table-cell>
          <table:table-cell table:style-name="ce42" table:formula="of:=SUMIF([.A1:.A65538];&quot;06.06.2015&quot;;[.C1:.C65538])" office:value-type="float" office:value="29.8" calcext:value-type="float">
            <text:p>29.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Eistee o. Z.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6" table:content-validation-name="val7" office:value-type="string" calcext:value-type="string">
            <text:p>Ausgehen</text:p>
          </table:table-cell>
          <table:table-cell table:style-name="ce28" table:content-validation-name="val1" table:formula="of:=SUMIF([.D3:.D65540];&quot;Ausgehen&quot;;[.C3:.C65540])" office:value-type="float" office:value="167.95" calcext:value-type="float">
            <text:p>167.95</text:p>
          </table:table-cell>
          <table:table-cell/>
          <table:table-cell table:style-name="ce38" office:value-type="string" calcext:value-type="string">
            <text:p>07.06:</text:p>
          </table:table-cell>
          <table:table-cell table:style-name="ce42" table:formula="of:=SUMIF([.A1:.A65538];&quot;07.06.2015&quot;;[.C1:.C65538])" office:value-type="float" office:value="38.75" calcext:value-type="float">
            <text:p>38.7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Zwiebeln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7" table:content-validation-name="val7" office:value-type="string" calcext:value-type="string">
            <text:p>Kleidung</text:p>
          </table:table-cell>
          <table:table-cell table:style-name="ce29" table:content-validation-name="val1" table:formula="of:=SUMIF([.D3:.D65537];&quot;Kleidung&quot;;[.C3:.C65537])" office:value-type="float" office:value="109.94" calcext:value-type="float">
            <text:p>109.94</text:p>
          </table:table-cell>
          <table:table-cell/>
          <table:table-cell table:style-name="ce38" office:value-type="string" calcext:value-type="string">
            <text:p>08.06:</text:p>
          </table:table-cell>
          <table:table-cell table:style-name="ce41" table:formula="of:=SUMIF([.A1:.A65538];&quot;08.06.2015&quot;;[.C1:.C65538])" office:value-type="float" office:value="5.84" calcext:value-type="float">
            <text:p>5.8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Maultasch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18" table:content-validation-name="val7" office:value-type="string" calcext:value-type="string">
            <text:p>Tabak</text:p>
          </table:table-cell>
          <table:table-cell table:style-name="ce30" table:content-validation-name="val1" table:formula="of:=SUMIF([.D3:.D65537];&quot;Tabak&quot;;[.C3:.C65537])" office:value-type="float" office:value="42.95" calcext:value-type="float">
            <text:p>42.95</text:p>
          </table:table-cell>
          <table:table-cell/>
          <table:table-cell table:style-name="ce38" office:value-type="string" calcext:value-type="string">
            <text:p>09.06:</text:p>
          </table:table-cell>
          <table:table-cell table:style-name="ce41" table:formula="of:=SUMIF([.A1:.A65538];&quot;09.06.2015&quot;;[.C1:.C65538])" office:value-type="float" office:value="24.33" calcext:value-type="float">
            <text:p>24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aft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2"/>
          <table:table-cell table:style-name="ce19" table:content-validation-name="val7" office:value-type="string" calcext:value-type="string">
            <text:p>Zucker</text:p>
          </table:table-cell>
          <table:table-cell table:style-name="ce31" table:content-validation-name="val1" table:formula="of:=SUMIF([.D3:.D65547];&quot;Zucker&quot;;[.C3:.C65547])" office:value-type="float" office:value="37.93" calcext:value-type="float">
            <text:p>37.93</text:p>
          </table:table-cell>
          <table:table-cell/>
          <table:table-cell table:style-name="ce38" office:value-type="string" calcext:value-type="string">
            <text:p>10.06:</text:p>
          </table:table-cell>
          <table:table-cell table:style-name="ce41" table:formula="of:=SUMIF([.A1:.A65538];&quot;10.06.2015&quot;;[.C1:.C65538])" office:value-type="float" office:value="8.55" calcext:value-type="float">
            <text:p>8.5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0" table:content-validation-name="val7" office:value-type="string" calcext:value-type="string">
            <text:p>Kosmetika</text:p>
          </table:table-cell>
          <table:table-cell table:style-name="ce32" table:content-validation-name="val1" table:formula="of:=SUMIF([.D3:.D65538];&quot;Kosmetika&quot;;[.C3:.C65538])" office:value-type="float" office:value="36.07" calcext:value-type="float">
            <text:p>36.07</text:p>
          </table:table-cell>
          <table:table-cell/>
          <table:table-cell table:style-name="ce38" office:value-type="string" calcext:value-type="string">
            <text:p>11.06:</text:p>
          </table:table-cell>
          <table:table-cell table:style-name="ce41" table:formula="of:=SUMIF([.A1:.A65538];&quot;11.06.2015&quot;;[.C1:.C65538])" office:value-type="float" office:value="10.03" calcext:value-type="float">
            <text:p>10.0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Obatzd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1" table:content-validation-name="val7" office:value-type="string" calcext:value-type="string">
            <text:p>Verkehr</text:p>
          </table:table-cell>
          <table:table-cell table:style-name="ce33" table:content-validation-name="val1" table:formula="of:=SUMIF([.D3:.D65540];&quot;Verkehr&quot;;[.C3:.C65540])" office:value-type="float" office:value="32.4" calcext:value-type="float">
            <text:p>32.4</text:p>
          </table:table-cell>
          <table:table-cell/>
          <table:table-cell table:style-name="ce38" office:value-type="string" calcext:value-type="string">
            <text:p>12.06:</text:p>
          </table:table-cell>
          <table:table-cell table:style-name="ce41" table:formula="of:=SUMIF([.A1:.A65538];&quot;12.06.2015&quot;;[.C1:.C65538])" office:value-type="float" office:value="34.5" calcext:value-type="float">
            <text:p>34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2" table:content-validation-name="val7" office:value-type="string" calcext:value-type="string">
            <text:p>Getränke</text:p>
          </table:table-cell>
          <table:table-cell table:style-name="ce34" table:content-validation-name="val1" table:formula="of:=SUMIF([.D3:.D65538];&quot;Getränke&quot;;[.C3:.C65538])" office:value-type="float" office:value="35.9" calcext:value-type="float">
            <text:p>35.9</text:p>
          </table:table-cell>
          <table:table-cell/>
          <table:table-cell table:style-name="ce38" office:value-type="string" calcext:value-type="string">
            <text:p>13.06:</text:p>
          </table:table-cell>
          <table:table-cell table:style-name="ce41" table:formula="of:=SUMIF([.A1:.A65538];&quot;13.06.2015&quot;;[.C1:.C65538])" office:value-type="float" office:value="19.52" calcext:value-type="float">
            <text:p>19.5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Schnittlauch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3" table:content-validation-name="val7" office:value-type="string" calcext:value-type="string">
            <text:p>Amazon</text:p>
          </table:table-cell>
          <table:table-cell table:style-name="ce35" table:content-validation-name="val1" table:formula="of:=SUMIF([.D3:.D65537];&quot;Amazon&quot;;[.C3:.C65537])" office:value-type="float" office:value="12.8" calcext:value-type="float">
            <text:p>12.8</text:p>
          </table:table-cell>
          <table:table-cell/>
          <table:table-cell table:style-name="ce38" office:value-type="string" calcext:value-type="string">
            <text:p>14.06:</text:p>
          </table:table-cell>
          <table:table-cell table:style-name="ce41" table:formula="of:=SUMIF([.A1:.A65538];&quot;14.06.2015&quot;;[.C1:.C65538])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tersili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2"/>
          <table:table-cell table:style-name="ce24" table:content-validation-name="val7" office:value-type="string" calcext:value-type="string">
            <text:p>Kaffee</text:p>
          </table:table-cell>
          <table:table-cell table:style-name="ce36" table:content-validation-name="val1" table:formula="of:=SUMIF([.D3:.D65540];&quot;Kaffee&quot;;[.C3:.C65540])" office:value-type="float" office:value="7.76" calcext:value-type="float">
            <text:p>7.76</text:p>
          </table:table-cell>
          <table:table-cell/>
          <table:table-cell table:style-name="ce38" office:value-type="string" calcext:value-type="string">
            <text:p>15.06:</text:p>
          </table:table-cell>
          <table:table-cell table:style-name="ce41" table:formula="of:=SUMIF([.A1:.A65538];&quot;15.06.2015&quot;;[.C1:.C65538])" office:value-type="float" office:value="6.91" calcext:value-type="float">
            <text:p>6.91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Pesto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2"/>
          <table:table-cell table:style-name="ce25" table:content-validation-name="val7" office:value-type="string" calcext:value-type="string">
            <text:p>Sonstiges</text:p>
          </table:table-cell>
          <table:table-cell table:style-name="ce36" table:content-validation-name="val1" table:formula="of:=SUMIF([.D3:.D65536];&quot;Sonstiges&quot;;[.C3:.C65536])" office:value-type="float" office:value="6.57" calcext:value-type="float">
            <text:p>6.57</text:p>
          </table:table-cell>
          <table:table-cell/>
          <table:table-cell table:style-name="ce38" office:value-type="string" calcext:value-type="string">
            <text:p>16.06:</text:p>
          </table:table-cell>
          <table:table-cell table:style-name="ce41" table:formula="of:=SUMIF([.A1:.A65538];&quot;16.06.2015&quot;;[.C1:.C65538])" office:value-type="float" office:value="5.85" calcext:value-type="float">
            <text:p>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Tortilla-Chips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2"/>
          <table:table-cell table:content-validation-name="val7"/>
          <table:table-cell table:content-validation-name="val1"/>
          <table:table-cell/>
          <table:table-cell table:style-name="ce38" office:value-type="string" calcext:value-type="string">
            <text:p>17.06:</text:p>
          </table:table-cell>
          <table:table-cell table:style-name="ce41" table:formula="of:=SUMIF([.A1:.A65538];&quot;17.06.2015&quot;;[.C1:.C65538])" office:value-type="float" office:value="13.97" calcext:value-type="float">
            <text:p>13.9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Clausthal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8.06:</text:p>
          </table:table-cell>
          <table:table-cell table:style-name="ce41" table:formula="of:=SUMIF([.A1:.A65538];&quot;18.06.2015&quot;;[.C1:.C65538])" office:value-type="float" office:value="26.9" calcext:value-type="float">
            <text:p>26.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2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3.46" calcext:value-type="float">
            <text:p>-3.4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19.06:</text:p>
          </table:table-cell>
          <table:table-cell table:style-name="ce41" table:formula="of:=SUMIF([.A1:.A65538];&quot;19.06.2015&quot;;[.C1:.C65538])" office:value-type="float" office:value="41.57" calcext:value-type="float">
            <text:p>41.57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amembert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0.06:</text:p>
          </table:table-cell>
          <table:table-cell table:style-name="ce41" table:formula="of:=SUMIF([.A1:.A65538];&quot;20.06.2015&quot;;[.C1:.C65538])" office:value-type="float" office:value="8.33" calcext:value-type="float">
            <text:p>8.3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Feta</text:p>
          </table:table-cell>
          <table:table-cell table:content-validation-name="val5" office:value-type="float" office:value="0.68" calcext:value-type="float">
            <text:p>0.6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1.06:</text:p>
          </table:table-cell>
          <table:table-cell table:style-name="ce41" table:formula="of:=SUMIF([.A1:.A65538];&quot;21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1.01" calcext:value-type="float">
            <text:p>1.01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2.06:</text:p>
          </table:table-cell>
          <table:table-cell table:style-name="ce41" table:formula="of:=SUMIF([.A1:.A65538];&quot;22.06.2015&quot;;[.C1:.C65538])" office:value-type="float" office:value="4.73" calcext:value-type="float">
            <text:p>4.73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albei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3.06:</text:p>
          </table:table-cell>
          <table:table-cell table:style-name="ce41" table:formula="of:=SUMIF([.A1:.A65538];&quot;23.06.2015&quot;;[.C1:.C65538])" office:value-type="float" office:value="19.05" calcext:value-type="float">
            <text:p>19.0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4.06:</text:p>
          </table:table-cell>
          <table:table-cell table:style-name="ce41" table:formula="of:=SUMIF([.A1:.A65538];&quot;24.06.2015&quot;;[.C1:.C65538])" office:value-type="float" office:value="21.29" calcext:value-type="float">
            <text:p>21.29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5.06:</text:p>
          </table:table-cell>
          <table:table-cell table:style-name="ce41" table:formula="of:=SUMIF([.A1:.A65538];&quot;25.06.2015&quot;;[.C1:.C65538])" office:value-type="float" office:value="16.32" calcext:value-type="float">
            <text:p>16.32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6.06:</text:p>
          </table:table-cell>
          <table:table-cell table:style-name="ce41" table:formula="of:=SUMIF([.A1:.A65538];&quot;26.06.2015&quot;;[.C1:.C65538])" office:value-type="float" office:value="5.44" calcext:value-type="float">
            <text:p>5.4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3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2.5" calcext:value-type="float">
            <text:p>-2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7.06:</text:p>
          </table:table-cell>
          <table:table-cell table:style-name="ce41" table:formula="of:=SUMIF([.A1:.A65538];&quot;27.06.2015&quot;;[.C1:.C65538])" office:value-type="float" office:value="124.94" calcext:value-type="float">
            <text:p>124.94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8.06:</text:p>
          </table:table-cell>
          <table:table-cell table:style-name="ce41" table:formula="of:=SUMIF([.A1:.A65538];&quot;28.06.2015&quot;;[.C1:.C65538])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Croissants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8" office:value-type="string" calcext:value-type="string">
            <text:p>29.06:</text:p>
          </table:table-cell>
          <table:table-cell table:style-name="ce41" table:formula="of:=SUMIF([.A1:.A65538];&quot;29.06.2015&quot;;[.C1:.C65538])" office:value-type="float" office:value="15.85" calcext:value-type="float">
            <text:p>15.8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/>
          <table:table-cell table:style-name="ce39" office:value-type="string" calcext:value-type="string">
            <text:p>30.06:</text:p>
          </table:table-cell>
          <table:table-cell table:style-name="ce43" table:formula="of:=SUMIF([.A1:.A65538];&quot;30.06.2015&quot;;[.C1:.C65538])" office:value-type="float" office:value="12.5" calcext:value-type="float">
            <text:p>12.5</text:p>
          </table:table-cell>
          <table:table-cell table:number-columns-repeated="1013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4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Geschenk Callways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Apotheke Oma</text:p>
          </table:table-cell>
          <table:table-cell table:content-validation-name="val5" office:value-type="float" office:value="52.65" calcext:value-type="float">
            <text:p>52.6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Deo</text:p>
          </table:table-cell>
          <table:table-cell table:content-validation-name="val5" office:value-type="float" office:value="2.69" calcext:value-type="float">
            <text:p>2.6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Zeitungen</text:p>
          </table:table-cell>
          <table:table-cell table:content-validation-name="val5" office:value-type="float" office:value="12.8" calcext:value-type="float">
            <text:p>12.8</text:p>
          </table:table-cell>
          <table:table-cell table:content-validation-name="val6" office:value-type="string" calcext:value-type="string">
            <text:p>Amazo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deka vor Bus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Essen Barbara</text:p>
          </table:table-cell>
          <table:table-cell table:content-validation-name="val5" office:value-type="float" office:value="27.35" calcext:value-type="float">
            <text:p>27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5.06.2015</text:p>
          </table:table-cell>
          <table:table-cell office:value-type="string" calcext:value-type="string">
            <text:p>Hemd</text:p>
          </table:table-cell>
          <table:table-cell table:content-validation-name="val5" office:value-type="float" office:value="39.95" calcext:value-type="float">
            <text:p>39.95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Tanken</text:p>
          </table:table-cell>
          <table:table-cell table:content-validation-name="val5" office:value-type="float" office:value="28.85" calcext:value-type="float">
            <text:p>28.8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6.06.2015</text:p>
          </table:table-cell>
          <table:table-cell office:value-type="string" calcext:value-type="string">
            <text:p>Duschgel Mini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Brunch</text:p>
          </table:table-cell>
          <table:table-cell table:content-validation-name="val5" office:value-type="float" office:value="32" calcext:value-type="float">
            <text:p>3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7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75" calcext:value-type="float">
            <text:p>6.7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adieschen</text:p>
          </table:table-cell>
          <table:table-cell table:content-validation-name="val5" office:value-type="float" office:value="0.17" calcext:value-type="float">
            <text:p>0.1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/>
          <table:table-cell office:value-type="string" calcext:value-type="string">
            <text:p>jetzt mit A4 Formatierung!</text:p>
          </table:table-cell>
          <table:table-cell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Handy Guthaben</text:p>
          </table:table-cell>
          <table:table-cell table:content-validation-name="val5" office:value-type="float" office:value="15" calcext:value-type="float">
            <text:p>15</text:p>
          </table:table-cell>
          <table:table-cell table:content-validation-name="val6" office:value-type="string" calcext:value-type="string">
            <text:p>Rechnung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09.06.2015</text:p>
          </table:table-cell>
          <table:table-cell office:value-type="string" calcext:value-type="string">
            <text:p>Taschentücher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Kürbiskerne</text:p>
          </table:table-cell>
          <table:table-cell table:content-validation-name="val5" office:value-type="float" office:value="1.89" calcext:value-type="float">
            <text:p>1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Gurken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64" calcext:value-type="float">
            <text:p>0.6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48" calcext:value-type="float">
            <text:p>-2.4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Rasierschaum</text:p>
          </table:table-cell>
          <table:table-cell table:content-validation-name="val5" office:value-type="float" office:value="1.55" calcext:value-type="float">
            <text:p>1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krotuch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ineral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iwi</text:p>
          </table:table-cell>
          <table:table-cell table:content-validation-name="val5" office:value-type="float" office:value="1.16" calcext:value-type="float">
            <text:p>1.16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Käse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1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9.6" calcext:value-type="float">
            <text:p>9.6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Minigolf+Bier</text:p>
          </table:table-cell>
          <table:table-cell table:content-validation-name="val5" office:value-type="float" office:value="10" calcext:value-type="float">
            <text:p>10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rezel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Flammkuchen</text:p>
          </table:table-cell>
          <table:table-cell table:content-validation-name="val5" office:value-type="float" office:value="5.9" calcext:value-type="float">
            <text:p>5.9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2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7" calcext:value-type="float">
            <text:p>7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5" calcext:value-type="float">
            <text:p>0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SchwipSchwap oZ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7" calcext:value-type="float">
            <text:p>0.9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üllbeutel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äse Bio</text:p>
          </table:table-cell>
          <table:table-cell table:content-validation-name="val5" office:value-type="float" office:value="1.99" calcext:value-type="float">
            <text:p>1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ucol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Gurken </text:p>
          </table:table-cell>
          <table:table-cell table:content-validation-name="val5" office:value-type="float" office:value="1.18" calcext:value-type="float">
            <text:p>1.1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Joghurt Bio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69" calcext:value-type="float">
            <text:p>0.6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3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5" calcext:value-type="float">
            <text:p>1.5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4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8" calcext:value-type="float">
            <text:p>8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1.03" calcext:value-type="float">
            <text:p>1.0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Ziegenkäse</text:p>
          </table:table-cell>
          <table:table-cell table:content-validation-name="val5" office:value-type="float" office:value="1.79" calcext:value-type="float">
            <text:p>1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effer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Mandeln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6.06.2015</text:p>
          </table:table-cell>
          <table:table-cell office:value-type="string" calcext:value-type="string">
            <text:p>Peperoni eingel.</text:p>
          </table:table-cell>
          <table:table-cell table:content-validation-name="val5" office:value-type="float" office:value="1.85" calcext:value-type="float">
            <text:p>1.8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ashewkerne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Oliven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io-Soja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Leergut</text:p>
          </table:table-cell>
          <table:table-cell table:content-validation-name="val5" office:value-type="float" office:value="-1" calcext:value-type="float">
            <text:p>-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Melone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7.06.2015</text:p>
          </table:table-cell>
          <table:table-cell office:value-type="string" calcext:value-type="string">
            <text:p>Veg. Aufstrich</text:p>
          </table:table-cell>
          <table:table-cell table:content-validation-name="val5" office:value-type="float" office:value="1.45" calcext:value-type="float">
            <text:p>1.4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2" calcext:value-type="float">
            <text:p>2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asilikum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Rotkraut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Käse <text:s text:c="2"/></text:p>
          </table:table-cell>
          <table:table-cell table:content-validation-name="val5" office:value-type="float" office:value="1.69" calcext:value-type="float">
            <text:p>1.6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ein</text:p>
          </table:table-cell>
          <table:table-cell table:content-validation-name="val5" office:value-type="float" office:value="3.59" calcext:value-type="float">
            <text:p>3.5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Cola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 Brot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Hummus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Moevenpick 2*</text:p>
          </table:table-cell>
          <table:table-cell table:content-validation-name="val5" office:value-type="float" office:value="7.76" calcext:value-type="float">
            <text:p>7.76</text:p>
          </table:table-cell>
          <table:table-cell table:content-validation-name="val6" office:value-type="string" calcext:value-type="string">
            <text:p>Kaffe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8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12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Essen Inder</text:p>
          </table:table-cell>
          <table:table-cell table:content-validation-name="val5" office:value-type="float" office:value="35" calcext:value-type="float">
            <text:p>35</text:p>
          </table:table-cell>
          <table:table-cell table:style-name="Default"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9" calcext:value-type="float">
            <text:p>0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mark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1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2.58" calcext:value-type="float">
            <text:p>2.5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Mohrenköpfe Callways</text:p>
          </table:table-cell>
          <table:table-cell table:content-validation-name="val5" office:value-type="float" office:value="1.98" calcext:value-type="float">
            <text:p>1.98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4" calcext:value-type="float">
            <text:p>0.8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rot </text:p>
          </table:table-cell>
          <table:table-cell table:content-validation-name="val5" office:value-type="float" office:value="1.39" calcext:value-type="float">
            <text:p>1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98" calcext:value-type="float">
            <text:p>0.9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" calcext:value-type="float">
            <text:p>-2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57" calcext:value-type="float">
            <text:p>0.57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2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9" calcext:value-type="float">
            <text:p>11.9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abatt Rasierklingen</text:p>
          </table:table-cell>
          <table:table-cell table:content-validation-name="val5" office:value-type="float" office:value="-2.4" calcext:value-type="float">
            <text:p>-2.4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Emmentaler</text:p>
          </table:table-cell>
          <table:table-cell table:content-validation-name="val5" office:value-type="float" office:value="1.27" calcext:value-type="float">
            <text:p>1.2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Jev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78" calcext:value-type="float">
            <text:p>1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Nüssle</text:p>
          </table:table-cell>
          <table:table-cell table:content-validation-name="val5" office:value-type="float" office:value="0.44" calcext:value-type="float">
            <text:p>0.4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3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Vitamintabletten Brause</text:p>
          </table:table-cell>
          <table:table-cell table:content-validation-name="val5" office:value-type="float" office:value="0.9" calcext:value-type="float">
            <text:p>0.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Rasierklingen</text:p>
          </table:table-cell>
          <table:table-cell table:content-validation-name="val5" office:value-type="float" office:value="11.95" calcext:value-type="float">
            <text:p>11.9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45" calcext:value-type="float">
            <text:p>0.4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rownies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9" calcext:value-type="float">
            <text:p>0.7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4.06.2015</text:p>
          </table:table-cell>
          <table:table-cell office:value-type="string" calcext:value-type="string">
            <text:p>Paprika Sptz</text:p>
          </table:table-cell>
          <table:table-cell table:content-validation-name="val5" office:value-type="float" office:value="1.29" calcext:value-type="float">
            <text:p>1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office:value-type="string" calcext:value-type="string">
            <text:p>25.06.2015</text:p>
          </table:table-cell>
          <table:table-cell office:value-type="string" calcext:value-type="string">
            <text:p>Milch</text:p>
          </table:table-cell>
          <table:table-cell office:value-type="float" office:value="1.09" calcext:value-type="float">
            <text:p>1.09</text:p>
          </table:table-cell>
          <table:table-cell table:style-name="Default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Soja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6.1" calcext:value-type="float">
            <text:p>6.1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1" calcext:value-type="float">
            <text:p>-1.91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Lassi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5" calcext:value-type="float">
            <text:p>0.7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Olivenpesto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Knoblauch eingeleg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5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3" calcext:value-type="float">
            <text:p>0.23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5" calcext:value-type="float">
            <text:p>1.1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Veg. Frikadell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Donut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6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Hose</text:p>
          </table:table-cell>
          <table:table-cell table:content-validation-name="val5" office:value-type="float" office:value="69.99" calcext:value-type="float">
            <text:p>69.99</text:p>
          </table:table-cell>
          <table:table-cell table:content-validation-name="val6" office:value-type="string" calcext:value-type="string">
            <text:p>Kleid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Tierpark</text:p>
          </table:table-cell>
          <table:table-cell table:content-validation-name="val5" office:value-type="float" office:value="24" calcext:value-type="float">
            <text:p>24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Tierpark</text:p>
          </table:table-cell>
          <table:table-cell table:content-validation-name="val5" office:value-type="float" office:value="4.2" calcext:value-type="float">
            <text:p>4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Fahrkarten</text:p>
          </table:table-cell>
          <table:table-cell table:content-validation-name="val5" office:value-type="float" office:value="5.4" calcext:value-type="float">
            <text:p>5.4</text:p>
          </table:table-cell>
          <table:table-cell table:content-validation-name="val6" office:value-type="string" calcext:value-type="string">
            <text:p>Verkeh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Essen Tierpark</text:p>
          </table:table-cell>
          <table:table-cell table:content-validation-name="val5" office:value-type="float" office:value="12.1" calcext:value-type="float">
            <text:p>12.1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.2" calcext:value-type="float">
            <text:p>1.2</text:p>
          </table:table-cell>
          <table:table-cell table:content-validation-name="val6" office:value-type="string" calcext:value-type="string">
            <text:p>Ausgehen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4.75" calcext:value-type="float">
            <text:p>4.7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7.06.2015</text:p>
          </table:table-cell>
          <table:table-cell office:value-type="string" calcext:value-type="string">
            <text:p>dm</text:p>
          </table:table-cell>
          <table:table-cell table:content-validation-name="val5" office:value-type="float" office:value="2.9" calcext:value-type="float">
            <text:p>2.9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7" calcext:value-type="float">
            <text:p>0.8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schnitten</text:p>
          </table:table-cell>
          <table:table-cell table:content-validation-name="val5" office:value-type="float" office:value="1.59" calcext:value-type="float">
            <text:p>1.59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1.9" calcext:value-type="float">
            <text:p>1.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Tabak, Papers, Filter</text:p>
          </table:table-cell>
          <table:table-cell table:content-validation-name="val5" office:value-type="float" office:value="5" calcext:value-type="float">
            <text:p>5</text:p>
          </table:table-cell>
          <table:table-cell table:content-validation-name="val6" office:value-type="string" calcext:value-type="string">
            <text:p>Tabak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75" calcext:value-type="float">
            <text:p>-0.7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77" calcext:value-type="float">
            <text:p>0.77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39" calcext:value-type="float">
            <text:p>0.3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29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Feuchttücher</text:p>
          </table:table-cell>
          <table:table-cell table:content-validation-name="val5" office:value-type="float" office:value="1.25" calcext:value-type="float">
            <text:p>1.2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Duschgel <text:s text:c="3"/>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Kosmetika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Eier Bio</text:p>
          </table:table-cell>
          <table:table-cell table:content-validation-name="val5" office:value-type="float" office:value="2.09" calcext:value-type="float">
            <text:p>2.09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ier</text:p>
          </table:table-cell>
          <table:table-cell table:content-validation-name="val5" office:value-type="float" office:value="2.85" calcext:value-type="float">
            <text:p>2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Apfelsaft</text:p>
          </table:table-cell>
          <table:table-cell table:content-validation-name="val5" office:value-type="float" office:value="1.49" calcext:value-type="float">
            <text:p>1.49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Lipton Eistee oZ</text:p>
          </table:table-cell>
          <table:table-cell table:content-validation-name="val5" office:value-type="float" office:value="0.85" calcext:value-type="float">
            <text:p>0.85</text:p>
          </table:table-cell>
          <table:table-cell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 office:value-type="string" calcext:value-type="string">
            <text:p>30.06.20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content-validation-name="val6" office:value-type="string" calcext:value-type="string">
            <text:p>Sonstiges</text:p>
          </table:table-cell>
          <table:table-cell table:number-columns-repeated="3"/>
          <table:table-cell table:content-validation-name="val1"/>
          <table:table-cell table:number-columns-repeated="1016"/>
        </table:table-row>
        <table:table-row table:style-name="ro2" table:number-rows-repeated="1048286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3"/>
          <table:table-cell table:content-validation-name="val1"/>
          <table:table-cell table:number-columns-repeated="1016"/>
        </table:table-row>
        <calcext:conditional-formats>
          <calcext:conditional-format calcext:target-range-address="'Juni 15'.D227:'Juni 15'.D1048576 'Juni 15'.D3:'Juni 15'.D176 'Juni 15'.D178:'Juni 15'.D225">
            <calcext:condition calcext:apply-style-name="Amazon" calcext:value="=&quot;Amazon&quot;" calcext:base-cell-address="Kategorien.D3"/>
            <calcext:condition calcext:apply-style-name="Ausgehen" calcext:value="=&quot;Ausgehen&quot;" calcext:base-cell-address="Kategorien.D3"/>
            <calcext:condition calcext:apply-style-name="Getränke" calcext:value="=&quot;Getränke&quot;" calcext:base-cell-address="Kategorien.D3"/>
            <calcext:condition calcext:apply-style-name="Kaffee" calcext:value="=&quot;Kaffee&quot;" calcext:base-cell-address="Kategorien.D3"/>
            <calcext:condition calcext:apply-style-name="Kleidung" calcext:value="=&quot;Kleidung&quot;" calcext:base-cell-address="Kategorien.D3"/>
            <calcext:condition calcext:apply-style-name="Kosmetika" calcext:value="=&quot;Kosmetika&quot;" calcext:base-cell-address="Kategorien.D3"/>
            <calcext:condition calcext:apply-style-name="Nahrung" calcext:value="=&quot;Nahrung&quot;" calcext:base-cell-address="Kategorien.D3"/>
            <calcext:condition calcext:apply-style-name="Rechnungen" calcext:value="=&quot;Rechnungen&quot;" calcext:base-cell-address="Kategorien.D3"/>
            <calcext:condition calcext:apply-style-name="Sonstiges" calcext:value="=&quot;Sonstiges&quot;" calcext:base-cell-address="Kategorien.D3"/>
            <calcext:condition calcext:apply-style-name="Tabak" calcext:value="=&quot;Tabak&quot;" calcext:base-cell-address="Kategorien.D3"/>
            <calcext:condition calcext:apply-style-name="Verkehr" calcext:value="=&quot;Verkehr&quot;" calcext:base-cell-address="Kategorien.D3"/>
            <calcext:condition calcext:apply-style-name="Zucker" calcext:value="=&quot;Zucker&quot;" calcext:base-cell-address="Kategorien.D3"/>
          </calcext:conditional-format>
          <calcext:conditional-format calcext:target-range-address="'Juni 15'.G9:'Juni 15'.G9">
            <calcext:condition calcext:apply-style-name="Amazon" calcext:value="=&quot;Amazon&quot;" calcext:base-cell-address="Kategorien.G9"/>
            <calcext:condition calcext:apply-style-name="Ausgehen" calcext:value="=&quot;Ausgehen&quot;" calcext:base-cell-address="Kategorien.G9"/>
            <calcext:condition calcext:apply-style-name="Getränke" calcext:value="=&quot;Getränke&quot;" calcext:base-cell-address="Kategorien.G9"/>
            <calcext:condition calcext:apply-style-name="Kaffee" calcext:value="=&quot;Kaffee&quot;" calcext:base-cell-address="Kategorien.G9"/>
            <calcext:condition calcext:apply-style-name="Kleidung" calcext:value="=&quot;Kleidung&quot;" calcext:base-cell-address="Kategorien.G9"/>
            <calcext:condition calcext:apply-style-name="Kosmetika" calcext:value="=&quot;Kosmetika&quot;" calcext:base-cell-address="Kategorien.G9"/>
            <calcext:condition calcext:apply-style-name="Nahrung" calcext:value="=&quot;Nahrung&quot;" calcext:base-cell-address="Kategorien.G9"/>
            <calcext:condition calcext:apply-style-name="Rechnungen" calcext:value="=&quot;Rechnungen&quot;" calcext:base-cell-address="Kategorien.G9"/>
            <calcext:condition calcext:apply-style-name="Sonstiges" calcext:value="=&quot;Sonstiges&quot;" calcext:base-cell-address="Kategorien.G9"/>
            <calcext:condition calcext:apply-style-name="Tabak" calcext:value="=&quot;Tabak&quot;" calcext:base-cell-address="Kategorien.G9"/>
            <calcext:condition calcext:apply-style-name="Verkehr" calcext:value="=&quot;Verkehr&quot;" calcext:base-cell-address="Kategorien.G9"/>
            <calcext:condition calcext:apply-style-name="Zucker" calcext:value="=&quot;Zucker&quot;" calcext:base-cell-address="Kategorien.G9"/>
          </calcext:conditional-format>
          <calcext:conditional-format calcext:target-range-address="'Juni 15'.G10:'Juni 15'.G10">
            <calcext:condition calcext:apply-style-name="Amazon" calcext:value="=&quot;Amazon&quot;" calcext:base-cell-address="Kategorien.G10"/>
            <calcext:condition calcext:apply-style-name="Ausgehen" calcext:value="=&quot;Ausgehen&quot;" calcext:base-cell-address="Kategorien.G10"/>
            <calcext:condition calcext:apply-style-name="Getränke" calcext:value="=&quot;Getränke&quot;" calcext:base-cell-address="Kategorien.G10"/>
            <calcext:condition calcext:apply-style-name="Kaffee" calcext:value="=&quot;Kaffee&quot;" calcext:base-cell-address="Kategorien.G10"/>
            <calcext:condition calcext:apply-style-name="Kleidung" calcext:value="=&quot;Kleidung&quot;" calcext:base-cell-address="Kategorien.G10"/>
            <calcext:condition calcext:apply-style-name="Kosmetika" calcext:value="=&quot;Kosmetika&quot;" calcext:base-cell-address="Kategorien.G10"/>
            <calcext:condition calcext:apply-style-name="Nahrung" calcext:value="=&quot;Nahrung&quot;" calcext:base-cell-address="Kategorien.G10"/>
            <calcext:condition calcext:apply-style-name="Rechnungen" calcext:value="=&quot;Rechnungen&quot;" calcext:base-cell-address="Kategorien.G10"/>
            <calcext:condition calcext:apply-style-name="Sonstiges" calcext:value="=&quot;Sonstiges&quot;" calcext:base-cell-address="Kategorien.G10"/>
            <calcext:condition calcext:apply-style-name="Tabak" calcext:value="=&quot;Tabak&quot;" calcext:base-cell-address="Kategorien.G10"/>
            <calcext:condition calcext:apply-style-name="Verkehr" calcext:value="=&quot;Verkehr&quot;" calcext:base-cell-address="Kategorien.G10"/>
            <calcext:condition calcext:apply-style-name="Zucker" calcext:value="=&quot;Zucker&quot;" calcext:base-cell-address="Kategorien.G10"/>
          </calcext:conditional-format>
          <calcext:conditional-format calcext:target-range-address="'Juni 15'.G11:'Juni 15'.G11">
            <calcext:condition calcext:apply-style-name="Amazon" calcext:value="=&quot;Amazon&quot;" calcext:base-cell-address="Kategorien.G11"/>
            <calcext:condition calcext:apply-style-name="Ausgehen" calcext:value="=&quot;Ausgehen&quot;" calcext:base-cell-address="Kategorien.G11"/>
            <calcext:condition calcext:apply-style-name="Getränke" calcext:value="=&quot;Getränke&quot;" calcext:base-cell-address="Kategorien.G11"/>
            <calcext:condition calcext:apply-style-name="Kaffee" calcext:value="=&quot;Kaffee&quot;" calcext:base-cell-address="Kategorien.G11"/>
            <calcext:condition calcext:apply-style-name="Kleidung" calcext:value="=&quot;Kleidung&quot;" calcext:base-cell-address="Kategorien.G11"/>
            <calcext:condition calcext:apply-style-name="Kosmetika" calcext:value="=&quot;Kosmetika&quot;" calcext:base-cell-address="Kategorien.G11"/>
            <calcext:condition calcext:apply-style-name="Nahrung" calcext:value="=&quot;Nahrung&quot;" calcext:base-cell-address="Kategorien.G11"/>
            <calcext:condition calcext:apply-style-name="Rechnungen" calcext:value="=&quot;Rechnungen&quot;" calcext:base-cell-address="Kategorien.G11"/>
            <calcext:condition calcext:apply-style-name="Sonstiges" calcext:value="=&quot;Sonstiges&quot;" calcext:base-cell-address="Kategorien.G11"/>
            <calcext:condition calcext:apply-style-name="Tabak" calcext:value="=&quot;Tabak&quot;" calcext:base-cell-address="Kategorien.G11"/>
            <calcext:condition calcext:apply-style-name="Verkehr" calcext:value="=&quot;Verkehr&quot;" calcext:base-cell-address="Kategorien.G11"/>
            <calcext:condition calcext:apply-style-name="Zucker" calcext:value="=&quot;Zucker&quot;" calcext:base-cell-address="Kategorien.G11"/>
          </calcext:conditional-format>
          <calcext:conditional-format calcext:target-range-address="'Juni 15'.G12:'Juni 15'.G12">
            <calcext:condition calcext:apply-style-name="Amazon" calcext:value="=&quot;Amazon&quot;" calcext:base-cell-address="Kategorien.G12"/>
            <calcext:condition calcext:apply-style-name="Ausgehen" calcext:value="=&quot;Ausgehen&quot;" calcext:base-cell-address="Kategorien.G12"/>
            <calcext:condition calcext:apply-style-name="Getränke" calcext:value="=&quot;Getränke&quot;" calcext:base-cell-address="Kategorien.G12"/>
            <calcext:condition calcext:apply-style-name="Kaffee" calcext:value="=&quot;Kaffee&quot;" calcext:base-cell-address="Kategorien.G12"/>
            <calcext:condition calcext:apply-style-name="Kleidung" calcext:value="=&quot;Kleidung&quot;" calcext:base-cell-address="Kategorien.G12"/>
            <calcext:condition calcext:apply-style-name="Kosmetika" calcext:value="=&quot;Kosmetika&quot;" calcext:base-cell-address="Kategorien.G12"/>
            <calcext:condition calcext:apply-style-name="Nahrung" calcext:value="=&quot;Nahrung&quot;" calcext:base-cell-address="Kategorien.G12"/>
            <calcext:condition calcext:apply-style-name="Rechnungen" calcext:value="=&quot;Rechnungen&quot;" calcext:base-cell-address="Kategorien.G12"/>
            <calcext:condition calcext:apply-style-name="Sonstiges" calcext:value="=&quot;Sonstiges&quot;" calcext:base-cell-address="Kategorien.G12"/>
            <calcext:condition calcext:apply-style-name="Tabak" calcext:value="=&quot;Tabak&quot;" calcext:base-cell-address="Kategorien.G12"/>
            <calcext:condition calcext:apply-style-name="Verkehr" calcext:value="=&quot;Verkehr&quot;" calcext:base-cell-address="Kategorien.G12"/>
            <calcext:condition calcext:apply-style-name="Zucker" calcext:value="=&quot;Zucker&quot;" calcext:base-cell-address="Kategorien.G12"/>
          </calcext:conditional-format>
          <calcext:conditional-format calcext:target-range-address="'Juni 15'.G13:'Juni 15'.G13">
            <calcext:condition calcext:apply-style-name="Amazon" calcext:value="=&quot;Amazon&quot;" calcext:base-cell-address="Kategorien.G13"/>
            <calcext:condition calcext:apply-style-name="Ausgehen" calcext:value="=&quot;Ausgehen&quot;" calcext:base-cell-address="Kategorien.G13"/>
            <calcext:condition calcext:apply-style-name="Getränke" calcext:value="=&quot;Getränke&quot;" calcext:base-cell-address="Kategorien.G13"/>
            <calcext:condition calcext:apply-style-name="Kaffee" calcext:value="=&quot;Kaffee&quot;" calcext:base-cell-address="Kategorien.G13"/>
            <calcext:condition calcext:apply-style-name="Kleidung" calcext:value="=&quot;Kleidung&quot;" calcext:base-cell-address="Kategorien.G13"/>
            <calcext:condition calcext:apply-style-name="Kosmetika" calcext:value="=&quot;Kosmetika&quot;" calcext:base-cell-address="Kategorien.G13"/>
            <calcext:condition calcext:apply-style-name="Nahrung" calcext:value="=&quot;Nahrung&quot;" calcext:base-cell-address="Kategorien.G13"/>
            <calcext:condition calcext:apply-style-name="Rechnungen" calcext:value="=&quot;Rechnungen&quot;" calcext:base-cell-address="Kategorien.G13"/>
            <calcext:condition calcext:apply-style-name="Sonstiges" calcext:value="=&quot;Sonstiges&quot;" calcext:base-cell-address="Kategorien.G13"/>
            <calcext:condition calcext:apply-style-name="Tabak" calcext:value="=&quot;Tabak&quot;" calcext:base-cell-address="Kategorien.G13"/>
            <calcext:condition calcext:apply-style-name="Verkehr" calcext:value="=&quot;Verkehr&quot;" calcext:base-cell-address="Kategorien.G13"/>
            <calcext:condition calcext:apply-style-name="Zucker" calcext:value="=&quot;Zucker&quot;" calcext:base-cell-address="Kategorien.G13"/>
          </calcext:conditional-format>
          <calcext:conditional-format calcext:target-range-address="'Juni 15'.G14:'Juni 15'.G14">
            <calcext:condition calcext:apply-style-name="Amazon" calcext:value="=&quot;Amazon&quot;" calcext:base-cell-address="Kategorien.G14"/>
            <calcext:condition calcext:apply-style-name="Ausgehen" calcext:value="=&quot;Ausgehen&quot;" calcext:base-cell-address="Kategorien.G14"/>
            <calcext:condition calcext:apply-style-name="Getränke" calcext:value="=&quot;Getränke&quot;" calcext:base-cell-address="Kategorien.G14"/>
            <calcext:condition calcext:apply-style-name="Kaffee" calcext:value="=&quot;Kaffee&quot;" calcext:base-cell-address="Kategorien.G14"/>
            <calcext:condition calcext:apply-style-name="Kleidung" calcext:value="=&quot;Kleidung&quot;" calcext:base-cell-address="Kategorien.G14"/>
            <calcext:condition calcext:apply-style-name="Kosmetika" calcext:value="=&quot;Kosmetika&quot;" calcext:base-cell-address="Kategorien.G14"/>
            <calcext:condition calcext:apply-style-name="Nahrung" calcext:value="=&quot;Nahrung&quot;" calcext:base-cell-address="Kategorien.G14"/>
            <calcext:condition calcext:apply-style-name="Rechnungen" calcext:value="=&quot;Rechnungen&quot;" calcext:base-cell-address="Kategorien.G14"/>
            <calcext:condition calcext:apply-style-name="Sonstiges" calcext:value="=&quot;Sonstiges&quot;" calcext:base-cell-address="Kategorien.G14"/>
            <calcext:condition calcext:apply-style-name="Tabak" calcext:value="=&quot;Tabak&quot;" calcext:base-cell-address="Kategorien.G14"/>
            <calcext:condition calcext:apply-style-name="Verkehr" calcext:value="=&quot;Verkehr&quot;" calcext:base-cell-address="Kategorien.G14"/>
            <calcext:condition calcext:apply-style-name="Zucker" calcext:value="=&quot;Zucker&quot;" calcext:base-cell-address="Kategorien.G14"/>
          </calcext:conditional-format>
          <calcext:conditional-format calcext:target-range-address="'Juni 15'.G15:'Juni 15'.G15">
            <calcext:condition calcext:apply-style-name="Amazon" calcext:value="=&quot;Amazon&quot;" calcext:base-cell-address="Kategorien.G15"/>
            <calcext:condition calcext:apply-style-name="Ausgehen" calcext:value="=&quot;Ausgehen&quot;" calcext:base-cell-address="Kategorien.G15"/>
            <calcext:condition calcext:apply-style-name="Getränke" calcext:value="=&quot;Getränke&quot;" calcext:base-cell-address="Kategorien.G15"/>
            <calcext:condition calcext:apply-style-name="Kaffee" calcext:value="=&quot;Kaffee&quot;" calcext:base-cell-address="Kategorien.G15"/>
            <calcext:condition calcext:apply-style-name="Kleidung" calcext:value="=&quot;Kleidung&quot;" calcext:base-cell-address="Kategorien.G15"/>
            <calcext:condition calcext:apply-style-name="Kosmetika" calcext:value="=&quot;Kosmetika&quot;" calcext:base-cell-address="Kategorien.G15"/>
            <calcext:condition calcext:apply-style-name="Nahrung" calcext:value="=&quot;Nahrung&quot;" calcext:base-cell-address="Kategorien.G15"/>
            <calcext:condition calcext:apply-style-name="Rechnungen" calcext:value="=&quot;Rechnungen&quot;" calcext:base-cell-address="Kategorien.G15"/>
            <calcext:condition calcext:apply-style-name="Sonstiges" calcext:value="=&quot;Sonstiges&quot;" calcext:base-cell-address="Kategorien.G15"/>
            <calcext:condition calcext:apply-style-name="Tabak" calcext:value="=&quot;Tabak&quot;" calcext:base-cell-address="Kategorien.G15"/>
            <calcext:condition calcext:apply-style-name="Verkehr" calcext:value="=&quot;Verkehr&quot;" calcext:base-cell-address="Kategorien.G15"/>
            <calcext:condition calcext:apply-style-name="Zucker" calcext:value="=&quot;Zucker&quot;" calcext:base-cell-address="Kategorien.G15"/>
          </calcext:conditional-format>
          <calcext:conditional-format calcext:target-range-address="'Juni 15'.G16:'Juni 15'.G16">
            <calcext:condition calcext:apply-style-name="Amazon" calcext:value="=&quot;Amazon&quot;" calcext:base-cell-address="Kategorien.G16"/>
            <calcext:condition calcext:apply-style-name="Ausgehen" calcext:value="=&quot;Ausgehen&quot;" calcext:base-cell-address="Kategorien.G16"/>
            <calcext:condition calcext:apply-style-name="Getränke" calcext:value="=&quot;Getränke&quot;" calcext:base-cell-address="Kategorien.G16"/>
            <calcext:condition calcext:apply-style-name="Kaffee" calcext:value="=&quot;Kaffee&quot;" calcext:base-cell-address="Kategorien.G16"/>
            <calcext:condition calcext:apply-style-name="Kleidung" calcext:value="=&quot;Kleidung&quot;" calcext:base-cell-address="Kategorien.G16"/>
            <calcext:condition calcext:apply-style-name="Kosmetika" calcext:value="=&quot;Kosmetika&quot;" calcext:base-cell-address="Kategorien.G16"/>
            <calcext:condition calcext:apply-style-name="Nahrung" calcext:value="=&quot;Nahrung&quot;" calcext:base-cell-address="Kategorien.G16"/>
            <calcext:condition calcext:apply-style-name="Rechnungen" calcext:value="=&quot;Rechnungen&quot;" calcext:base-cell-address="Kategorien.G16"/>
            <calcext:condition calcext:apply-style-name="Sonstiges" calcext:value="=&quot;Sonstiges&quot;" calcext:base-cell-address="Kategorien.G16"/>
            <calcext:condition calcext:apply-style-name="Tabak" calcext:value="=&quot;Tabak&quot;" calcext:base-cell-address="Kategorien.G16"/>
            <calcext:condition calcext:apply-style-name="Verkehr" calcext:value="=&quot;Verkehr&quot;" calcext:base-cell-address="Kategorien.G16"/>
            <calcext:condition calcext:apply-style-name="Zucker" calcext:value="=&quot;Zucker&quot;" calcext:base-cell-address="Kategorien.G16"/>
          </calcext:conditional-format>
          <calcext:conditional-format calcext:target-range-address="'Juni 15'.G17:'Juni 15'.G17">
            <calcext:condition calcext:apply-style-name="Amazon" calcext:value="=&quot;Amazon&quot;" calcext:base-cell-address="Kategorien.G17"/>
            <calcext:condition calcext:apply-style-name="Ausgehen" calcext:value="=&quot;Ausgehen&quot;" calcext:base-cell-address="Kategorien.G17"/>
            <calcext:condition calcext:apply-style-name="Getränke" calcext:value="=&quot;Getränke&quot;" calcext:base-cell-address="Kategorien.G17"/>
            <calcext:condition calcext:apply-style-name="Kaffee" calcext:value="=&quot;Kaffee&quot;" calcext:base-cell-address="Kategorien.G17"/>
            <calcext:condition calcext:apply-style-name="Kleidung" calcext:value="=&quot;Kleidung&quot;" calcext:base-cell-address="Kategorien.G17"/>
            <calcext:condition calcext:apply-style-name="Kosmetika" calcext:value="=&quot;Kosmetika&quot;" calcext:base-cell-address="Kategorien.G17"/>
            <calcext:condition calcext:apply-style-name="Nahrung" calcext:value="=&quot;Nahrung&quot;" calcext:base-cell-address="Kategorien.G17"/>
            <calcext:condition calcext:apply-style-name="Rechnungen" calcext:value="=&quot;Rechnungen&quot;" calcext:base-cell-address="Kategorien.G17"/>
            <calcext:condition calcext:apply-style-name="Sonstiges" calcext:value="=&quot;Sonstiges&quot;" calcext:base-cell-address="Kategorien.G17"/>
            <calcext:condition calcext:apply-style-name="Tabak" calcext:value="=&quot;Tabak&quot;" calcext:base-cell-address="Kategorien.G17"/>
            <calcext:condition calcext:apply-style-name="Verkehr" calcext:value="=&quot;Verkehr&quot;" calcext:base-cell-address="Kategorien.G17"/>
            <calcext:condition calcext:apply-style-name="Zucker" calcext:value="=&quot;Zucker&quot;" calcext:base-cell-address="Kategorien.G17"/>
          </calcext:conditional-format>
          <calcext:conditional-format calcext:target-range-address="'Juni 15'.G18:'Juni 15'.G18">
            <calcext:condition calcext:apply-style-name="Amazon" calcext:value="=&quot;Amazon&quot;" calcext:base-cell-address="Kategorien.G18"/>
            <calcext:condition calcext:apply-style-name="Ausgehen" calcext:value="=&quot;Ausgehen&quot;" calcext:base-cell-address="Kategorien.G18"/>
            <calcext:condition calcext:apply-style-name="Getränke" calcext:value="=&quot;Getränke&quot;" calcext:base-cell-address="Kategorien.G18"/>
            <calcext:condition calcext:apply-style-name="Kaffee" calcext:value="=&quot;Kaffee&quot;" calcext:base-cell-address="Kategorien.G18"/>
            <calcext:condition calcext:apply-style-name="Kleidung" calcext:value="=&quot;Kleidung&quot;" calcext:base-cell-address="Kategorien.G18"/>
            <calcext:condition calcext:apply-style-name="Kosmetika" calcext:value="=&quot;Kosmetika&quot;" calcext:base-cell-address="Kategorien.G18"/>
            <calcext:condition calcext:apply-style-name="Nahrung" calcext:value="=&quot;Nahrung&quot;" calcext:base-cell-address="Kategorien.G18"/>
            <calcext:condition calcext:apply-style-name="Rechnungen" calcext:value="=&quot;Rechnungen&quot;" calcext:base-cell-address="Kategorien.G18"/>
            <calcext:condition calcext:apply-style-name="Sonstiges" calcext:value="=&quot;Sonstiges&quot;" calcext:base-cell-address="Kategorien.G18"/>
            <calcext:condition calcext:apply-style-name="Tabak" calcext:value="=&quot;Tabak&quot;" calcext:base-cell-address="Kategorien.G18"/>
            <calcext:condition calcext:apply-style-name="Verkehr" calcext:value="=&quot;Verkehr&quot;" calcext:base-cell-address="Kategorien.G18"/>
            <calcext:condition calcext:apply-style-name="Zucker" calcext:value="=&quot;Zucker&quot;" calcext:base-cell-address="Kategorien.G18"/>
          </calcext:conditional-format>
          <calcext:conditional-format calcext:target-range-address="'Juni 15'.H9:'Juni 15'.H9">
            <calcext:condition calcext:apply-style-name="Amazon" calcext:value="=&quot;Amazon&quot;" calcext:base-cell-address="Kategorien.H9"/>
            <calcext:condition calcext:apply-style-name="Ausgehen" calcext:value="=&quot;Ausgehen&quot;" calcext:base-cell-address="Kategorien.H9"/>
            <calcext:condition calcext:apply-style-name="Getränke" calcext:value="=&quot;Getränke&quot;" calcext:base-cell-address="Kategorien.H9"/>
            <calcext:condition calcext:apply-style-name="Kaffee" calcext:value="=&quot;Kaffee&quot;" calcext:base-cell-address="Kategorien.H9"/>
            <calcext:condition calcext:apply-style-name="Kleidung" calcext:value="=&quot;Kleidung&quot;" calcext:base-cell-address="Kategorien.H9"/>
            <calcext:condition calcext:apply-style-name="Kosmetika" calcext:value="=&quot;Kosmetika&quot;" calcext:base-cell-address="Kategorien.H9"/>
            <calcext:condition calcext:apply-style-name="Nahrung" calcext:value="=&quot;Nahrung&quot;" calcext:base-cell-address="Kategorien.H9"/>
            <calcext:condition calcext:apply-style-name="Rechnungen" calcext:value="=&quot;Rechnungen&quot;" calcext:base-cell-address="Kategorien.H9"/>
            <calcext:condition calcext:apply-style-name="Sonstiges" calcext:value="=&quot;Sonstiges&quot;" calcext:base-cell-address="Kategorien.H9"/>
            <calcext:condition calcext:apply-style-name="Tabak" calcext:value="=&quot;Tabak&quot;" calcext:base-cell-address="Kategorien.H9"/>
            <calcext:condition calcext:apply-style-name="Verkehr" calcext:value="=&quot;Verkehr&quot;" calcext:base-cell-address="Kategorien.H9"/>
            <calcext:condition calcext:apply-style-name="Zucker" calcext:value="=&quot;Zucker&quot;" calcext:base-cell-address="Kategorien.H9"/>
          </calcext:conditional-format>
          <calcext:conditional-format calcext:target-range-address="'Juni 15'.H10:'Juni 15'.H10">
            <calcext:condition calcext:apply-style-name="Amazon" calcext:value="=&quot;Amazon&quot;" calcext:base-cell-address="Kategorien.H10"/>
            <calcext:condition calcext:apply-style-name="Ausgehen" calcext:value="=&quot;Ausgehen&quot;" calcext:base-cell-address="Kategorien.H10"/>
            <calcext:condition calcext:apply-style-name="Getränke" calcext:value="=&quot;Getränke&quot;" calcext:base-cell-address="Kategorien.H10"/>
            <calcext:condition calcext:apply-style-name="Kaffee" calcext:value="=&quot;Kaffee&quot;" calcext:base-cell-address="Kategorien.H10"/>
            <calcext:condition calcext:apply-style-name="Kleidung" calcext:value="=&quot;Kleidung&quot;" calcext:base-cell-address="Kategorien.H10"/>
            <calcext:condition calcext:apply-style-name="Kosmetika" calcext:value="=&quot;Kosmetika&quot;" calcext:base-cell-address="Kategorien.H10"/>
            <calcext:condition calcext:apply-style-name="Nahrung" calcext:value="=&quot;Nahrung&quot;" calcext:base-cell-address="Kategorien.H10"/>
            <calcext:condition calcext:apply-style-name="Rechnungen" calcext:value="=&quot;Rechnungen&quot;" calcext:base-cell-address="Kategorien.H10"/>
            <calcext:condition calcext:apply-style-name="Sonstiges" calcext:value="=&quot;Sonstiges&quot;" calcext:base-cell-address="Kategorien.H10"/>
            <calcext:condition calcext:apply-style-name="Tabak" calcext:value="=&quot;Tabak&quot;" calcext:base-cell-address="Kategorien.H10"/>
            <calcext:condition calcext:apply-style-name="Verkehr" calcext:value="=&quot;Verkehr&quot;" calcext:base-cell-address="Kategorien.H10"/>
            <calcext:condition calcext:apply-style-name="Zucker" calcext:value="=&quot;Zucker&quot;" calcext:base-cell-address="Kategorien.H10"/>
          </calcext:conditional-format>
          <calcext:conditional-format calcext:target-range-address="'Juni 15'.H11:'Juni 15'.H11">
            <calcext:condition calcext:apply-style-name="Amazon" calcext:value="=&quot;Amazon&quot;" calcext:base-cell-address="Kategorien.H11"/>
            <calcext:condition calcext:apply-style-name="Ausgehen" calcext:value="=&quot;Ausgehen&quot;" calcext:base-cell-address="Kategorien.H11"/>
            <calcext:condition calcext:apply-style-name="Getränke" calcext:value="=&quot;Getränke&quot;" calcext:base-cell-address="Kategorien.H11"/>
            <calcext:condition calcext:apply-style-name="Kaffee" calcext:value="=&quot;Kaffee&quot;" calcext:base-cell-address="Kategorien.H11"/>
            <calcext:condition calcext:apply-style-name="Kleidung" calcext:value="=&quot;Kleidung&quot;" calcext:base-cell-address="Kategorien.H11"/>
            <calcext:condition calcext:apply-style-name="Kosmetika" calcext:value="=&quot;Kosmetika&quot;" calcext:base-cell-address="Kategorien.H11"/>
            <calcext:condition calcext:apply-style-name="Nahrung" calcext:value="=&quot;Nahrung&quot;" calcext:base-cell-address="Kategorien.H11"/>
            <calcext:condition calcext:apply-style-name="Rechnungen" calcext:value="=&quot;Rechnungen&quot;" calcext:base-cell-address="Kategorien.H11"/>
            <calcext:condition calcext:apply-style-name="Sonstiges" calcext:value="=&quot;Sonstiges&quot;" calcext:base-cell-address="Kategorien.H11"/>
            <calcext:condition calcext:apply-style-name="Tabak" calcext:value="=&quot;Tabak&quot;" calcext:base-cell-address="Kategorien.H11"/>
            <calcext:condition calcext:apply-style-name="Verkehr" calcext:value="=&quot;Verkehr&quot;" calcext:base-cell-address="Kategorien.H11"/>
            <calcext:condition calcext:apply-style-name="Zucker" calcext:value="=&quot;Zucker&quot;" calcext:base-cell-address="Kategorien.H11"/>
          </calcext:conditional-format>
          <calcext:conditional-format calcext:target-range-address="'Juni 15'.H12:'Juni 15'.H12">
            <calcext:condition calcext:apply-style-name="Amazon" calcext:value="=&quot;Amazon&quot;" calcext:base-cell-address="Kategorien.H12"/>
            <calcext:condition calcext:apply-style-name="Ausgehen" calcext:value="=&quot;Ausgehen&quot;" calcext:base-cell-address="Kategorien.H12"/>
            <calcext:condition calcext:apply-style-name="Getränke" calcext:value="=&quot;Getränke&quot;" calcext:base-cell-address="Kategorien.H12"/>
            <calcext:condition calcext:apply-style-name="Kaffee" calcext:value="=&quot;Kaffee&quot;" calcext:base-cell-address="Kategorien.H12"/>
            <calcext:condition calcext:apply-style-name="Kleidung" calcext:value="=&quot;Kleidung&quot;" calcext:base-cell-address="Kategorien.H12"/>
            <calcext:condition calcext:apply-style-name="Kosmetika" calcext:value="=&quot;Kosmetika&quot;" calcext:base-cell-address="Kategorien.H12"/>
            <calcext:condition calcext:apply-style-name="Nahrung" calcext:value="=&quot;Nahrung&quot;" calcext:base-cell-address="Kategorien.H12"/>
            <calcext:condition calcext:apply-style-name="Rechnungen" calcext:value="=&quot;Rechnungen&quot;" calcext:base-cell-address="Kategorien.H12"/>
            <calcext:condition calcext:apply-style-name="Sonstiges" calcext:value="=&quot;Sonstiges&quot;" calcext:base-cell-address="Kategorien.H12"/>
            <calcext:condition calcext:apply-style-name="Tabak" calcext:value="=&quot;Tabak&quot;" calcext:base-cell-address="Kategorien.H12"/>
            <calcext:condition calcext:apply-style-name="Verkehr" calcext:value="=&quot;Verkehr&quot;" calcext:base-cell-address="Kategorien.H12"/>
            <calcext:condition calcext:apply-style-name="Zucker" calcext:value="=&quot;Zucker&quot;" calcext:base-cell-address="Kategorien.H12"/>
          </calcext:conditional-format>
          <calcext:conditional-format calcext:target-range-address="'Juni 15'.H13:'Juni 15'.H13">
            <calcext:condition calcext:apply-style-name="Amazon" calcext:value="=&quot;Amazon&quot;" calcext:base-cell-address="Kategorien.H13"/>
            <calcext:condition calcext:apply-style-name="Ausgehen" calcext:value="=&quot;Ausgehen&quot;" calcext:base-cell-address="Kategorien.H13"/>
            <calcext:condition calcext:apply-style-name="Getränke" calcext:value="=&quot;Getränke&quot;" calcext:base-cell-address="Kategorien.H13"/>
            <calcext:condition calcext:apply-style-name="Kaffee" calcext:value="=&quot;Kaffee&quot;" calcext:base-cell-address="Kategorien.H13"/>
            <calcext:condition calcext:apply-style-name="Kleidung" calcext:value="=&quot;Kleidung&quot;" calcext:base-cell-address="Kategorien.H13"/>
            <calcext:condition calcext:apply-style-name="Kosmetika" calcext:value="=&quot;Kosmetika&quot;" calcext:base-cell-address="Kategorien.H13"/>
            <calcext:condition calcext:apply-style-name="Nahrung" calcext:value="=&quot;Nahrung&quot;" calcext:base-cell-address="Kategorien.H13"/>
            <calcext:condition calcext:apply-style-name="Rechnungen" calcext:value="=&quot;Rechnungen&quot;" calcext:base-cell-address="Kategorien.H13"/>
            <calcext:condition calcext:apply-style-name="Sonstiges" calcext:value="=&quot;Sonstiges&quot;" calcext:base-cell-address="Kategorien.H13"/>
            <calcext:condition calcext:apply-style-name="Tabak" calcext:value="=&quot;Tabak&quot;" calcext:base-cell-address="Kategorien.H13"/>
            <calcext:condition calcext:apply-style-name="Verkehr" calcext:value="=&quot;Verkehr&quot;" calcext:base-cell-address="Kategorien.H13"/>
            <calcext:condition calcext:apply-style-name="Zucker" calcext:value="=&quot;Zucker&quot;" calcext:base-cell-address="Kategorien.H13"/>
          </calcext:conditional-format>
          <calcext:conditional-format calcext:target-range-address="'Juni 15'.H14:'Juni 15'.H14">
            <calcext:condition calcext:apply-style-name="Amazon" calcext:value="=&quot;Amazon&quot;" calcext:base-cell-address="Kategorien.H14"/>
            <calcext:condition calcext:apply-style-name="Ausgehen" calcext:value="=&quot;Ausgehen&quot;" calcext:base-cell-address="Kategorien.H14"/>
            <calcext:condition calcext:apply-style-name="Getränke" calcext:value="=&quot;Getränke&quot;" calcext:base-cell-address="Kategorien.H14"/>
            <calcext:condition calcext:apply-style-name="Kaffee" calcext:value="=&quot;Kaffee&quot;" calcext:base-cell-address="Kategorien.H14"/>
            <calcext:condition calcext:apply-style-name="Kleidung" calcext:value="=&quot;Kleidung&quot;" calcext:base-cell-address="Kategorien.H14"/>
            <calcext:condition calcext:apply-style-name="Kosmetika" calcext:value="=&quot;Kosmetika&quot;" calcext:base-cell-address="Kategorien.H14"/>
            <calcext:condition calcext:apply-style-name="Nahrung" calcext:value="=&quot;Nahrung&quot;" calcext:base-cell-address="Kategorien.H14"/>
            <calcext:condition calcext:apply-style-name="Rechnungen" calcext:value="=&quot;Rechnungen&quot;" calcext:base-cell-address="Kategorien.H14"/>
            <calcext:condition calcext:apply-style-name="Sonstiges" calcext:value="=&quot;Sonstiges&quot;" calcext:base-cell-address="Kategorien.H14"/>
            <calcext:condition calcext:apply-style-name="Tabak" calcext:value="=&quot;Tabak&quot;" calcext:base-cell-address="Kategorien.H14"/>
            <calcext:condition calcext:apply-style-name="Verkehr" calcext:value="=&quot;Verkehr&quot;" calcext:base-cell-address="Kategorien.H14"/>
            <calcext:condition calcext:apply-style-name="Zucker" calcext:value="=&quot;Zucker&quot;" calcext:base-cell-address="Kategorien.H14"/>
          </calcext:conditional-format>
          <calcext:conditional-format calcext:target-range-address="'Juni 15'.H15:'Juni 15'.H15">
            <calcext:condition calcext:apply-style-name="Amazon" calcext:value="=&quot;Amazon&quot;" calcext:base-cell-address="Kategorien.H15"/>
            <calcext:condition calcext:apply-style-name="Ausgehen" calcext:value="=&quot;Ausgehen&quot;" calcext:base-cell-address="Kategorien.H15"/>
            <calcext:condition calcext:apply-style-name="Getränke" calcext:value="=&quot;Getränke&quot;" calcext:base-cell-address="Kategorien.H15"/>
            <calcext:condition calcext:apply-style-name="Kaffee" calcext:value="=&quot;Kaffee&quot;" calcext:base-cell-address="Kategorien.H15"/>
            <calcext:condition calcext:apply-style-name="Kleidung" calcext:value="=&quot;Kleidung&quot;" calcext:base-cell-address="Kategorien.H15"/>
            <calcext:condition calcext:apply-style-name="Kosmetika" calcext:value="=&quot;Kosmetika&quot;" calcext:base-cell-address="Kategorien.H15"/>
            <calcext:condition calcext:apply-style-name="Nahrung" calcext:value="=&quot;Nahrung&quot;" calcext:base-cell-address="Kategorien.H15"/>
            <calcext:condition calcext:apply-style-name="Rechnungen" calcext:value="=&quot;Rechnungen&quot;" calcext:base-cell-address="Kategorien.H15"/>
            <calcext:condition calcext:apply-style-name="Sonstiges" calcext:value="=&quot;Sonstiges&quot;" calcext:base-cell-address="Kategorien.H15"/>
            <calcext:condition calcext:apply-style-name="Tabak" calcext:value="=&quot;Tabak&quot;" calcext:base-cell-address="Kategorien.H15"/>
            <calcext:condition calcext:apply-style-name="Verkehr" calcext:value="=&quot;Verkehr&quot;" calcext:base-cell-address="Kategorien.H15"/>
            <calcext:condition calcext:apply-style-name="Zucker" calcext:value="=&quot;Zucker&quot;" calcext:base-cell-address="Kategorien.H15"/>
          </calcext:conditional-format>
          <calcext:conditional-format calcext:target-range-address="'Juni 15'.H16:'Juni 15'.H16">
            <calcext:condition calcext:apply-style-name="Amazon" calcext:value="=&quot;Amazon&quot;" calcext:base-cell-address="Kategorien.H16"/>
            <calcext:condition calcext:apply-style-name="Ausgehen" calcext:value="=&quot;Ausgehen&quot;" calcext:base-cell-address="Kategorien.H16"/>
            <calcext:condition calcext:apply-style-name="Getränke" calcext:value="=&quot;Getränke&quot;" calcext:base-cell-address="Kategorien.H16"/>
            <calcext:condition calcext:apply-style-name="Kaffee" calcext:value="=&quot;Kaffee&quot;" calcext:base-cell-address="Kategorien.H16"/>
            <calcext:condition calcext:apply-style-name="Kleidung" calcext:value="=&quot;Kleidung&quot;" calcext:base-cell-address="Kategorien.H16"/>
            <calcext:condition calcext:apply-style-name="Kosmetika" calcext:value="=&quot;Kosmetika&quot;" calcext:base-cell-address="Kategorien.H16"/>
            <calcext:condition calcext:apply-style-name="Nahrung" calcext:value="=&quot;Nahrung&quot;" calcext:base-cell-address="Kategorien.H16"/>
            <calcext:condition calcext:apply-style-name="Rechnungen" calcext:value="=&quot;Rechnungen&quot;" calcext:base-cell-address="Kategorien.H16"/>
            <calcext:condition calcext:apply-style-name="Sonstiges" calcext:value="=&quot;Sonstiges&quot;" calcext:base-cell-address="Kategorien.H16"/>
            <calcext:condition calcext:apply-style-name="Tabak" calcext:value="=&quot;Tabak&quot;" calcext:base-cell-address="Kategorien.H16"/>
            <calcext:condition calcext:apply-style-name="Verkehr" calcext:value="=&quot;Verkehr&quot;" calcext:base-cell-address="Kategorien.H16"/>
            <calcext:condition calcext:apply-style-name="Zucker" calcext:value="=&quot;Zucker&quot;" calcext:base-cell-address="Kategorien.H16"/>
          </calcext:conditional-format>
          <calcext:conditional-format calcext:target-range-address="'Juni 15'.H17:'Juni 15'.H17">
            <calcext:condition calcext:apply-style-name="Amazon" calcext:value="=&quot;Amazon&quot;" calcext:base-cell-address="Kategorien.H17"/>
            <calcext:condition calcext:apply-style-name="Ausgehen" calcext:value="=&quot;Ausgehen&quot;" calcext:base-cell-address="Kategorien.H17"/>
            <calcext:condition calcext:apply-style-name="Getränke" calcext:value="=&quot;Getränke&quot;" calcext:base-cell-address="Kategorien.H17"/>
            <calcext:condition calcext:apply-style-name="Kaffee" calcext:value="=&quot;Kaffee&quot;" calcext:base-cell-address="Kategorien.H17"/>
            <calcext:condition calcext:apply-style-name="Kleidung" calcext:value="=&quot;Kleidung&quot;" calcext:base-cell-address="Kategorien.H17"/>
            <calcext:condition calcext:apply-style-name="Kosmetika" calcext:value="=&quot;Kosmetika&quot;" calcext:base-cell-address="Kategorien.H17"/>
            <calcext:condition calcext:apply-style-name="Nahrung" calcext:value="=&quot;Nahrung&quot;" calcext:base-cell-address="Kategorien.H17"/>
            <calcext:condition calcext:apply-style-name="Rechnungen" calcext:value="=&quot;Rechnungen&quot;" calcext:base-cell-address="Kategorien.H17"/>
            <calcext:condition calcext:apply-style-name="Sonstiges" calcext:value="=&quot;Sonstiges&quot;" calcext:base-cell-address="Kategorien.H17"/>
            <calcext:condition calcext:apply-style-name="Tabak" calcext:value="=&quot;Tabak&quot;" calcext:base-cell-address="Kategorien.H17"/>
            <calcext:condition calcext:apply-style-name="Verkehr" calcext:value="=&quot;Verkehr&quot;" calcext:base-cell-address="Kategorien.H17"/>
            <calcext:condition calcext:apply-style-name="Zucker" calcext:value="=&quot;Zucker&quot;" calcext:base-cell-address="Kategorien.H17"/>
          </calcext:conditional-format>
          <calcext:conditional-format calcext:target-range-address="'Juni 15'.H18:'Juni 15'.H18">
            <calcext:condition calcext:apply-style-name="Amazon" calcext:value="=&quot;Amazon&quot;" calcext:base-cell-address="Kategorien.H18"/>
            <calcext:condition calcext:apply-style-name="Ausgehen" calcext:value="=&quot;Ausgehen&quot;" calcext:base-cell-address="Kategorien.H18"/>
            <calcext:condition calcext:apply-style-name="Getränke" calcext:value="=&quot;Getränke&quot;" calcext:base-cell-address="Kategorien.H18"/>
            <calcext:condition calcext:apply-style-name="Kaffee" calcext:value="=&quot;Kaffee&quot;" calcext:base-cell-address="Kategorien.H18"/>
            <calcext:condition calcext:apply-style-name="Kleidung" calcext:value="=&quot;Kleidung&quot;" calcext:base-cell-address="Kategorien.H18"/>
            <calcext:condition calcext:apply-style-name="Kosmetika" calcext:value="=&quot;Kosmetika&quot;" calcext:base-cell-address="Kategorien.H18"/>
            <calcext:condition calcext:apply-style-name="Nahrung" calcext:value="=&quot;Nahrung&quot;" calcext:base-cell-address="Kategorien.H18"/>
            <calcext:condition calcext:apply-style-name="Rechnungen" calcext:value="=&quot;Rechnungen&quot;" calcext:base-cell-address="Kategorien.H18"/>
            <calcext:condition calcext:apply-style-name="Sonstiges" calcext:value="=&quot;Sonstiges&quot;" calcext:base-cell-address="Kategorien.H18"/>
            <calcext:condition calcext:apply-style-name="Tabak" calcext:value="=&quot;Tabak&quot;" calcext:base-cell-address="Kategorien.H18"/>
            <calcext:condition calcext:apply-style-name="Verkehr" calcext:value="=&quot;Verkehr&quot;" calcext:base-cell-address="Kategorien.H18"/>
            <calcext:condition calcext:apply-style-name="Zucker" calcext:value="=&quot;Zucker&quot;" calcext:base-cell-address="Kategorien.H18"/>
          </calcext:conditional-format>
          <calcext:conditional-format calcext:target-range-address="'Juni 15'.G19:'Juni 15'.G19">
            <calcext:condition calcext:apply-style-name="Amazon" calcext:value="=&quot;Amazon&quot;" calcext:base-cell-address="Kategorien.G19"/>
            <calcext:condition calcext:apply-style-name="Ausgehen" calcext:value="=&quot;Ausgehen&quot;" calcext:base-cell-address="Kategorien.G19"/>
            <calcext:condition calcext:apply-style-name="Getränke" calcext:value="=&quot;Getränke&quot;" calcext:base-cell-address="Kategorien.G19"/>
            <calcext:condition calcext:apply-style-name="Kaffee" calcext:value="=&quot;Kaffee&quot;" calcext:base-cell-address="Kategorien.G19"/>
            <calcext:condition calcext:apply-style-name="Kleidung" calcext:value="=&quot;Kleidung&quot;" calcext:base-cell-address="Kategorien.G19"/>
            <calcext:condition calcext:apply-style-name="Kosmetika" calcext:value="=&quot;Kosmetika&quot;" calcext:base-cell-address="Kategorien.G19"/>
            <calcext:condition calcext:apply-style-name="Nahrung" calcext:value="=&quot;Nahrung&quot;" calcext:base-cell-address="Kategorien.G19"/>
            <calcext:condition calcext:apply-style-name="Rechnungen" calcext:value="=&quot;Rechnungen&quot;" calcext:base-cell-address="Kategorien.G19"/>
            <calcext:condition calcext:apply-style-name="Sonstiges" calcext:value="=&quot;Sonstiges&quot;" calcext:base-cell-address="Kategorien.G19"/>
            <calcext:condition calcext:apply-style-name="Tabak" calcext:value="=&quot;Tabak&quot;" calcext:base-cell-address="Kategorien.G19"/>
            <calcext:condition calcext:apply-style-name="Verkehr" calcext:value="=&quot;Verkehr&quot;" calcext:base-cell-address="Kategorien.G19"/>
            <calcext:condition calcext:apply-style-name="Zucker" calcext:value="=&quot;Zucker&quot;" calcext:base-cell-address="Kategorien.G19"/>
          </calcext:conditional-format>
          <calcext:conditional-format calcext:target-range-address="'Juni 15'.G20:'Juni 15'.G20">
            <calcext:condition calcext:apply-style-name="Amazon" calcext:value="=&quot;Amazon&quot;" calcext:base-cell-address="Kategorien.G20"/>
            <calcext:condition calcext:apply-style-name="Ausgehen" calcext:value="=&quot;Ausgehen&quot;" calcext:base-cell-address="Kategorien.G20"/>
            <calcext:condition calcext:apply-style-name="Getränke" calcext:value="=&quot;Getränke&quot;" calcext:base-cell-address="Kategorien.G20"/>
            <calcext:condition calcext:apply-style-name="Kaffee" calcext:value="=&quot;Kaffee&quot;" calcext:base-cell-address="Kategorien.G20"/>
            <calcext:condition calcext:apply-style-name="Kleidung" calcext:value="=&quot;Kleidung&quot;" calcext:base-cell-address="Kategorien.G20"/>
            <calcext:condition calcext:apply-style-name="Kosmetika" calcext:value="=&quot;Kosmetika&quot;" calcext:base-cell-address="Kategorien.G20"/>
            <calcext:condition calcext:apply-style-name="Nahrung" calcext:value="=&quot;Nahrung&quot;" calcext:base-cell-address="Kategorien.G20"/>
            <calcext:condition calcext:apply-style-name="Rechnungen" calcext:value="=&quot;Rechnungen&quot;" calcext:base-cell-address="Kategorien.G20"/>
            <calcext:condition calcext:apply-style-name="Sonstiges" calcext:value="=&quot;Sonstiges&quot;" calcext:base-cell-address="Kategorien.G20"/>
            <calcext:condition calcext:apply-style-name="Tabak" calcext:value="=&quot;Tabak&quot;" calcext:base-cell-address="Kategorien.G20"/>
            <calcext:condition calcext:apply-style-name="Verkehr" calcext:value="=&quot;Verkehr&quot;" calcext:base-cell-address="Kategorien.G20"/>
            <calcext:condition calcext:apply-style-name="Zucker" calcext:value="=&quot;Zucker&quot;" calcext:base-cell-address="Kategorien.G20"/>
          </calcext:conditional-format>
          <calcext:conditional-format calcext:target-range-address="'Juni 15'.D1:'Juni 15'.D2">
            <calcext:condition calcext:apply-style-name="Amazon" calcext:value="=&quot;Amazon&quot;" calcext:base-cell-address="Kategorien.D1"/>
            <calcext:condition calcext:apply-style-name="Ausgehen" calcext:value="=&quot;Ausgehen&quot;" calcext:base-cell-address="Kategorien.D1"/>
            <calcext:condition calcext:apply-style-name="Getränke" calcext:value="=&quot;Getränke&quot;" calcext:base-cell-address="Kategorien.D1"/>
            <calcext:condition calcext:apply-style-name="Kaffee" calcext:value="=&quot;Kaffee&quot;" calcext:base-cell-address="Kategorien.D1"/>
            <calcext:condition calcext:apply-style-name="Kleidung" calcext:value="=&quot;Kleidung&quot;" calcext:base-cell-address="Kategorien.D1"/>
            <calcext:condition calcext:apply-style-name="Kosmetika" calcext:value="=&quot;Kosmetika&quot;" calcext:base-cell-address="Kategorien.D1"/>
            <calcext:condition calcext:apply-style-name="Nahrung" calcext:value="=&quot;Nahrung&quot;" calcext:base-cell-address="Kategorien.D1"/>
            <calcext:condition calcext:apply-style-name="Rechnungen" calcext:value="=&quot;Rechnungen&quot;" calcext:base-cell-address="Kategorien.D1"/>
            <calcext:condition calcext:apply-style-name="Sonstiges" calcext:value="=&quot;Sonstiges&quot;" calcext:base-cell-address="Kategorien.D1"/>
            <calcext:condition calcext:apply-style-name="Tabak" calcext:value="=&quot;Tabak&quot;" calcext:base-cell-address="Kategorien.D1"/>
            <calcext:condition calcext:apply-style-name="Verkehr" calcext:value="=&quot;Verkehr&quot;" calcext:base-cell-address="Kategorien.D1"/>
            <calcext:condition calcext:apply-style-name="Zucker" calcext:value="=&quot;Zucker&quot;" calcext:base-cell-address="Kategorien.D1"/>
          </calcext:conditional-format>
        </calcext:conditional-formats>
      </table:table>
      <table:table table:name="Juli 15" table:style-name="ta1">
        <table:table-column table:style-name="co12" table:default-cell-style-name="ce2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2">
          <table:table-cell table:style-name="ce44" office:value-type="string" calcext:value-type="string">
            <text:p>Tag</text:p>
          </table:table-cell>
          <table:table-cell table:style-name="ce9"/>
          <table:table-cell table:style-name="ce9" table:content-validation-name="val5" office:value-type="string" calcext:value-type="string">
            <text:p>Betrag</text:p>
          </table:table-cell>
          <table:table-cell table:style-name="ce45" table:content-validation-name="val6" office:value-type="string" calcext:value-type="string">
            <text:p>Kategori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Bulgursalat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office:value-type="string" calcext:value-type="string">
            <text:p>Summe Ausgaben:</text:p>
          </table:table-cell>
          <table:table-cell table:content-validation-name="val1" table:formula="of:=SUM(Juli_komplett)" office:value-type="float" office:value="766.69" calcext:value-type="float">
            <text:p>766.69</text:p>
          </table:table-cell>
          <table:table-cell/>
          <table:table-cell table:style-name="ce72" office:value-type="float" office:value="1" calcext:value-type="float">
            <text:p>01</text:p>
          </table:table-cell>
          <table:table-cell table:style-name="ce73" table:formula="of:=SUMIF([.A1:.A65536];&quot;01&quot;;[.C1:.C65536])" office:value-type="float" office:value="7.24" calcext:value-type="float">
            <text:p>7.24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" calcext:value-type="float">
            <text:p>02</text:p>
          </table:table-cell>
          <table:table-cell table:style-name="ce74" table:formula="of:=SUMIF([.A1:.A65536];&quot;02&quot;;[.C1:.C65536])" office:value-type="float" office:value="12.95" calcext:value-type="float">
            <text:p>12.95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office:value-type="string" calcext:value-type="string">
            <text:p>davon:</text:p>
          </table:table-cell>
          <table:table-cell table:content-validation-name="val1"/>
          <table:table-cell/>
          <table:table-cell table:style-name="ce72" office:value-type="float" office:value="3" calcext:value-type="float">
            <text:p>03</text:p>
          </table:table-cell>
          <table:table-cell table:style-name="ce74" table:formula="of:=SUMIF([.A1:.A65536];&quot;03&quot;;[.C1:.C65536])" office:value-type="float" office:value="4.91" calcext:value-type="float">
            <text:p>4.9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4" calcext:value-type="float">
            <text:p>04</text:p>
          </table:table-cell>
          <table:table-cell table:style-name="ce74" table:formula="of:=SUMIF([.A1:.A65536];&quot;04&quot;;[.C1:.C65536])" office:value-type="float" office:value="22.08" calcext:value-type="float">
            <text:p>22.08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48" table:content-validation-name="val8" office:value-type="string" calcext:value-type="string">
            <text:p>Rechnungen</text:p>
          </table:table-cell>
          <table:table-cell table:style-name="ce62" table:content-validation-name="val1" table:formula="of:=SUMIF([.D2:.D65526];&quot;Rechnungen&quot;;[.C2:.C65526])" office:value-type="float" office:value="359" calcext:value-type="float">
            <text:p>359</text:p>
          </table:table-cell>
          <table:table-cell/>
          <table:table-cell table:style-name="ce72" office:value-type="float" office:value="5" calcext:value-type="float">
            <text:p>05</text:p>
          </table:table-cell>
          <table:table-cell table:style-name="ce74" table:formula="of:=SUMIF([.A1:.A65536];&quot;05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49" table:content-validation-name="val8" office:value-type="string" calcext:value-type="string">
            <text:p>Nahrung</text:p>
          </table:table-cell>
          <table:table-cell table:style-name="ce63" table:content-validation-name="val1" table:formula="of:=SUMIF([.D2:.D65546];&quot;Nahrung&quot;;[.C2:.C65546])" office:value-type="float" office:value="123.96" calcext:value-type="float">
            <text:p>123.96</text:p>
          </table:table-cell>
          <table:table-cell/>
          <table:table-cell table:style-name="ce72" office:value-type="float" office:value="6" calcext:value-type="float">
            <text:p>06</text:p>
          </table:table-cell>
          <table:table-cell table:style-name="ce74" table:formula="of:=SUMIF([.A1:.A65536];&quot;06&quot;;[.C1:.C65536])" office:value-type="float" office:value="11.01" calcext:value-type="float">
            <text:p>11.01</text:p>
          </table:table-cell>
        </table:table-row>
        <table:table-row table:style-name="ro2">
          <table:table-cell table:content-validation-name="val1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0" table:content-validation-name="val8" office:value-type="string" calcext:value-type="string">
            <text:p>Ausgehen</text:p>
          </table:table-cell>
          <table:table-cell table:style-name="ce64" table:content-validation-name="val1" table:formula="of:=SUMIF([.D2:.D65538];&quot;Ausgehen&quot;;[.C2:.C65538])" office:value-type="float" office:value="5.2" calcext:value-type="float">
            <text:p>5.2</text:p>
          </table:table-cell>
          <table:table-cell/>
          <table:table-cell table:style-name="ce72" office:value-type="float" office:value="7" calcext:value-type="float">
            <text:p>07</text:p>
          </table:table-cell>
          <table:table-cell table:style-name="ce74" table:formula="of:=SUMIF([.A1:.A65536];&quot;07&quot;;[.C1:.C65536])" office:value-type="float" office:value="32.37" calcext:value-type="float">
            <text:p>32.3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88" calcext:value-type="float">
            <text:p>1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51" table:content-validation-name="val8" office:value-type="string" calcext:value-type="string">
            <text:p>Kleidung</text:p>
          </table:table-cell>
          <table:table-cell table:style-name="ce65" table:content-validation-name="val1" table:formula="of:=SUMIF([.D2:.D65535];&quot;Kleidung&quot;;[.C2:.C65535])" office:value-type="float" office:value="0" calcext:value-type="float">
            <text:p>0</text:p>
          </table:table-cell>
          <table:table-cell/>
          <table:table-cell table:style-name="ce72" office:value-type="float" office:value="8" calcext:value-type="float">
            <text:p>08</text:p>
          </table:table-cell>
          <table:table-cell table:style-name="ce74" table:formula="of:=SUMIF([.A1:.A65536];&quot;08&quot;;[.C1:.C65536])" office:value-type="float" office:value="374.68" calcext:value-type="float">
            <text:p>374.68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style-name="ce52" table:content-validation-name="val8" office:value-type="string" calcext:value-type="string">
            <text:p>Tabak</text:p>
          </table:table-cell>
          <table:table-cell table:style-name="ce66" table:content-validation-name="val1" table:formula="of:=SUMIF([.D2:.D65535];&quot;Tabak&quot;;[.C2:.C65535])" office:value-type="float" office:value="37.5" calcext:value-type="float">
            <text:p>37.5</text:p>
          </table:table-cell>
          <table:table-cell/>
          <table:table-cell table:style-name="ce72" office:value-type="float" office:value="9" calcext:value-type="float">
            <text:p>09</text:p>
          </table:table-cell>
          <table:table-cell table:style-name="ce74" table:formula="of:=SUMIF([.A1:.A65536];&quot;09&quot;;[.C1:.C65536])" office:value-type="float" office:value="62.63" calcext:value-type="float">
            <text:p>62.63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3"/>
          <table:table-cell table:style-name="ce53" table:content-validation-name="val8" office:value-type="string" calcext:value-type="string">
            <text:p>Zucker</text:p>
          </table:table-cell>
          <table:table-cell table:style-name="ce67" table:content-validation-name="val1" table:formula="of:=SUMIF([.D2:.D65545];&quot;Zucker&quot;;[.C2:.C65545])" office:value-type="float" office:value="21.54" calcext:value-type="float">
            <text:p>21.54</text:p>
          </table:table-cell>
          <table:table-cell/>
          <table:table-cell table:style-name="ce72" office:value-type="float" office:value="10" calcext:value-type="float">
            <text:p>10</text:p>
          </table:table-cell>
          <table:table-cell table:style-name="ce74" table:formula="of:=SUMIF([.A1:.A65536];&quot;10&quot;;[.C1:.C65536])" office:value-type="float" office:value="13.26" calcext:value-type="float">
            <text:p>13.26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3"/>
          <table:table-cell table:style-name="ce54" table:content-validation-name="val8" office:value-type="string" calcext:value-type="string">
            <text:p>Kosmetika</text:p>
          </table:table-cell>
          <table:table-cell table:style-name="ce68" table:content-validation-name="val1" table:formula="of:=SUMIF([.D2:.D65536];&quot;Kosmetika&quot;;[.C2:.C65536])" office:value-type="float" office:value="3.75" calcext:value-type="float">
            <text:p>3.75</text:p>
          </table:table-cell>
          <table:table-cell/>
          <table:table-cell table:style-name="ce72" office:value-type="float" office:value="11" calcext:value-type="float">
            <text:p>11</text:p>
          </table:table-cell>
          <table:table-cell table:style-name="ce74" table:formula="of:=SUMIF([.A1:.A65536];&quot;11&quot;;[.C1:.C65536])" office:value-type="float" office:value="6.2" calcext:value-type="float">
            <text:p>6.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Klopapier</text:p>
          </table:table-cell>
          <table:table-cell table:content-validation-name="val5" office:value-type="float" office:value="1.95" calcext:value-type="float">
            <text:p>1.9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3"/>
          <table:table-cell table:style-name="ce55" table:content-validation-name="val8" office:value-type="string" calcext:value-type="string">
            <text:p>Verkehr</text:p>
          </table:table-cell>
          <table:table-cell table:style-name="ce69" table:content-validation-name="val1" table:formula="of:=SUMIF([.D2:.D65538];&quot;Verkehr&quot;;[.C2:.C65538])" office:value-type="float" office:value="68.9" calcext:value-type="float">
            <text:p>68.9</text:p>
          </table:table-cell>
          <table:table-cell/>
          <table:table-cell table:style-name="ce72" office:value-type="float" office:value="12" calcext:value-type="float">
            <text:p>12</text:p>
          </table:table-cell>
          <table:table-cell table:style-name="ce74" table:formula="of:=SUMIF([.A1:.A65536];&quot;12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6" table:content-validation-name="val8" office:value-type="string" calcext:value-type="string">
            <text:p>Getränke</text:p>
          </table:table-cell>
          <table:table-cell table:style-name="ce70" table:content-validation-name="val1" table:formula="of:=SUMIF([.D2:.D65536];&quot;Getränke&quot;;[.C2:.C65536])" office:value-type="float" office:value="34.85" calcext:value-type="float">
            <text:p>34.85</text:p>
          </table:table-cell>
          <table:table-cell/>
          <table:table-cell table:style-name="ce72" office:value-type="float" office:value="13" calcext:value-type="float">
            <text:p>13</text:p>
          </table:table-cell>
          <table:table-cell table:style-name="ce74" table:formula="of:=SUMIF([.A1:.A65536];&quot;13&quot;;[.C1:.C65536])" office:value-type="float" office:value="23.27" calcext:value-type="float">
            <text:p>23.27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7" table:content-validation-name="val8" office:value-type="string" calcext:value-type="string">
            <text:p>Amazon</text:p>
          </table:table-cell>
          <table:table-cell table:style-name="ce71" table:content-validation-name="val1" table:formula="of:=SUMIF([.D2:.D65535];&quot;Amazon&quot;;[.C2:.C65535])" office:value-type="float" office:value="14.6" calcext:value-type="float">
            <text:p>14.6</text:p>
          </table:table-cell>
          <table:table-cell/>
          <table:table-cell table:style-name="ce72" office:value-type="float" office:value="14" calcext:value-type="float">
            <text:p>14</text:p>
          </table:table-cell>
          <table:table-cell table:style-name="ce74" table:formula="of:=SUMIF([.A1:.A65536];&quot;14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95" calcext:value-type="float">
            <text:p>-1.9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style-name="ce58" table:content-validation-name="val8" office:value-type="string" calcext:value-type="string">
            <text:p>Kaffee</text:p>
          </table:table-cell>
          <table:table-cell table:style-name="ce36" table:content-validation-name="val1" table:formula="of:=SUMIF([.D2:.D65538];&quot;Kaffee&quot;;[.C2:.C65538])" office:value-type="float" office:value="20.99" calcext:value-type="float">
            <text:p>20.99</text:p>
          </table:table-cell>
          <table:table-cell/>
          <table:table-cell table:style-name="ce72" office:value-type="float" office:value="15" calcext:value-type="float">
            <text:p>15</text:p>
          </table:table-cell>
          <table:table-cell table:style-name="ce74" table:formula="of:=SUMIF([.A1:.A65536];&quot;15&quot;;[.C1:.C65536])" office:value-type="float" office:value="25.91" calcext:value-type="float">
            <text:p>25.91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59" table:content-validation-name="val8" office:value-type="string" calcext:value-type="string">
            <text:p>Sonstiges</text:p>
          </table:table-cell>
          <table:table-cell table:style-name="ce36" table:content-validation-name="val1" table:formula="of:=SUMIF([.D2:.D65534];&quot;Sonstiges&quot;;[.C2:.C65534])" office:value-type="float" office:value="27.41" calcext:value-type="float">
            <text:p>27.41</text:p>
          </table:table-cell>
          <table:table-cell/>
          <table:table-cell table:style-name="ce72" office:value-type="float" office:value="16" calcext:value-type="float">
            <text:p>16</text:p>
          </table:table-cell>
          <table:table-cell table:style-name="ce74" table:formula="of:=SUMIF([.A1:.A65536];&quot;16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style-name="ce60" office:value-type="string" calcext:value-type="string">
            <text:p>Bier</text:p>
          </table:table-cell>
          <table:table-cell table:content-validation-name="val1" table:formula="of:=SUMIF([.D2:.D65534];&quot;Bier&quot;;[.C2:.C65534])" office:value-type="float" office:value="51.2" calcext:value-type="float">
            <text:p>51.2</text:p>
          </table:table-cell>
          <table:table-cell/>
          <table:table-cell table:style-name="ce72" office:value-type="float" office:value="17" calcext:value-type="float">
            <text:p>17</text:p>
          </table:table-cell>
          <table:table-cell table:style-name="ce74" table:formula="of:=SUMIF([.A1:.A65536];&quot;17&quot;;[.C1:.C65536])" office:value-type="float" office:value="21.55" calcext:value-type="float">
            <text:p>21.55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style-name="ce61" table:content-validation-name="val6" office:value-type="string" calcext:value-type="string">
            <text:p>Pfand</text:p>
          </table:table-cell>
          <table:table-cell table:content-validation-name="val1" table:formula="of:=SUMIF([.D2:.D65534];&quot;Pfand&quot;;[.C2:.C65534])" office:value-type="float" office:value="-2.21" calcext:value-type="float">
            <text:p>-2.21</text:p>
          </table:table-cell>
          <table:table-cell/>
          <table:table-cell table:style-name="ce72" office:value-type="float" office:value="18" calcext:value-type="float">
            <text:p>18</text:p>
          </table:table-cell>
          <table:table-cell table:style-name="ce74" table:formula="of:=SUMIF([.A1:.A65536];&quot;18&quot;;[.C1:.C65536])" office:value-type="float" office:value="22.92" calcext:value-type="float">
            <text:p>22.92</text:p>
          </table:table-cell>
        </table:table-row>
        <table:table-row table:style-name="ro2">
          <table:table-cell table:content-validation-name="val1" office:value-type="float" office:value="2" calcext:value-type="float">
            <text:p>0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19" calcext:value-type="float">
            <text:p>19</text:p>
          </table:table-cell>
          <table:table-cell table:style-name="ce74" table:formula="of:=SUMIF([.A1:.A65536];&quot;19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Alk.frei Bi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0" calcext:value-type="float">
            <text:p>20</text:p>
          </table:table-cell>
          <table:table-cell table:style-name="ce74" table:formula="of:=SUMIF([.A1:.A65536];&quot;20&quot;;[.C1:.C65536])" office:value-type="float" office:value="34.44" calcext:value-type="float">
            <text:p>34.4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1" calcext:value-type="float">
            <text:p>21</text:p>
          </table:table-cell>
          <table:table-cell table:style-name="ce74" table:formula="of:=SUMIF([.A1:.A65536];&quot;21&quot;;[.C1:.C65536])" office:value-type="float" office:value="2.6" calcext:value-type="float">
            <text:p>2.6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2" calcext:value-type="float">
            <text:p>22</text:p>
          </table:table-cell>
          <table:table-cell table:style-name="ce74" table:formula="of:=SUMIF([.A1:.A65536];&quot;22&quot;;[.C1:.C65536])" office:value-type="float" office:value="17.87" calcext:value-type="float">
            <text:p>17.87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Hanuta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3" calcext:value-type="float">
            <text:p>23</text:p>
          </table:table-cell>
          <table:table-cell table:style-name="ce74" table:formula="of:=SUMIF([.A1:.A65536];&quot;23&quot;;[.C1:.C65536])" office:value-type="float" office:value="0" calcext:value-type="float">
            <text:p>0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08" calcext:value-type="float">
            <text:p>0.0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4" calcext:value-type="float">
            <text:p>24</text:p>
          </table:table-cell>
          <table:table-cell table:style-name="ce74" table:formula="of:=SUMIF([.A1:.A65536];&quot;24&quot;;[.C1:.C65536])" office:value-type="float" office:value="12.88" calcext:value-type="float">
            <text:p>12.8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3"/>
          <table:table-cell table:content-validation-name="val8"/>
          <table:table-cell table:content-validation-name="val1"/>
          <table:table-cell/>
          <table:table-cell table:style-name="ce72" office:value-type="float" office:value="25" calcext:value-type="float">
            <text:p>25</text:p>
          </table:table-cell>
          <table:table-cell table:style-name="ce74" table:formula="of:=SUMIF([.A1:.A65536];&quot;25&quot;;[.C1:.C65536])" office:value-type="float" office:value="19.48" calcext:value-type="float">
            <text:p>19.48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14" calcext:value-type="float">
            <text:p>-2.1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6" calcext:value-type="float">
            <text:p>26</text:p>
          </table:table-cell>
          <table:table-cell table:style-name="ce74" table:formula="of:=SUMIF([.A1:.A65536];&quot;26&quot;;[.C1:.C65536])" office:value-type="float" office:value="7.4" calcext:value-type="float">
            <text:p>7.4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7" calcext:value-type="float">
            <text:p>27</text:p>
          </table:table-cell>
          <table:table-cell table:style-name="ce74" table:formula="of:=SUMIF([.A1:.A65536];&quot;27&quot;;[.C1:.C65536])" office:value-type="float" office:value="6.02" calcext:value-type="float">
            <text:p>6.02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8" calcext:value-type="float">
            <text:p>28</text:p>
          </table:table-cell>
          <table:table-cell table:style-name="ce74" table:formula="of:=SUMIF([.A1:.A65536];&quot;28&quot;;[.C1:.C65536])" office:value-type="float" office:value="4.9" calcext:value-type="float">
            <text:p>4.9</text:p>
          </table:table-cell>
        </table:table-row>
        <table:table-row table:style-name="ro2">
          <table:table-cell table:content-validation-name="val1" office:value-type="float" office:value="3" calcext:value-type="float">
            <text:p>03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08" calcext:value-type="float">
            <text:p>1.0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29" calcext:value-type="float">
            <text:p>29</text:p>
          </table:table-cell>
          <table:table-cell table:style-name="ce74" table:formula="of:=SUMIF([.A1:.A65536];&quot;29&quot;;[.C1:.C65536])" office:value-type="float" office:value="5.69" calcext:value-type="float">
            <text:p>5.69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8" calcext:value-type="float">
            <text:p>0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0" calcext:value-type="float">
            <text:p>30</text:p>
          </table:table-cell>
          <table:table-cell table:style-name="ce74" table:formula="of:=SUMIF([.A1:.A65536];&quot;30&quot;;[.C1:.C65536])" office:value-type="float" office:value="6.26" calcext:value-type="float">
            <text:p>6.26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/>
          <table:table-cell table:style-name="ce72" office:value-type="float" office:value="31" calcext:value-type="float">
            <text:p>31</text:p>
          </table:table-cell>
          <table:table-cell table:style-name="ce73" table:formula="of:=SUMIF([.A1:.A65536];&quot;31&quot;;[.C1:.C65536])" office:value-type="float" office:value="8.17" calcext:value-type="float">
            <text:p>8.17</text:p>
          </table:table-cell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Eis Callways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7.98" calcext:value-type="float">
            <text:p>7.9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Snackbox</text:p>
          </table:table-cell>
          <table:table-cell table:content-validation-name="val5" office:value-type="float" office:value="1.6" calcext:value-type="float">
            <text:p>1.6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4" calcext:value-type="float">
            <text:p>0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7.7" calcext:value-type="float">
            <text:p>7.7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Filter</text:p>
          </table:table-cell>
          <table:table-cell table:content-validation-name="val5" office:value-type="float" office:value="1.2" calcext:value-type="float">
            <text:p>1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6" calcext:value-type="float">
            <text:p>06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27" calcext:value-type="float">
            <text:p>2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39" calcext:value-type="float">
            <text:p>0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0.28" calcext:value-type="float">
            <text:p>0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2.8" calcext:value-type="float">
            <text:p>2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3.88" calcext:value-type="float">
            <text:p>3.88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Miete</text:p>
          </table:table-cell>
          <table:table-cell table:content-validation-name="val5" office:value-type="float" office:value="359" calcext:value-type="float">
            <text:p>359</text:p>
          </table:table-cell>
          <table:table-cell table:style-name="ce46" table:content-validation-name="val6" office:value-type="string" calcext:value-type="string">
            <text:p>Rechnung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8" calcext:value-type="float">
            <text:p>0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/>
          <table:table-cell table:style-name="Amazon"/>
          <table:table-cell table:number-columns-repeated="2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asil</text:p>
          </table:table-cell>
          <table:table-cell table:content-validation-name="val5" office:value-type="float" office:value="1.79" calcext:value-type="float">
            <text:p>1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12" calcext:value-type="float">
            <text:p>12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Cornflakes</text:p>
          </table:table-cell>
          <table:table-cell table:content-validation-name="val5" office:value-type="float" office:value="2.29" calcext:value-type="float">
            <text:p>2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2.36" calcext:value-type="float">
            <text:p>2.3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affeekapseln</text:p>
          </table:table-cell>
          <table:table-cell table:content-validation-name="val5" office:value-type="float" office:value="5.25" calcext:value-type="float">
            <text:p>5.25</text:p>
          </table:table-cell>
          <table:table-cell table:style-name="ce46" table:content-validation-name="val6" office:value-type="string" calcext:value-type="string">
            <text:p>Kaffe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irschen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kurzstrecke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Nudeln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äfte</text:p>
          </table:table-cell>
          <table:table-cell table:content-validation-name="val5" office:value-type="float" office:value="2.98" calcext:value-type="float">
            <text:p>2.9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Schokola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Tofu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Mashsee</text:p>
          </table:table-cell>
          <table:table-cell table:content-validation-name="val5" office:value-type="float" office:value="13.32" calcext:value-type="float">
            <text:p>13.3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9" calcext:value-type="float">
            <text:p>09</text:p>
          </table:table-cell>
          <table:table-cell office:value-type="string" calcext:value-type="string">
            <text:p>Presse</text:p>
          </table:table-cell>
          <table:table-cell table:content-validation-name="val5" office:value-type="float" office:value="11.4" calcext:value-type="float">
            <text:p>1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lumen</text:p>
          </table:table-cell>
          <table:table-cell table:content-validation-name="val5" office:value-type="float" office:value="2.2" calcext:value-type="float">
            <text:p>2.2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Bus</text:p>
          </table:table-cell>
          <table:table-cell table:content-validation-name="val5" office:value-type="float" office:value="8" calcext:value-type="float">
            <text:p>8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arkplatz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18" calcext:value-type="float">
            <text:p>1.1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1" calcext:value-type="float">
            <text:p>11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Avocado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51" calcext:value-type="float">
            <text:p>0.5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56" calcext:value-type="float">
            <text:p>1.56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Kaffee Viet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Ausgehe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2" calcext:value-type="float">
            <text:p>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32" calcext:value-type="float">
            <text:p>-1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Schnellheft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.5" calcext:value-type="float">
            <text:p>5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Tücher Callways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Zahnbürste</text:p>
          </table:table-cell>
          <table:table-cell table:content-validation-name="val5" office:value-type="float" office:value="1.25" calcext:value-type="float">
            <text:p>1.2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Duschgel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Kosmetika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ese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Kartoffelsalat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5.7" calcext:value-type="float">
            <text:p>5.7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0.74" calcext:value-type="float">
            <text:p>-0.7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Eier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5" calcext:value-type="float">
            <text:p>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1.1" calcext:value-type="float">
            <text:p>1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5" calcext:value-type="float">
            <text:p>15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4" calcext:value-type="float">
            <text:p>0.7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Bergkäse</text:p>
          </table:table-cell>
          <table:table-cell table:content-validation-name="val5" office:value-type="float" office:value="1.99" calcext:value-type="float">
            <text:p>1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1.42" calcext:value-type="float">
            <text:p>-1.4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4" calcext:value-type="float">
            <text:p>0.24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2.85" calcext:value-type="float">
            <text:p>2.85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1.28" calcext:value-type="float">
            <text:p>1.2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Quark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TK-Beeren</text:p>
          </table:table-cell>
          <table:table-cell table:content-validation-name="val5" office:value-type="float" office:value="1.55" calcext:value-type="float">
            <text:p>1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2.03" calcext:value-type="float">
            <text:p>2.0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75" calcext:value-type="float">
            <text:p>0.7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78" calcext:value-type="float">
            <text:p>-2.7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8" calcext:value-type="float">
            <text:p>0.1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69" calcext:value-type="float">
            <text:p>1.6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1.39" calcext:value-type="float">
            <text:p>1.3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Butter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8" calcext:value-type="float">
            <text:p>1.8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armelade</text:p>
          </table:table-cell>
          <table:table-cell table:content-validation-name="val5" office:value-type="float" office:value="2.59" calcext:value-type="float">
            <text:p>2.5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0.61" calcext:value-type="float">
            <text:p>0.6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16" calcext:value-type="float">
            <text:p>0.16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35" calcext:value-type="float">
            <text:p>0.3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1.9" calcext:value-type="float">
            <text:p>1.9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6.1" calcext:value-type="float">
            <text:p>6.1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18" calcext:value-type="float">
            <text:p>18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" calcext:value-type="float">
            <text:p>0.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 <text:s/></text:p>
          </table:table-cell>
          <table:table-cell table:content-validation-name="val5" office:value-type="float" office:value="1.5" calcext:value-type="float">
            <text:p>1.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Volvic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Frolic Hund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junge welt</text:p>
          </table:table-cell>
          <table:table-cell table:content-validation-name="val5" office:value-type="float" office:value="1.4" calcext:value-type="float">
            <text:p>1.4</text:p>
          </table:table-cell>
          <table:table-cell table:style-name="ce46" table:content-validation-name="val6" office:value-type="string" calcext:value-type="string">
            <text:p>Amazon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rotaufstrich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irsiche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0" calcext:value-type="float">
            <text:p>20</text:p>
          </table:table-cell>
          <table:table-cell office:value-type="string" calcext:value-type="string">
            <text:p>Barbara Leih</text:p>
          </table:table-cell>
          <table:table-cell table:content-validation-name="val5" office:value-type="float" office:value="20" calcext:value-type="float">
            <text:p>20</text:p>
          </table:table-cell>
          <table:table-cell table:style-name="ce46" table:content-validation-name="val6" office:value-type="string" calcext:value-type="string">
            <text:p>Sonstiges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Tomaten</text:p>
          </table:table-cell>
          <table:table-cell table:content-validation-name="val5" office:value-type="float" office:value="0.23" calcext:value-type="float">
            <text:p>0.2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hne</text:p>
          </table:table-cell>
          <table:table-cell table:content-validation-name="val5" office:value-type="float" office:value="0.4" calcext:value-type="float">
            <text:p>0.4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törti</text:p>
          </table:table-cell>
          <table:table-cell table:content-validation-name="val5" office:value-type="float" office:value="3.8" calcext:value-type="float">
            <text:p>3.8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2" calcext:value-type="float">
            <text:p>0.32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Wasser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25" calcext:value-type="float">
            <text:p>-0.25</text:p>
          </table:table-cell>
          <table:table-cell table:style-name="ce47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0.15" calcext:value-type="float">
            <text:p>-0.1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2" calcext:value-type="float">
            <text:p>0.2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prudel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Kaffee </text:p>
          </table:table-cell>
          <table:table-cell table:content-validation-name="val5" office:value-type="float" office:value="1" calcext:value-type="float">
            <text:p>1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Berliner Weisse</text:p>
          </table:table-cell>
          <table:table-cell table:content-validation-name="val5" office:value-type="float" office:value="3.33" calcext:value-type="float">
            <text:p>3.33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48" calcext:value-type="float">
            <text:p>0.48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1.78" calcext:value-type="float">
            <text:p>1.78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3" calcext:value-type="float">
            <text:p>0.3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1.05" calcext:value-type="float">
            <text:p>1.0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Sirup Waldmeister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2" calcext:value-type="float">
            <text:p>22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-1.55" calcext:value-type="float">
            <text:p>-1.5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Tabak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5" calcext:value-type="float">
            <text:p>0.6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85" calcext:value-type="float">
            <text:p>0.8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1.3" calcext:value-type="float">
            <text:p>1.3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ojaschnitzel</text:p>
          </table:table-cell>
          <table:table-cell table:content-validation-name="val5" office:value-type="float" office:value="1.85" calcext:value-type="float">
            <text:p>1.8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Saure Sahne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4" calcext:value-type="float">
            <text:p>24</text:p>
          </table:table-cell>
          <table:table-cell office:value-type="string" calcext:value-type="string">
            <text:p>Zucchini</text:p>
          </table:table-cell>
          <table:table-cell table:content-validation-name="val5" office:value-type="float" office:value="0.86" calcext:value-type="float">
            <text:p>0.86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1.19" calcext:value-type="float">
            <text:p>1.1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Schorle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5" calcext:value-type="float">
            <text:p>25</text:p>
          </table:table-cell>
          <table:table-cell office:value-type="string" calcext:value-type="string">
            <text:p>Bus H</text:p>
          </table:table-cell>
          <table:table-cell table:content-validation-name="val5" office:value-type="float" office:value="15" calcext:value-type="float">
            <text:p>15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Fahrschein</text:p>
          </table:table-cell>
          <table:table-cell table:content-validation-name="val5" office:value-type="float" office:value="2.7" calcext:value-type="float">
            <text:p>2.7</text:p>
          </table:table-cell>
          <table:table-cell table:style-name="ce46" table:content-validation-name="val6" office:value-type="string" calcext:value-type="string">
            <text:p>Verkeh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Tabak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6" calcext:value-type="float">
            <text:p>26</text:p>
          </table:table-cell>
          <table:table-cell office:value-type="string" calcext:value-type="string">
            <text:p>Bier Späti</text:p>
          </table:table-cell>
          <table:table-cell table:content-validation-name="val5" office:value-type="float" office:value="4.2" calcext:value-type="float">
            <text:p>4.2</text:p>
          </table:table-cell>
          <table:table-cell table:style-name="ce46" table:content-validation-name="val6" office:value-type="string" calcext:value-type="string">
            <text:p>Bi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49" calcext:value-type="float">
            <text:p>0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88" calcext:value-type="float">
            <text:p>0.8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Krautsalat</text:p>
          </table:table-cell>
          <table:table-cell table:content-validation-name="val5" office:value-type="float" office:value="1.49" calcext:value-type="float">
            <text:p>1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Cola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office:value-type="float" office:value="0.98" calcext:value-type="float">
            <text:p>0.98</text:p>
          </table:table-cell>
          <table:table-cell table:style-name="ce47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Joghurt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98" calcext:value-type="float">
            <text:p>0.9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7" calcext:value-type="float">
            <text:p>0.7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Bananen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Kaffeeartiges Getränk</text:p>
          </table:table-cell>
          <table:table-cell table:content-validation-name="val5" office:value-type="float" office:value="0.69" calcext:value-type="float">
            <text:p>0.6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45" calcext:value-type="float">
            <text:p>0.45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29" calcext:value-type="float">
            <text:p>29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95" calcext:value-type="float">
            <text:p>0.95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53" calcext:value-type="float">
            <text:p>0.53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Brot</text:p>
          </table:table-cell>
          <table:table-cell table:content-validation-name="val5" office:value-type="float" office:value="1.89" calcext:value-type="float">
            <text:p>1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Milch</text:p>
          </table:table-cell>
          <table:table-cell table:content-validation-name="val5" office:value-type="float" office:value="1.09" calcext:value-type="float">
            <text:p>1.0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ojadrink</text:p>
          </table:table-cell>
          <table:table-cell table:content-validation-name="val5" office:value-type="float" office:value="0.99" calcext:value-type="float">
            <text:p>0.9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pinat TK</text:p>
          </table:table-cell>
          <table:table-cell table:content-validation-name="val5" office:value-type="float" office:value="0.55" calcext:value-type="float">
            <text:p>0.55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TK-Gemüse</text:p>
          </table:table-cell>
          <table:table-cell table:content-validation-name="val5" office:value-type="float" office:value="1.29" calcext:value-type="float">
            <text:p>1.2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Suppe Maggi</text:p>
          </table:table-cell>
          <table:table-cell table:content-validation-name="val5" office:value-type="float" office:value="0.89" calcext:value-type="float">
            <text:p>0.8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0" calcext:value-type="float">
            <text:p>30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-2.81" calcext:value-type="float">
            <text:p>-2.81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Frischkäse</text:p>
          </table:table-cell>
          <table:table-cell table:content-validation-name="val5" office:value-type="float" office:value="0.79" calcext:value-type="float">
            <text:p>0.7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5" office:value-type="float" office:value="0.58" calcext:value-type="float">
            <text:p>0.58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Riegel</text:p>
          </table:table-cell>
          <table:table-cell table:content-validation-name="val5" office:value-type="float" office:value="0.29" calcext:value-type="float">
            <text:p>0.29</text:p>
          </table:table-cell>
          <table:table-cell table:style-name="ce46" table:content-validation-name="val6" office:value-type="string" calcext:value-type="string">
            <text:p>Zucker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Eistee o.Z.</text:p>
          </table:table-cell>
          <table:table-cell table:content-validation-name="val5" office:value-type="float" office:value="0.9" calcext:value-type="float">
            <text:p>0.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5" calcext:value-type="float">
            <text:p>0.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Veg. Frikadelle</text:p>
          </table:table-cell>
          <table:table-cell table:content-validation-name="val5" office:value-type="float" office:value="1.59" calcext:value-type="float">
            <text:p>1.5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Salz</text:p>
          </table:table-cell>
          <table:table-cell table:content-validation-name="val5" office:value-type="float" office:value="0.19" calcext:value-type="float">
            <text:p>0.1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Limo o.Z.</text:p>
          </table:table-cell>
          <table:table-cell table:content-validation-name="val5" office:value-type="float" office:value="0.59" calcext:value-type="float">
            <text:p>0.59</text:p>
          </table:table-cell>
          <table:table-cell table:style-name="ce46" table:content-validation-name="val6" office:value-type="string" calcext:value-type="string">
            <text:p>Getränke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5" office:value-type="float" office:value="0.25" calcext:value-type="float">
            <text:p>0.25</text:p>
          </table:table-cell>
          <table:table-cell table:style-name="ce46" table:content-validation-name="val6" office:value-type="string" calcext:value-type="string">
            <text:p>Pfand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 office:value-type="float" office:value="31" calcext:value-type="float">
            <text:p>31</text:p>
          </table:table-cell>
          <table:table-cell office:value-type="string" calcext:value-type="string">
            <text:p>Nüsse</text:p>
          </table:table-cell>
          <table:table-cell table:content-validation-name="val5" office:value-type="float" office:value="2.49" calcext:value-type="float">
            <text:p>2.49</text:p>
          </table:table-cell>
          <table:table-cell table:style-name="ce46" table:content-validation-name="val6" office:value-type="string" calcext:value-type="string">
            <text:p>Nahrung</text:p>
          </table:table-cell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number-columns-repeated="3"/>
          <table:table-cell table:style-name="ce47"/>
          <table:table-cell table:number-columns-repeated="8"/>
        </table:table-row>
        <table:table-row table:style-name="ro2" table:number-rows-repeated="13">
          <table:table-cell table:content-validation-name="val1"/>
          <table:table-cell/>
          <table:table-cell table:content-validation-name="val5"/>
          <table:table-cell table:style-name="ce46"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 table:number-rows-repeated="1048275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table:table-row table:style-name="ro2">
          <table:table-cell table:content-validation-name="val1"/>
          <table:table-cell/>
          <table:table-cell table:content-validation-name="val5"/>
          <table:table-cell table:content-validation-name="val6"/>
          <table:table-cell table:number-columns-repeated="4"/>
          <table:table-cell table:content-validation-name="val1"/>
          <table:table-cell table:number-columns-repeated="3"/>
        </table:table-row>
        <calcext:conditional-formats>
          <calcext:conditional-format calcext:target-range-address="'Juli 15'.H8:'Juli 15'.H8">
            <calcext:condition calcext:apply-style-name="Amazon" calcext:value="=&quot;Amazon&quot;" calcext:base-cell-address="'Juni 15'.H8"/>
            <calcext:condition calcext:apply-style-name="Ausgehen" calcext:value="=&quot;Ausgehen&quot;" calcext:base-cell-address="'Juni 15'.H8"/>
            <calcext:condition calcext:apply-style-name="Getränke" calcext:value="=&quot;Getränke&quot;" calcext:base-cell-address="'Juni 15'.H8"/>
            <calcext:condition calcext:apply-style-name="Kaffee" calcext:value="=&quot;Kaffee&quot;" calcext:base-cell-address="'Juni 15'.H8"/>
            <calcext:condition calcext:apply-style-name="Kleidung" calcext:value="=&quot;Kleidung&quot;" calcext:base-cell-address="'Juni 15'.H8"/>
            <calcext:condition calcext:apply-style-name="Kosmetika" calcext:value="=&quot;Kosmetika&quot;" calcext:base-cell-address="'Juni 15'.H8"/>
            <calcext:condition calcext:apply-style-name="Nahrung" calcext:value="=&quot;Nahrung&quot;" calcext:base-cell-address="'Juni 15'.H8"/>
            <calcext:condition calcext:apply-style-name="Rechnungen" calcext:value="=&quot;Rechnungen&quot;" calcext:base-cell-address="'Juni 15'.H8"/>
            <calcext:condition calcext:apply-style-name="Sonstiges" calcext:value="=&quot;Sonstiges&quot;" calcext:base-cell-address="'Juni 15'.H8"/>
            <calcext:condition calcext:apply-style-name="Tabak" calcext:value="=&quot;Tabak&quot;" calcext:base-cell-address="'Juni 15'.H8"/>
            <calcext:condition calcext:apply-style-name="Verkehr" calcext:value="=&quot;Verkehr&quot;" calcext:base-cell-address="'Juni 15'.H8"/>
            <calcext:condition calcext:apply-style-name="Zucker" calcext:value="=&quot;Zucker&quot;" calcext:base-cell-address="'Juni 15'.H8"/>
          </calcext:conditional-format>
          <calcext:conditional-format calcext:target-range-address="'Juli 15'.H9:'Juli 15'.H9">
            <calcext:condition calcext:apply-style-name="Amazon" calcext:value="=&quot;Amazon&quot;" calcext:base-cell-address="'Juni 15'.H9"/>
            <calcext:condition calcext:apply-style-name="Ausgehen" calcext:value="=&quot;Ausgehen&quot;" calcext:base-cell-address="'Juni 15'.H9"/>
            <calcext:condition calcext:apply-style-name="Getränke" calcext:value="=&quot;Getränke&quot;" calcext:base-cell-address="'Juni 15'.H9"/>
            <calcext:condition calcext:apply-style-name="Kaffee" calcext:value="=&quot;Kaffee&quot;" calcext:base-cell-address="'Juni 15'.H9"/>
            <calcext:condition calcext:apply-style-name="Kleidung" calcext:value="=&quot;Kleidung&quot;" calcext:base-cell-address="'Juni 15'.H9"/>
            <calcext:condition calcext:apply-style-name="Kosmetika" calcext:value="=&quot;Kosmetika&quot;" calcext:base-cell-address="'Juni 15'.H9"/>
            <calcext:condition calcext:apply-style-name="Nahrung" calcext:value="=&quot;Nahrung&quot;" calcext:base-cell-address="'Juni 15'.H9"/>
            <calcext:condition calcext:apply-style-name="Rechnungen" calcext:value="=&quot;Rechnungen&quot;" calcext:base-cell-address="'Juni 15'.H9"/>
            <calcext:condition calcext:apply-style-name="Sonstiges" calcext:value="=&quot;Sonstiges&quot;" calcext:base-cell-address="'Juni 15'.H9"/>
            <calcext:condition calcext:apply-style-name="Tabak" calcext:value="=&quot;Tabak&quot;" calcext:base-cell-address="'Juni 15'.H9"/>
            <calcext:condition calcext:apply-style-name="Verkehr" calcext:value="=&quot;Verkehr&quot;" calcext:base-cell-address="'Juni 15'.H9"/>
            <calcext:condition calcext:apply-style-name="Zucker" calcext:value="=&quot;Zucker&quot;" calcext:base-cell-address="'Juni 15'.H9"/>
          </calcext:conditional-format>
          <calcext:conditional-format calcext:target-range-address="'Juli 15'.H10:'Juli 15'.H10">
            <calcext:condition calcext:apply-style-name="Amazon" calcext:value="=&quot;Amazon&quot;" calcext:base-cell-address="'Juni 15'.H10"/>
            <calcext:condition calcext:apply-style-name="Ausgehen" calcext:value="=&quot;Ausgehen&quot;" calcext:base-cell-address="'Juni 15'.H10"/>
            <calcext:condition calcext:apply-style-name="Getränke" calcext:value="=&quot;Getränke&quot;" calcext:base-cell-address="'Juni 15'.H10"/>
            <calcext:condition calcext:apply-style-name="Kaffee" calcext:value="=&quot;Kaffee&quot;" calcext:base-cell-address="'Juni 15'.H10"/>
            <calcext:condition calcext:apply-style-name="Kleidung" calcext:value="=&quot;Kleidung&quot;" calcext:base-cell-address="'Juni 15'.H10"/>
            <calcext:condition calcext:apply-style-name="Kosmetika" calcext:value="=&quot;Kosmetika&quot;" calcext:base-cell-address="'Juni 15'.H10"/>
            <calcext:condition calcext:apply-style-name="Nahrung" calcext:value="=&quot;Nahrung&quot;" calcext:base-cell-address="'Juni 15'.H10"/>
            <calcext:condition calcext:apply-style-name="Rechnungen" calcext:value="=&quot;Rechnungen&quot;" calcext:base-cell-address="'Juni 15'.H10"/>
            <calcext:condition calcext:apply-style-name="Sonstiges" calcext:value="=&quot;Sonstiges&quot;" calcext:base-cell-address="'Juni 15'.H10"/>
            <calcext:condition calcext:apply-style-name="Tabak" calcext:value="=&quot;Tabak&quot;" calcext:base-cell-address="'Juni 15'.H10"/>
            <calcext:condition calcext:apply-style-name="Verkehr" calcext:value="=&quot;Verkehr&quot;" calcext:base-cell-address="'Juni 15'.H10"/>
            <calcext:condition calcext:apply-style-name="Zucker" calcext:value="=&quot;Zucker&quot;" calcext:base-cell-address="'Juni 15'.H10"/>
          </calcext:conditional-format>
          <calcext:conditional-format calcext:target-range-address="'Juli 15'.H11:'Juli 15'.H11">
            <calcext:condition calcext:apply-style-name="Amazon" calcext:value="=&quot;Amazon&quot;" calcext:base-cell-address="'Juni 15'.H11"/>
            <calcext:condition calcext:apply-style-name="Ausgehen" calcext:value="=&quot;Ausgehen&quot;" calcext:base-cell-address="'Juni 15'.H11"/>
            <calcext:condition calcext:apply-style-name="Getränke" calcext:value="=&quot;Getränke&quot;" calcext:base-cell-address="'Juni 15'.H11"/>
            <calcext:condition calcext:apply-style-name="Kaffee" calcext:value="=&quot;Kaffee&quot;" calcext:base-cell-address="'Juni 15'.H11"/>
            <calcext:condition calcext:apply-style-name="Kleidung" calcext:value="=&quot;Kleidung&quot;" calcext:base-cell-address="'Juni 15'.H11"/>
            <calcext:condition calcext:apply-style-name="Kosmetika" calcext:value="=&quot;Kosmetika&quot;" calcext:base-cell-address="'Juni 15'.H11"/>
            <calcext:condition calcext:apply-style-name="Nahrung" calcext:value="=&quot;Nahrung&quot;" calcext:base-cell-address="'Juni 15'.H11"/>
            <calcext:condition calcext:apply-style-name="Rechnungen" calcext:value="=&quot;Rechnungen&quot;" calcext:base-cell-address="'Juni 15'.H11"/>
            <calcext:condition calcext:apply-style-name="Sonstiges" calcext:value="=&quot;Sonstiges&quot;" calcext:base-cell-address="'Juni 15'.H11"/>
            <calcext:condition calcext:apply-style-name="Tabak" calcext:value="=&quot;Tabak&quot;" calcext:base-cell-address="'Juni 15'.H11"/>
            <calcext:condition calcext:apply-style-name="Verkehr" calcext:value="=&quot;Verkehr&quot;" calcext:base-cell-address="'Juni 15'.H11"/>
            <calcext:condition calcext:apply-style-name="Zucker" calcext:value="=&quot;Zucker&quot;" calcext:base-cell-address="'Juni 15'.H11"/>
          </calcext:conditional-format>
          <calcext:conditional-format calcext:target-range-address="'Juli 15'.H12:'Juli 15'.H12">
            <calcext:condition calcext:apply-style-name="Amazon" calcext:value="=&quot;Amazon&quot;" calcext:base-cell-address="'Juni 15'.H12"/>
            <calcext:condition calcext:apply-style-name="Ausgehen" calcext:value="=&quot;Ausgehen&quot;" calcext:base-cell-address="'Juni 15'.H12"/>
            <calcext:condition calcext:apply-style-name="Getränke" calcext:value="=&quot;Getränke&quot;" calcext:base-cell-address="'Juni 15'.H12"/>
            <calcext:condition calcext:apply-style-name="Kaffee" calcext:value="=&quot;Kaffee&quot;" calcext:base-cell-address="'Juni 15'.H12"/>
            <calcext:condition calcext:apply-style-name="Kleidung" calcext:value="=&quot;Kleidung&quot;" calcext:base-cell-address="'Juni 15'.H12"/>
            <calcext:condition calcext:apply-style-name="Kosmetika" calcext:value="=&quot;Kosmetika&quot;" calcext:base-cell-address="'Juni 15'.H12"/>
            <calcext:condition calcext:apply-style-name="Nahrung" calcext:value="=&quot;Nahrung&quot;" calcext:base-cell-address="'Juni 15'.H12"/>
            <calcext:condition calcext:apply-style-name="Rechnungen" calcext:value="=&quot;Rechnungen&quot;" calcext:base-cell-address="'Juni 15'.H12"/>
            <calcext:condition calcext:apply-style-name="Sonstiges" calcext:value="=&quot;Sonstiges&quot;" calcext:base-cell-address="'Juni 15'.H12"/>
            <calcext:condition calcext:apply-style-name="Tabak" calcext:value="=&quot;Tabak&quot;" calcext:base-cell-address="'Juni 15'.H12"/>
            <calcext:condition calcext:apply-style-name="Verkehr" calcext:value="=&quot;Verkehr&quot;" calcext:base-cell-address="'Juni 15'.H12"/>
            <calcext:condition calcext:apply-style-name="Zucker" calcext:value="=&quot;Zucker&quot;" calcext:base-cell-address="'Juni 15'.H12"/>
          </calcext:conditional-format>
          <calcext:conditional-format calcext:target-range-address="'Juli 15'.H13:'Juli 15'.H13">
            <calcext:condition calcext:apply-style-name="Amazon" calcext:value="=&quot;Amazon&quot;" calcext:base-cell-address="'Juni 15'.H13"/>
            <calcext:condition calcext:apply-style-name="Ausgehen" calcext:value="=&quot;Ausgehen&quot;" calcext:base-cell-address="'Juni 15'.H13"/>
            <calcext:condition calcext:apply-style-name="Getränke" calcext:value="=&quot;Getränke&quot;" calcext:base-cell-address="'Juni 15'.H13"/>
            <calcext:condition calcext:apply-style-name="Kaffee" calcext:value="=&quot;Kaffee&quot;" calcext:base-cell-address="'Juni 15'.H13"/>
            <calcext:condition calcext:apply-style-name="Kleidung" calcext:value="=&quot;Kleidung&quot;" calcext:base-cell-address="'Juni 15'.H13"/>
            <calcext:condition calcext:apply-style-name="Kosmetika" calcext:value="=&quot;Kosmetika&quot;" calcext:base-cell-address="'Juni 15'.H13"/>
            <calcext:condition calcext:apply-style-name="Nahrung" calcext:value="=&quot;Nahrung&quot;" calcext:base-cell-address="'Juni 15'.H13"/>
            <calcext:condition calcext:apply-style-name="Rechnungen" calcext:value="=&quot;Rechnungen&quot;" calcext:base-cell-address="'Juni 15'.H13"/>
            <calcext:condition calcext:apply-style-name="Sonstiges" calcext:value="=&quot;Sonstiges&quot;" calcext:base-cell-address="'Juni 15'.H13"/>
            <calcext:condition calcext:apply-style-name="Tabak" calcext:value="=&quot;Tabak&quot;" calcext:base-cell-address="'Juni 15'.H13"/>
            <calcext:condition calcext:apply-style-name="Verkehr" calcext:value="=&quot;Verkehr&quot;" calcext:base-cell-address="'Juni 15'.H13"/>
            <calcext:condition calcext:apply-style-name="Zucker" calcext:value="=&quot;Zucker&quot;" calcext:base-cell-address="'Juni 15'.H13"/>
          </calcext:conditional-format>
          <calcext:conditional-format calcext:target-range-address="'Juli 15'.H14:'Juli 15'.H14">
            <calcext:condition calcext:apply-style-name="Amazon" calcext:value="=&quot;Amazon&quot;" calcext:base-cell-address="'Juni 15'.H14"/>
            <calcext:condition calcext:apply-style-name="Ausgehen" calcext:value="=&quot;Ausgehen&quot;" calcext:base-cell-address="'Juni 15'.H14"/>
            <calcext:condition calcext:apply-style-name="Getränke" calcext:value="=&quot;Getränke&quot;" calcext:base-cell-address="'Juni 15'.H14"/>
            <calcext:condition calcext:apply-style-name="Kaffee" calcext:value="=&quot;Kaffee&quot;" calcext:base-cell-address="'Juni 15'.H14"/>
            <calcext:condition calcext:apply-style-name="Kleidung" calcext:value="=&quot;Kleidung&quot;" calcext:base-cell-address="'Juni 15'.H14"/>
            <calcext:condition calcext:apply-style-name="Kosmetika" calcext:value="=&quot;Kosmetika&quot;" calcext:base-cell-address="'Juni 15'.H14"/>
            <calcext:condition calcext:apply-style-name="Nahrung" calcext:value="=&quot;Nahrung&quot;" calcext:base-cell-address="'Juni 15'.H14"/>
            <calcext:condition calcext:apply-style-name="Rechnungen" calcext:value="=&quot;Rechnungen&quot;" calcext:base-cell-address="'Juni 15'.H14"/>
            <calcext:condition calcext:apply-style-name="Sonstiges" calcext:value="=&quot;Sonstiges&quot;" calcext:base-cell-address="'Juni 15'.H14"/>
            <calcext:condition calcext:apply-style-name="Tabak" calcext:value="=&quot;Tabak&quot;" calcext:base-cell-address="'Juni 15'.H14"/>
            <calcext:condition calcext:apply-style-name="Verkehr" calcext:value="=&quot;Verkehr&quot;" calcext:base-cell-address="'Juni 15'.H14"/>
            <calcext:condition calcext:apply-style-name="Zucker" calcext:value="=&quot;Zucker&quot;" calcext:base-cell-address="'Juni 15'.H14"/>
          </calcext:conditional-format>
          <calcext:conditional-format calcext:target-range-address="'Juli 15'.H15:'Juli 15'.H15">
            <calcext:condition calcext:apply-style-name="Amazon" calcext:value="=&quot;Amazon&quot;" calcext:base-cell-address="'Juni 15'.H15"/>
            <calcext:condition calcext:apply-style-name="Ausgehen" calcext:value="=&quot;Ausgehen&quot;" calcext:base-cell-address="'Juni 15'.H15"/>
            <calcext:condition calcext:apply-style-name="Getränke" calcext:value="=&quot;Getränke&quot;" calcext:base-cell-address="'Juni 15'.H15"/>
            <calcext:condition calcext:apply-style-name="Kaffee" calcext:value="=&quot;Kaffee&quot;" calcext:base-cell-address="'Juni 15'.H15"/>
            <calcext:condition calcext:apply-style-name="Kleidung" calcext:value="=&quot;Kleidung&quot;" calcext:base-cell-address="'Juni 15'.H15"/>
            <calcext:condition calcext:apply-style-name="Kosmetika" calcext:value="=&quot;Kosmetika&quot;" calcext:base-cell-address="'Juni 15'.H15"/>
            <calcext:condition calcext:apply-style-name="Nahrung" calcext:value="=&quot;Nahrung&quot;" calcext:base-cell-address="'Juni 15'.H15"/>
            <calcext:condition calcext:apply-style-name="Rechnungen" calcext:value="=&quot;Rechnungen&quot;" calcext:base-cell-address="'Juni 15'.H15"/>
            <calcext:condition calcext:apply-style-name="Sonstiges" calcext:value="=&quot;Sonstiges&quot;" calcext:base-cell-address="'Juni 15'.H15"/>
            <calcext:condition calcext:apply-style-name="Tabak" calcext:value="=&quot;Tabak&quot;" calcext:base-cell-address="'Juni 15'.H15"/>
            <calcext:condition calcext:apply-style-name="Verkehr" calcext:value="=&quot;Verkehr&quot;" calcext:base-cell-address="'Juni 15'.H15"/>
            <calcext:condition calcext:apply-style-name="Zucker" calcext:value="=&quot;Zucker&quot;" calcext:base-cell-address="'Juni 15'.H15"/>
          </calcext:conditional-format>
          <calcext:conditional-format calcext:target-range-address="'Juli 15'.H16:'Juli 15'.H16">
            <calcext:condition calcext:apply-style-name="Amazon" calcext:value="=&quot;Amazon&quot;" calcext:base-cell-address="'Juni 15'.H16"/>
            <calcext:condition calcext:apply-style-name="Ausgehen" calcext:value="=&quot;Ausgehen&quot;" calcext:base-cell-address="'Juni 15'.H16"/>
            <calcext:condition calcext:apply-style-name="Getränke" calcext:value="=&quot;Getränke&quot;" calcext:base-cell-address="'Juni 15'.H16"/>
            <calcext:condition calcext:apply-style-name="Kaffee" calcext:value="=&quot;Kaffee&quot;" calcext:base-cell-address="'Juni 15'.H16"/>
            <calcext:condition calcext:apply-style-name="Kleidung" calcext:value="=&quot;Kleidung&quot;" calcext:base-cell-address="'Juni 15'.H16"/>
            <calcext:condition calcext:apply-style-name="Kosmetika" calcext:value="=&quot;Kosmetika&quot;" calcext:base-cell-address="'Juni 15'.H16"/>
            <calcext:condition calcext:apply-style-name="Nahrung" calcext:value="=&quot;Nahrung&quot;" calcext:base-cell-address="'Juni 15'.H16"/>
            <calcext:condition calcext:apply-style-name="Rechnungen" calcext:value="=&quot;Rechnungen&quot;" calcext:base-cell-address="'Juni 15'.H16"/>
            <calcext:condition calcext:apply-style-name="Sonstiges" calcext:value="=&quot;Sonstiges&quot;" calcext:base-cell-address="'Juni 15'.H16"/>
            <calcext:condition calcext:apply-style-name="Tabak" calcext:value="=&quot;Tabak&quot;" calcext:base-cell-address="'Juni 15'.H16"/>
            <calcext:condition calcext:apply-style-name="Verkehr" calcext:value="=&quot;Verkehr&quot;" calcext:base-cell-address="'Juni 15'.H16"/>
            <calcext:condition calcext:apply-style-name="Zucker" calcext:value="=&quot;Zucker&quot;" calcext:base-cell-address="'Juni 15'.H16"/>
          </calcext:conditional-format>
          <calcext:conditional-format calcext:target-range-address="'Juli 15'.H17:'Juli 15'.H17">
            <calcext:condition calcext:apply-style-name="Amazon" calcext:value="=&quot;Amazon&quot;" calcext:base-cell-address="'Juni 15'.H17"/>
            <calcext:condition calcext:apply-style-name="Ausgehen" calcext:value="=&quot;Ausgehen&quot;" calcext:base-cell-address="'Juni 15'.H17"/>
            <calcext:condition calcext:apply-style-name="Getränke" calcext:value="=&quot;Getränke&quot;" calcext:base-cell-address="'Juni 15'.H17"/>
            <calcext:condition calcext:apply-style-name="Kaffee" calcext:value="=&quot;Kaffee&quot;" calcext:base-cell-address="'Juni 15'.H17"/>
            <calcext:condition calcext:apply-style-name="Kleidung" calcext:value="=&quot;Kleidung&quot;" calcext:base-cell-address="'Juni 15'.H17"/>
            <calcext:condition calcext:apply-style-name="Kosmetika" calcext:value="=&quot;Kosmetika&quot;" calcext:base-cell-address="'Juni 15'.H17"/>
            <calcext:condition calcext:apply-style-name="Nahrung" calcext:value="=&quot;Nahrung&quot;" calcext:base-cell-address="'Juni 15'.H17"/>
            <calcext:condition calcext:apply-style-name="Rechnungen" calcext:value="=&quot;Rechnungen&quot;" calcext:base-cell-address="'Juni 15'.H17"/>
            <calcext:condition calcext:apply-style-name="Sonstiges" calcext:value="=&quot;Sonstiges&quot;" calcext:base-cell-address="'Juni 15'.H17"/>
            <calcext:condition calcext:apply-style-name="Tabak" calcext:value="=&quot;Tabak&quot;" calcext:base-cell-address="'Juni 15'.H17"/>
            <calcext:condition calcext:apply-style-name="Verkehr" calcext:value="=&quot;Verkehr&quot;" calcext:base-cell-address="'Juni 15'.H17"/>
            <calcext:condition calcext:apply-style-name="Zucker" calcext:value="=&quot;Zucker&quot;" calcext:base-cell-address="'Juni 15'.H17"/>
          </calcext:conditional-format>
          <calcext:conditional-format calcext:target-range-address="'Juli 15'.I8:'Juli 15'.I8">
            <calcext:condition calcext:apply-style-name="Amazon" calcext:value="=&quot;Amazon&quot;" calcext:base-cell-address="'Juni 15'.I8"/>
            <calcext:condition calcext:apply-style-name="Ausgehen" calcext:value="=&quot;Ausgehen&quot;" calcext:base-cell-address="'Juni 15'.I8"/>
            <calcext:condition calcext:apply-style-name="Getränke" calcext:value="=&quot;Getränke&quot;" calcext:base-cell-address="'Juni 15'.I8"/>
            <calcext:condition calcext:apply-style-name="Kaffee" calcext:value="=&quot;Kaffee&quot;" calcext:base-cell-address="'Juni 15'.I8"/>
            <calcext:condition calcext:apply-style-name="Kleidung" calcext:value="=&quot;Kleidung&quot;" calcext:base-cell-address="'Juni 15'.I8"/>
            <calcext:condition calcext:apply-style-name="Kosmetika" calcext:value="=&quot;Kosmetika&quot;" calcext:base-cell-address="'Juni 15'.I8"/>
            <calcext:condition calcext:apply-style-name="Nahrung" calcext:value="=&quot;Nahrung&quot;" calcext:base-cell-address="'Juni 15'.I8"/>
            <calcext:condition calcext:apply-style-name="Rechnungen" calcext:value="=&quot;Rechnungen&quot;" calcext:base-cell-address="'Juni 15'.I8"/>
            <calcext:condition calcext:apply-style-name="Sonstiges" calcext:value="=&quot;Sonstiges&quot;" calcext:base-cell-address="'Juni 15'.I8"/>
            <calcext:condition calcext:apply-style-name="Tabak" calcext:value="=&quot;Tabak&quot;" calcext:base-cell-address="'Juni 15'.I8"/>
            <calcext:condition calcext:apply-style-name="Verkehr" calcext:value="=&quot;Verkehr&quot;" calcext:base-cell-address="'Juni 15'.I8"/>
            <calcext:condition calcext:apply-style-name="Zucker" calcext:value="=&quot;Zucker&quot;" calcext:base-cell-address="'Juni 15'.I8"/>
          </calcext:conditional-format>
          <calcext:conditional-format calcext:target-range-address="'Juli 15'.I9:'Juli 15'.I9">
            <calcext:condition calcext:apply-style-name="Amazon" calcext:value="=&quot;Amazon&quot;" calcext:base-cell-address="'Juni 15'.I9"/>
            <calcext:condition calcext:apply-style-name="Ausgehen" calcext:value="=&quot;Ausgehen&quot;" calcext:base-cell-address="'Juni 15'.I9"/>
            <calcext:condition calcext:apply-style-name="Getränke" calcext:value="=&quot;Getränke&quot;" calcext:base-cell-address="'Juni 15'.I9"/>
            <calcext:condition calcext:apply-style-name="Kaffee" calcext:value="=&quot;Kaffee&quot;" calcext:base-cell-address="'Juni 15'.I9"/>
            <calcext:condition calcext:apply-style-name="Kleidung" calcext:value="=&quot;Kleidung&quot;" calcext:base-cell-address="'Juni 15'.I9"/>
            <calcext:condition calcext:apply-style-name="Kosmetika" calcext:value="=&quot;Kosmetika&quot;" calcext:base-cell-address="'Juni 15'.I9"/>
            <calcext:condition calcext:apply-style-name="Nahrung" calcext:value="=&quot;Nahrung&quot;" calcext:base-cell-address="'Juni 15'.I9"/>
            <calcext:condition calcext:apply-style-name="Rechnungen" calcext:value="=&quot;Rechnungen&quot;" calcext:base-cell-address="'Juni 15'.I9"/>
            <calcext:condition calcext:apply-style-name="Sonstiges" calcext:value="=&quot;Sonstiges&quot;" calcext:base-cell-address="'Juni 15'.I9"/>
            <calcext:condition calcext:apply-style-name="Tabak" calcext:value="=&quot;Tabak&quot;" calcext:base-cell-address="'Juni 15'.I9"/>
            <calcext:condition calcext:apply-style-name="Verkehr" calcext:value="=&quot;Verkehr&quot;" calcext:base-cell-address="'Juni 15'.I9"/>
            <calcext:condition calcext:apply-style-name="Zucker" calcext:value="=&quot;Zucker&quot;" calcext:base-cell-address="'Juni 15'.I9"/>
          </calcext:conditional-format>
          <calcext:conditional-format calcext:target-range-address="'Juli 15'.I10:'Juli 15'.I10">
            <calcext:condition calcext:apply-style-name="Amazon" calcext:value="=&quot;Amazon&quot;" calcext:base-cell-address="'Juni 15'.I10"/>
            <calcext:condition calcext:apply-style-name="Ausgehen" calcext:value="=&quot;Ausgehen&quot;" calcext:base-cell-address="'Juni 15'.I10"/>
            <calcext:condition calcext:apply-style-name="Getränke" calcext:value="=&quot;Getränke&quot;" calcext:base-cell-address="'Juni 15'.I10"/>
            <calcext:condition calcext:apply-style-name="Kaffee" calcext:value="=&quot;Kaffee&quot;" calcext:base-cell-address="'Juni 15'.I10"/>
            <calcext:condition calcext:apply-style-name="Kleidung" calcext:value="=&quot;Kleidung&quot;" calcext:base-cell-address="'Juni 15'.I10"/>
            <calcext:condition calcext:apply-style-name="Kosmetika" calcext:value="=&quot;Kosmetika&quot;" calcext:base-cell-address="'Juni 15'.I10"/>
            <calcext:condition calcext:apply-style-name="Nahrung" calcext:value="=&quot;Nahrung&quot;" calcext:base-cell-address="'Juni 15'.I10"/>
            <calcext:condition calcext:apply-style-name="Rechnungen" calcext:value="=&quot;Rechnungen&quot;" calcext:base-cell-address="'Juni 15'.I10"/>
            <calcext:condition calcext:apply-style-name="Sonstiges" calcext:value="=&quot;Sonstiges&quot;" calcext:base-cell-address="'Juni 15'.I10"/>
            <calcext:condition calcext:apply-style-name="Tabak" calcext:value="=&quot;Tabak&quot;" calcext:base-cell-address="'Juni 15'.I10"/>
            <calcext:condition calcext:apply-style-name="Verkehr" calcext:value="=&quot;Verkehr&quot;" calcext:base-cell-address="'Juni 15'.I10"/>
            <calcext:condition calcext:apply-style-name="Zucker" calcext:value="=&quot;Zucker&quot;" calcext:base-cell-address="'Juni 15'.I10"/>
          </calcext:conditional-format>
          <calcext:conditional-format calcext:target-range-address="'Juli 15'.I11:'Juli 15'.I11">
            <calcext:condition calcext:apply-style-name="Amazon" calcext:value="=&quot;Amazon&quot;" calcext:base-cell-address="'Juni 15'.I11"/>
            <calcext:condition calcext:apply-style-name="Ausgehen" calcext:value="=&quot;Ausgehen&quot;" calcext:base-cell-address="'Juni 15'.I11"/>
            <calcext:condition calcext:apply-style-name="Getränke" calcext:value="=&quot;Getränke&quot;" calcext:base-cell-address="'Juni 15'.I11"/>
            <calcext:condition calcext:apply-style-name="Kaffee" calcext:value="=&quot;Kaffee&quot;" calcext:base-cell-address="'Juni 15'.I11"/>
            <calcext:condition calcext:apply-style-name="Kleidung" calcext:value="=&quot;Kleidung&quot;" calcext:base-cell-address="'Juni 15'.I11"/>
            <calcext:condition calcext:apply-style-name="Kosmetika" calcext:value="=&quot;Kosmetika&quot;" calcext:base-cell-address="'Juni 15'.I11"/>
            <calcext:condition calcext:apply-style-name="Nahrung" calcext:value="=&quot;Nahrung&quot;" calcext:base-cell-address="'Juni 15'.I11"/>
            <calcext:condition calcext:apply-style-name="Rechnungen" calcext:value="=&quot;Rechnungen&quot;" calcext:base-cell-address="'Juni 15'.I11"/>
            <calcext:condition calcext:apply-style-name="Sonstiges" calcext:value="=&quot;Sonstiges&quot;" calcext:base-cell-address="'Juni 15'.I11"/>
            <calcext:condition calcext:apply-style-name="Tabak" calcext:value="=&quot;Tabak&quot;" calcext:base-cell-address="'Juni 15'.I11"/>
            <calcext:condition calcext:apply-style-name="Verkehr" calcext:value="=&quot;Verkehr&quot;" calcext:base-cell-address="'Juni 15'.I11"/>
            <calcext:condition calcext:apply-style-name="Zucker" calcext:value="=&quot;Zucker&quot;" calcext:base-cell-address="'Juni 15'.I11"/>
          </calcext:conditional-format>
          <calcext:conditional-format calcext:target-range-address="'Juli 15'.I12:'Juli 15'.I12">
            <calcext:condition calcext:apply-style-name="Amazon" calcext:value="=&quot;Amazon&quot;" calcext:base-cell-address="'Juni 15'.I12"/>
            <calcext:condition calcext:apply-style-name="Ausgehen" calcext:value="=&quot;Ausgehen&quot;" calcext:base-cell-address="'Juni 15'.I12"/>
            <calcext:condition calcext:apply-style-name="Getränke" calcext:value="=&quot;Getränke&quot;" calcext:base-cell-address="'Juni 15'.I12"/>
            <calcext:condition calcext:apply-style-name="Kaffee" calcext:value="=&quot;Kaffee&quot;" calcext:base-cell-address="'Juni 15'.I12"/>
            <calcext:condition calcext:apply-style-name="Kleidung" calcext:value="=&quot;Kleidung&quot;" calcext:base-cell-address="'Juni 15'.I12"/>
            <calcext:condition calcext:apply-style-name="Kosmetika" calcext:value="=&quot;Kosmetika&quot;" calcext:base-cell-address="'Juni 15'.I12"/>
            <calcext:condition calcext:apply-style-name="Nahrung" calcext:value="=&quot;Nahrung&quot;" calcext:base-cell-address="'Juni 15'.I12"/>
            <calcext:condition calcext:apply-style-name="Rechnungen" calcext:value="=&quot;Rechnungen&quot;" calcext:base-cell-address="'Juni 15'.I12"/>
            <calcext:condition calcext:apply-style-name="Sonstiges" calcext:value="=&quot;Sonstiges&quot;" calcext:base-cell-address="'Juni 15'.I12"/>
            <calcext:condition calcext:apply-style-name="Tabak" calcext:value="=&quot;Tabak&quot;" calcext:base-cell-address="'Juni 15'.I12"/>
            <calcext:condition calcext:apply-style-name="Verkehr" calcext:value="=&quot;Verkehr&quot;" calcext:base-cell-address="'Juni 15'.I12"/>
            <calcext:condition calcext:apply-style-name="Zucker" calcext:value="=&quot;Zucker&quot;" calcext:base-cell-address="'Juni 15'.I12"/>
          </calcext:conditional-format>
          <calcext:conditional-format calcext:target-range-address="'Juli 15'.I13:'Juli 15'.I13">
            <calcext:condition calcext:apply-style-name="Amazon" calcext:value="=&quot;Amazon&quot;" calcext:base-cell-address="'Juni 15'.I13"/>
            <calcext:condition calcext:apply-style-name="Ausgehen" calcext:value="=&quot;Ausgehen&quot;" calcext:base-cell-address="'Juni 15'.I13"/>
            <calcext:condition calcext:apply-style-name="Getränke" calcext:value="=&quot;Getränke&quot;" calcext:base-cell-address="'Juni 15'.I13"/>
            <calcext:condition calcext:apply-style-name="Kaffee" calcext:value="=&quot;Kaffee&quot;" calcext:base-cell-address="'Juni 15'.I13"/>
            <calcext:condition calcext:apply-style-name="Kleidung" calcext:value="=&quot;Kleidung&quot;" calcext:base-cell-address="'Juni 15'.I13"/>
            <calcext:condition calcext:apply-style-name="Kosmetika" calcext:value="=&quot;Kosmetika&quot;" calcext:base-cell-address="'Juni 15'.I13"/>
            <calcext:condition calcext:apply-style-name="Nahrung" calcext:value="=&quot;Nahrung&quot;" calcext:base-cell-address="'Juni 15'.I13"/>
            <calcext:condition calcext:apply-style-name="Rechnungen" calcext:value="=&quot;Rechnungen&quot;" calcext:base-cell-address="'Juni 15'.I13"/>
            <calcext:condition calcext:apply-style-name="Sonstiges" calcext:value="=&quot;Sonstiges&quot;" calcext:base-cell-address="'Juni 15'.I13"/>
            <calcext:condition calcext:apply-style-name="Tabak" calcext:value="=&quot;Tabak&quot;" calcext:base-cell-address="'Juni 15'.I13"/>
            <calcext:condition calcext:apply-style-name="Verkehr" calcext:value="=&quot;Verkehr&quot;" calcext:base-cell-address="'Juni 15'.I13"/>
            <calcext:condition calcext:apply-style-name="Zucker" calcext:value="=&quot;Zucker&quot;" calcext:base-cell-address="'Juni 15'.I13"/>
          </calcext:conditional-format>
          <calcext:conditional-format calcext:target-range-address="'Juli 15'.I14:'Juli 15'.I14">
            <calcext:condition calcext:apply-style-name="Amazon" calcext:value="=&quot;Amazon&quot;" calcext:base-cell-address="'Juni 15'.I14"/>
            <calcext:condition calcext:apply-style-name="Ausgehen" calcext:value="=&quot;Ausgehen&quot;" calcext:base-cell-address="'Juni 15'.I14"/>
            <calcext:condition calcext:apply-style-name="Getränke" calcext:value="=&quot;Getränke&quot;" calcext:base-cell-address="'Juni 15'.I14"/>
            <calcext:condition calcext:apply-style-name="Kaffee" calcext:value="=&quot;Kaffee&quot;" calcext:base-cell-address="'Juni 15'.I14"/>
            <calcext:condition calcext:apply-style-name="Kleidung" calcext:value="=&quot;Kleidung&quot;" calcext:base-cell-address="'Juni 15'.I14"/>
            <calcext:condition calcext:apply-style-name="Kosmetika" calcext:value="=&quot;Kosmetika&quot;" calcext:base-cell-address="'Juni 15'.I14"/>
            <calcext:condition calcext:apply-style-name="Nahrung" calcext:value="=&quot;Nahrung&quot;" calcext:base-cell-address="'Juni 15'.I14"/>
            <calcext:condition calcext:apply-style-name="Rechnungen" calcext:value="=&quot;Rechnungen&quot;" calcext:base-cell-address="'Juni 15'.I14"/>
            <calcext:condition calcext:apply-style-name="Sonstiges" calcext:value="=&quot;Sonstiges&quot;" calcext:base-cell-address="'Juni 15'.I14"/>
            <calcext:condition calcext:apply-style-name="Tabak" calcext:value="=&quot;Tabak&quot;" calcext:base-cell-address="'Juni 15'.I14"/>
            <calcext:condition calcext:apply-style-name="Verkehr" calcext:value="=&quot;Verkehr&quot;" calcext:base-cell-address="'Juni 15'.I14"/>
            <calcext:condition calcext:apply-style-name="Zucker" calcext:value="=&quot;Zucker&quot;" calcext:base-cell-address="'Juni 15'.I14"/>
          </calcext:conditional-format>
          <calcext:conditional-format calcext:target-range-address="'Juli 15'.I15:'Juli 15'.I15">
            <calcext:condition calcext:apply-style-name="Amazon" calcext:value="=&quot;Amazon&quot;" calcext:base-cell-address="'Juni 15'.I15"/>
            <calcext:condition calcext:apply-style-name="Ausgehen" calcext:value="=&quot;Ausgehen&quot;" calcext:base-cell-address="'Juni 15'.I15"/>
            <calcext:condition calcext:apply-style-name="Getränke" calcext:value="=&quot;Getränke&quot;" calcext:base-cell-address="'Juni 15'.I15"/>
            <calcext:condition calcext:apply-style-name="Kaffee" calcext:value="=&quot;Kaffee&quot;" calcext:base-cell-address="'Juni 15'.I15"/>
            <calcext:condition calcext:apply-style-name="Kleidung" calcext:value="=&quot;Kleidung&quot;" calcext:base-cell-address="'Juni 15'.I15"/>
            <calcext:condition calcext:apply-style-name="Kosmetika" calcext:value="=&quot;Kosmetika&quot;" calcext:base-cell-address="'Juni 15'.I15"/>
            <calcext:condition calcext:apply-style-name="Nahrung" calcext:value="=&quot;Nahrung&quot;" calcext:base-cell-address="'Juni 15'.I15"/>
            <calcext:condition calcext:apply-style-name="Rechnungen" calcext:value="=&quot;Rechnungen&quot;" calcext:base-cell-address="'Juni 15'.I15"/>
            <calcext:condition calcext:apply-style-name="Sonstiges" calcext:value="=&quot;Sonstiges&quot;" calcext:base-cell-address="'Juni 15'.I15"/>
            <calcext:condition calcext:apply-style-name="Tabak" calcext:value="=&quot;Tabak&quot;" calcext:base-cell-address="'Juni 15'.I15"/>
            <calcext:condition calcext:apply-style-name="Verkehr" calcext:value="=&quot;Verkehr&quot;" calcext:base-cell-address="'Juni 15'.I15"/>
            <calcext:condition calcext:apply-style-name="Zucker" calcext:value="=&quot;Zucker&quot;" calcext:base-cell-address="'Juni 15'.I15"/>
          </calcext:conditional-format>
          <calcext:conditional-format calcext:target-range-address="'Juli 15'.I16:'Juli 15'.I16">
            <calcext:condition calcext:apply-style-name="Amazon" calcext:value="=&quot;Amazon&quot;" calcext:base-cell-address="'Juni 15'.I16"/>
            <calcext:condition calcext:apply-style-name="Ausgehen" calcext:value="=&quot;Ausgehen&quot;" calcext:base-cell-address="'Juni 15'.I16"/>
            <calcext:condition calcext:apply-style-name="Getränke" calcext:value="=&quot;Getränke&quot;" calcext:base-cell-address="'Juni 15'.I16"/>
            <calcext:condition calcext:apply-style-name="Kaffee" calcext:value="=&quot;Kaffee&quot;" calcext:base-cell-address="'Juni 15'.I16"/>
            <calcext:condition calcext:apply-style-name="Kleidung" calcext:value="=&quot;Kleidung&quot;" calcext:base-cell-address="'Juni 15'.I16"/>
            <calcext:condition calcext:apply-style-name="Kosmetika" calcext:value="=&quot;Kosmetika&quot;" calcext:base-cell-address="'Juni 15'.I16"/>
            <calcext:condition calcext:apply-style-name="Nahrung" calcext:value="=&quot;Nahrung&quot;" calcext:base-cell-address="'Juni 15'.I16"/>
            <calcext:condition calcext:apply-style-name="Rechnungen" calcext:value="=&quot;Rechnungen&quot;" calcext:base-cell-address="'Juni 15'.I16"/>
            <calcext:condition calcext:apply-style-name="Sonstiges" calcext:value="=&quot;Sonstiges&quot;" calcext:base-cell-address="'Juni 15'.I16"/>
            <calcext:condition calcext:apply-style-name="Tabak" calcext:value="=&quot;Tabak&quot;" calcext:base-cell-address="'Juni 15'.I16"/>
            <calcext:condition calcext:apply-style-name="Verkehr" calcext:value="=&quot;Verkehr&quot;" calcext:base-cell-address="'Juni 15'.I16"/>
            <calcext:condition calcext:apply-style-name="Zucker" calcext:value="=&quot;Zucker&quot;" calcext:base-cell-address="'Juni 15'.I16"/>
          </calcext:conditional-format>
          <calcext:conditional-format calcext:target-range-address="'Juli 15'.I17:'Juli 15'.I17">
            <calcext:condition calcext:apply-style-name="Amazon" calcext:value="=&quot;Amazon&quot;" calcext:base-cell-address="'Juni 15'.I17"/>
            <calcext:condition calcext:apply-style-name="Ausgehen" calcext:value="=&quot;Ausgehen&quot;" calcext:base-cell-address="'Juni 15'.I17"/>
            <calcext:condition calcext:apply-style-name="Getränke" calcext:value="=&quot;Getränke&quot;" calcext:base-cell-address="'Juni 15'.I17"/>
            <calcext:condition calcext:apply-style-name="Kaffee" calcext:value="=&quot;Kaffee&quot;" calcext:base-cell-address="'Juni 15'.I17"/>
            <calcext:condition calcext:apply-style-name="Kleidung" calcext:value="=&quot;Kleidung&quot;" calcext:base-cell-address="'Juni 15'.I17"/>
            <calcext:condition calcext:apply-style-name="Kosmetika" calcext:value="=&quot;Kosmetika&quot;" calcext:base-cell-address="'Juni 15'.I17"/>
            <calcext:condition calcext:apply-style-name="Nahrung" calcext:value="=&quot;Nahrung&quot;" calcext:base-cell-address="'Juni 15'.I17"/>
            <calcext:condition calcext:apply-style-name="Rechnungen" calcext:value="=&quot;Rechnungen&quot;" calcext:base-cell-address="'Juni 15'.I17"/>
            <calcext:condition calcext:apply-style-name="Sonstiges" calcext:value="=&quot;Sonstiges&quot;" calcext:base-cell-address="'Juni 15'.I17"/>
            <calcext:condition calcext:apply-style-name="Tabak" calcext:value="=&quot;Tabak&quot;" calcext:base-cell-address="'Juni 15'.I17"/>
            <calcext:condition calcext:apply-style-name="Verkehr" calcext:value="=&quot;Verkehr&quot;" calcext:base-cell-address="'Juni 15'.I17"/>
            <calcext:condition calcext:apply-style-name="Zucker" calcext:value="=&quot;Zucker&quot;" calcext:base-cell-address="'Juni 15'.I17"/>
          </calcext:conditional-format>
          <calcext:conditional-format calcext:target-range-address="'Juli 15'.H18:'Juli 15'.H18">
            <calcext:condition calcext:apply-style-name="Amazon" calcext:value="=&quot;Amazon&quot;" calcext:base-cell-address="'Juni 15'.H18"/>
            <calcext:condition calcext:apply-style-name="Ausgehen" calcext:value="=&quot;Ausgehen&quot;" calcext:base-cell-address="'Juni 15'.H18"/>
            <calcext:condition calcext:apply-style-name="Getränke" calcext:value="=&quot;Getränke&quot;" calcext:base-cell-address="'Juni 15'.H18"/>
            <calcext:condition calcext:apply-style-name="Kaffee" calcext:value="=&quot;Kaffee&quot;" calcext:base-cell-address="'Juni 15'.H18"/>
            <calcext:condition calcext:apply-style-name="Kleidung" calcext:value="=&quot;Kleidung&quot;" calcext:base-cell-address="'Juni 15'.H18"/>
            <calcext:condition calcext:apply-style-name="Kosmetika" calcext:value="=&quot;Kosmetika&quot;" calcext:base-cell-address="'Juni 15'.H18"/>
            <calcext:condition calcext:apply-style-name="Nahrung" calcext:value="=&quot;Nahrung&quot;" calcext:base-cell-address="'Juni 15'.H18"/>
            <calcext:condition calcext:apply-style-name="Rechnungen" calcext:value="=&quot;Rechnungen&quot;" calcext:base-cell-address="'Juni 15'.H18"/>
            <calcext:condition calcext:apply-style-name="Sonstiges" calcext:value="=&quot;Sonstiges&quot;" calcext:base-cell-address="'Juni 15'.H18"/>
            <calcext:condition calcext:apply-style-name="Tabak" calcext:value="=&quot;Tabak&quot;" calcext:base-cell-address="'Juni 15'.H18"/>
            <calcext:condition calcext:apply-style-name="Verkehr" calcext:value="=&quot;Verkehr&quot;" calcext:base-cell-address="'Juni 15'.H18"/>
            <calcext:condition calcext:apply-style-name="Zucker" calcext:value="=&quot;Zucker&quot;" calcext:base-cell-address="'Juni 15'.H18"/>
          </calcext:conditional-format>
          <calcext:conditional-format calcext:target-range-address="'Juli 15'.H19:'Juli 15'.H19">
            <calcext:condition calcext:apply-style-name="Amazon" calcext:value="=&quot;Amazon&quot;" calcext:base-cell-address="'Juni 15'.H19"/>
            <calcext:condition calcext:apply-style-name="Ausgehen" calcext:value="=&quot;Ausgehen&quot;" calcext:base-cell-address="'Juni 15'.H19"/>
            <calcext:condition calcext:apply-style-name="Getränke" calcext:value="=&quot;Getränke&quot;" calcext:base-cell-address="'Juni 15'.H19"/>
            <calcext:condition calcext:apply-style-name="Kaffee" calcext:value="=&quot;Kaffee&quot;" calcext:base-cell-address="'Juni 15'.H19"/>
            <calcext:condition calcext:apply-style-name="Kleidung" calcext:value="=&quot;Kleidung&quot;" calcext:base-cell-address="'Juni 15'.H19"/>
            <calcext:condition calcext:apply-style-name="Kosmetika" calcext:value="=&quot;Kosmetika&quot;" calcext:base-cell-address="'Juni 15'.H19"/>
            <calcext:condition calcext:apply-style-name="Nahrung" calcext:value="=&quot;Nahrung&quot;" calcext:base-cell-address="'Juni 15'.H19"/>
            <calcext:condition calcext:apply-style-name="Rechnungen" calcext:value="=&quot;Rechnungen&quot;" calcext:base-cell-address="'Juni 15'.H19"/>
            <calcext:condition calcext:apply-style-name="Sonstiges" calcext:value="=&quot;Sonstiges&quot;" calcext:base-cell-address="'Juni 15'.H19"/>
            <calcext:condition calcext:apply-style-name="Tabak" calcext:value="=&quot;Tabak&quot;" calcext:base-cell-address="'Juni 15'.H19"/>
            <calcext:condition calcext:apply-style-name="Verkehr" calcext:value="=&quot;Verkehr&quot;" calcext:base-cell-address="'Juni 15'.H19"/>
            <calcext:condition calcext:apply-style-name="Zucker" calcext:value="=&quot;Zucker&quot;" calcext:base-cell-address="'Juni 15'.H19"/>
          </calcext:conditional-format>
          <calcext:conditional-format calcext:target-range-address="'Juli 15'.D1:'Juli 15'.D300">
            <calcext:condition calcext:apply-style-name="Amazon" calcext:value="=&quot;Amazon&quot;" calcext:base-cell-address="'Juni 15'.D1"/>
            <calcext:condition calcext:apply-style-name="Ausgehen" calcext:value="=&quot;Ausgehen&quot;" calcext:base-cell-address="'Juni 15'.D1"/>
            <calcext:condition calcext:apply-style-name="Getränke" calcext:value="=&quot;Getränke&quot;" calcext:base-cell-address="'Juni 15'.D1"/>
            <calcext:condition calcext:apply-style-name="Kaffee" calcext:value="=&quot;Kaffee&quot;" calcext:base-cell-address="'Juni 15'.D1"/>
            <calcext:condition calcext:apply-style-name="Kleidung" calcext:value="=&quot;Kleidung&quot;" calcext:base-cell-address="'Juni 15'.D1"/>
            <calcext:condition calcext:apply-style-name="Kosmetika" calcext:value="=&quot;Kosmetika&quot;" calcext:base-cell-address="'Juni 15'.D1"/>
            <calcext:condition calcext:apply-style-name="Nahrung" calcext:value="=&quot;Nahrung&quot;" calcext:base-cell-address="'Juni 15'.D1"/>
            <calcext:condition calcext:apply-style-name="Rechnungen" calcext:value="=&quot;Rechnungen&quot;" calcext:base-cell-address="'Juni 15'.D1"/>
            <calcext:condition calcext:apply-style-name="Sonstiges" calcext:value="=&quot;Sonstiges&quot;" calcext:base-cell-address="'Juni 15'.D1"/>
            <calcext:condition calcext:apply-style-name="Tabak" calcext:value="=&quot;Tabak&quot;" calcext:base-cell-address="'Juni 15'.D1"/>
            <calcext:condition calcext:apply-style-name="Verkehr" calcext:value="=&quot;Verkehr&quot;" calcext:base-cell-address="'Juni 15'.D1"/>
            <calcext:condition calcext:apply-style-name="Zucker" calcext:value="=&quot;Zucker&quot;" calcext:base-cell-address="'Juni 15'.D1"/>
            <calcext:condition calcext:apply-style-name="Pfand" calcext:value="contains-text(&quot;Pfand&quot;)" calcext:base-cell-address="'Juni 15'.D1"/>
            <calcext:condition calcext:apply-style-name="Bier" calcext:value="=&quot;Bier&quot;" calcext:base-cell-address="'Juni 15'.D1"/>
          </calcext:conditional-format>
          <calcext:conditional-format calcext:target-range-address="'Juli 15'.H21:'Juli 15'.H21">
            <calcext:date-is calcext:style="Amazon" calcext:date="today"/>
            <calcext:condition calcext:apply-style-name="Ausgehen" calcext:value="=&quot;Ausgehen&quot;" calcext:base-cell-address="'Juni 15'.H21"/>
            <calcext:condition calcext:apply-style-name="Getränke" calcext:value="=&quot;Getränke&quot;" calcext:base-cell-address="'Juni 15'.H21"/>
            <calcext:condition calcext:apply-style-name="Kaffee" calcext:value="=&quot;Kaffee&quot;" calcext:base-cell-address="'Juni 15'.H21"/>
            <calcext:condition calcext:apply-style-name="Kleidung" calcext:value="=&quot;Kleidung&quot;" calcext:base-cell-address="'Juni 15'.H21"/>
            <calcext:condition calcext:apply-style-name="Kosmetika" calcext:value="=&quot;Kosmetika&quot;" calcext:base-cell-address="'Juni 15'.H21"/>
            <calcext:condition calcext:apply-style-name="Nahrung" calcext:value="=&quot;Nahrung&quot;" calcext:base-cell-address="'Juni 15'.H21"/>
            <calcext:condition calcext:apply-style-name="Rechnungen" calcext:value="=&quot;Rechnungen&quot;" calcext:base-cell-address="'Juni 15'.H21"/>
            <calcext:condition calcext:apply-style-name="Sonstiges" calcext:value="=&quot;Sonstiges&quot;" calcext:base-cell-address="'Juni 15'.H21"/>
            <calcext:condition calcext:apply-style-name="Tabak" calcext:value="=&quot;Tabak&quot;" calcext:base-cell-address="'Juni 15'.H21"/>
            <calcext:condition calcext:apply-style-name="Verkehr" calcext:value="=&quot;Verkehr&quot;" calcext:base-cell-address="'Juni 15'.H21"/>
            <calcext:condition calcext:apply-style-name="Zucker" calcext:value="=&quot;Zucker&quot;" calcext:base-cell-address="'Juni 15'.H21"/>
            <calcext:condition calcext:apply-style-name="Bier" calcext:value="=&quot;Bier&quot;" calcext:base-cell-address="'Juni 15'.H21"/>
            <calcext:condition calcext:apply-style-name="Pfand" calcext:value="=&quot;Pfand&quot;" calcext:base-cell-address="'Juni 15'.H21"/>
          </calcext:conditional-format>
        </calcext:conditional-formats>
      </table:table>
      <table:table table:name="Augus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6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5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703.03" calcext:value-type="float">
            <text:p>703.0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34.87" calcext:value-type="float">
            <text:p>34.8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9.52" calcext:value-type="float">
            <text:p>9.5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7.88" calcext:value-type="float">
            <text:p>17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77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1.39" calcext:value-type="float">
            <text:p>11.3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386.71" calcext:value-type="float">
            <text:p>386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3.5" calcext:value-type="float">
            <text:p>3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19.45" calcext:value-type="float">
            <text:p>19.4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97" calcext:value-type="float">
            <text:p>0.97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3.29" calcext:value-type="float">
            <text:p>53.29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2.11" calcext:value-type="float">
            <text:p>12.1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4.45" calcext:value-type="float">
            <text:p>24.45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20.85" calcext:value-type="float">
            <text:p>20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5.13" calcext:value-type="float">
            <text:p>15.13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10.94" calcext:value-type="float">
            <text:p>10.94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3.71" calcext:value-type="float">
            <text:p>3.7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7.39" calcext:value-type="float">
            <text:p>7.39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8.09" calcext:value-type="float">
            <text:p>8.0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26.06" calcext:value-type="float">
            <text:p>126.0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7.8" calcext:value-type="float">
            <text:p>17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77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.97" calcext:value-type="float">
            <text:p>0.97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.78" calcext:value-type="float">
            <text:p>1.7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udweiser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77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359" calcext:value-type="float">
            <text:p>359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10.19" calcext:value-type="float">
            <text:p>10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18.82" calcext:value-type="float">
            <text:p>18.82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50.5" calcext:value-type="float">
            <text:p>50.5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8.3" calcext:value-type="float">
            <text:p>8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4.85" calcext:value-type="float">
            <text:p>4.8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ergkäse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21.59" calcext:value-type="float">
            <text:p>21.5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3.51" calcext:value-type="float">
            <text:p>3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6.46" calcext:value-type="float">
            <text:p>16.4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udeln</text:p>
          </table:table-cell>
          <table:table-cell table:content-validation-name="val1" office:value-type="float" office:value="2.31" calcext:value-type="float">
            <text:p>2.31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8.51" calcext:value-type="float">
            <text:p>8.5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1" calcext:value-type="float">
            <text:p>0.41</text:p>
          </table:table-cell>
          <table:table-cell table:content-validation-name="val3" office:value-type="string" calcext:value-type="string">
            <text:p>Pfand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3.8" calcext:value-type="float">
            <text:p>3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77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14.66" calcext:value-type="float">
            <text:p>14.6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6" calcext:value-type="float">
            <text:p>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irsich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2.97" calcext:value-type="float">
            <text:p>2.9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3.19" calcext:value-type="float">
            <text:p>3.1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9.34" calcext:value-type="float">
            <text:p>29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13.34" calcext:value-type="float">
            <text:p>13.3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21.68" calcext:value-type="float">
            <text:p>21.6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5" calcext:value-type="float">
            <text:p>-1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4.77" calcext:value-type="float">
            <text:p>4.7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18.69" calcext:value-type="float">
            <text:p>18.6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Artischock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" calcext:value-type="float">
            <text:p>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einblätte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98" calcext:value-type="float">
            <text:p>1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Bio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3.8" calcext:value-type="float">
            <text:p>3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Eiersalat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32" calcext:value-type="float">
            <text:p>0.3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7.95" calcext:value-type="float">
            <text:p>7.9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cken</text:p>
          </table:table-cell>
          <table:table-cell table:content-validation-name="val1" office:value-type="float" office:value="2.99" calcext:value-type="float">
            <text:p>2.9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Zeitschaltuh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tterien</text:p>
          </table:table-cell>
          <table:table-cell table:content-validation-name="val1" office:value-type="float" office:value="5.98" calcext:value-type="float">
            <text:p>5.98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1.88" calcext:value-type="float">
            <text:p>1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6" calcext:value-type="float">
            <text:p>0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1" calcext:value-type="float">
            <text:p>7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enny</text:p>
          </table:table-cell>
          <table:table-cell table:content-validation-name="val1" office:value-type="float" office:value="8.51" calcext:value-type="float">
            <text:p>8.5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rot 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ohnen TK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8" calcext:value-type="float">
            <text:p>0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75" calcext:value-type="float">
            <text:p>-1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03" calcext:value-type="float">
            <text:p>-1.03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Duftkerze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Melon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Lim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Sauboh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7" calcext:value-type="float">
            <text:p>6.7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ffeegetränk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6" calcext:value-type="float">
            <text:p>2.66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48" calcext:value-type="float">
            <text:p>-1.4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2" calcext:value-type="float">
            <text:p>5.2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Zucchini</text:p>
          </table:table-cell>
          <table:table-cell table:content-validation-name="val1" office:value-type="float" office:value="0.86" calcext:value-type="float">
            <text:p>0.8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.99" calcext:value-type="float">
            <text:p>-2.99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4.75" calcext:value-type="float">
            <text:p>4.7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fee ext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8" calcext:value-type="float">
            <text:p>2.8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2" calcext:value-type="float">
            <text:p>-2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ggisuppen</text:p>
          </table:table-cell>
          <table:table-cell table:content-validation-name="val1" office:value-type="float" office:value="2.36" calcext:value-type="float">
            <text:p>2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ier o. Alk.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08" calcext:value-type="float">
            <text:p>0.08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2.67" calcext:value-type="float">
            <text:p>2.6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TK-Gemüs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udding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-1.5" calcext:value-type="float">
            <text:p>-1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11" calcext:value-type="float">
            <text:p>1.1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oghurt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7.6" calcext:value-type="float">
            <text:p>7.6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stee o.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Funkmaus</text:p>
          </table:table-cell>
          <table:table-cell table:content-validation-name="val1" office:value-type="float" office:value="9.99" calcext:value-type="float">
            <text:p>9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Zahnbürste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Tücher Callways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5" calcext:value-type="float">
            <text:p>1.0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Kaffee 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7" calcext:value-type="float">
            <text:p>27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98" calcext:value-type="float">
            <text:p>3.98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Limo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ragetasche</text:p>
          </table:table-cell>
          <table:table-cell table:content-validation-name="val1" office:value-type="float" office:value="0.1" calcext:value-type="float">
            <text:p>0.1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Nüss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Oliven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Croissant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8" calcext:value-type="float">
            <text:p>28</text:p>
          </table:table-cell>
          <table:table-cell office:value-type="string" calcext:value-type="string">
            <text:p>Kloreiniger</text:p>
          </table:table-cell>
          <table:table-cell table:content-validation-name="val1" office:value-type="float" office:value="2.25" calcext:value-type="float">
            <text:p>2.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9" calcext:value-type="float">
            <text:p>2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4.2" calcext:value-type="float">
            <text:p>4.2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1.18" calcext:value-type="float">
            <text:p>1.1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fand</text:p>
          </table:table-cell>
          <table:table-cell table:content-validation-name="val1" office:value-type="float" office:value="0.5" calcext:value-type="float">
            <text:p>0.5</text:p>
          </table:table-cell>
          <table:table-cell table:content-validation-name="val3" office:value-type="string" calcext:value-type="string">
            <text:p>Pfand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6" calcext:value-type="float">
            <text:p>5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1" calcext:value-type="float">
            <text:p>31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 table:number-rows-repeated="1048330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August 15'.D1:'August 15'.D1048576 'August 15'.D1:'August 15'.D1">
            <calcext:condition calcext:apply-style-name="Amazon" calcext:value="=&quot;Amazon&quot;" calcext:base-cell-address="'Juli 15'.D1"/>
            <calcext:condition calcext:apply-style-name="Ausgehen" calcext:value="=&quot;Ausgehen&quot;" calcext:base-cell-address="'Juli 15'.D1"/>
            <calcext:condition calcext:apply-style-name="Bier" calcext:value="=&quot;Bier&quot;" calcext:base-cell-address="'Juli 15'.D1"/>
            <calcext:condition calcext:apply-style-name="Getränke" calcext:value="=&quot;Getränke&quot;" calcext:base-cell-address="'Juli 15'.D1"/>
            <calcext:condition calcext:apply-style-name="Kaffee" calcext:value="=&quot;Kaffee&quot;" calcext:base-cell-address="'Juli 15'.D1"/>
            <calcext:condition calcext:apply-style-name="Kleidung" calcext:value="=&quot;Kleidung&quot;" calcext:base-cell-address="'Juli 15'.D1"/>
            <calcext:condition calcext:apply-style-name="Kosmetika" calcext:value="=&quot;Kosmetika&quot;" calcext:base-cell-address="'Juli 15'.D1"/>
            <calcext:condition calcext:apply-style-name="Nahrung" calcext:value="=&quot;Nahrung&quot;" calcext:base-cell-address="'Juli 15'.D1"/>
            <calcext:condition calcext:apply-style-name="Pfand" calcext:value="=&quot;Pfand&quot;" calcext:base-cell-address="'Juli 15'.D1"/>
            <calcext:condition calcext:apply-style-name="Rechnungen" calcext:value="=&quot;Rechnungen&quot;" calcext:base-cell-address="'Juli 15'.D1"/>
            <calcext:condition calcext:apply-style-name="Sonstiges" calcext:value="=&quot;Sonstiges&quot;" calcext:base-cell-address="'Juli 15'.D1"/>
            <calcext:condition calcext:apply-style-name="Tabak" calcext:value="=&quot;Tabak&quot;" calcext:base-cell-address="'Juli 15'.D1"/>
            <calcext:condition calcext:apply-style-name="Verkehr" calcext:value="=&quot;Verkehr&quot;" calcext:base-cell-address="'Juli 15'.D1"/>
            <calcext:condition calcext:apply-style-name="Zucker" calcext:value="=&quot;Zucker&quot;" calcext:base-cell-address="'Juli 15'.D1"/>
            <calcext:condition calcext:apply-style-name="Default" calcext:value="=0" calcext:base-cell-address="'Juli 15'.D1"/>
          </calcext:conditional-format>
          <calcext:conditional-format calcext:target-range-address="'August 15'.F7:'August 15'.F24">
            <calcext:condition calcext:apply-style-name="Amazon" calcext:value="=&quot;Amazon&quot;" calcext:base-cell-address="'Juli 15'.F7"/>
            <calcext:condition calcext:apply-style-name="Ausgehen" calcext:value="=&quot;Ausgehen&quot;" calcext:base-cell-address="'Juli 15'.F7"/>
            <calcext:condition calcext:apply-style-name="Bier" calcext:value="=&quot;Bier&quot;" calcext:base-cell-address="'Juli 15'.F7"/>
            <calcext:condition calcext:apply-style-name="Getränke" calcext:value="=&quot;Getränke&quot;" calcext:base-cell-address="'Juli 15'.F7"/>
            <calcext:condition calcext:apply-style-name="Kaffee" calcext:value="=&quot;Kaffee&quot;" calcext:base-cell-address="'Juli 15'.F7"/>
            <calcext:condition calcext:apply-style-name="Kleidung" calcext:value="=&quot;Kleidung&quot;" calcext:base-cell-address="'Juli 15'.F7"/>
            <calcext:condition calcext:apply-style-name="Kosmetika" calcext:value="=&quot;Kosmetika&quot;" calcext:base-cell-address="'Juli 15'.F7"/>
            <calcext:condition calcext:apply-style-name="Nahrung" calcext:value="=&quot;Nahrung&quot;" calcext:base-cell-address="'Juli 15'.F7"/>
            <calcext:condition calcext:apply-style-name="Pfand" calcext:value="=&quot;Pfand&quot;" calcext:base-cell-address="'Juli 15'.F7"/>
            <calcext:condition calcext:apply-style-name="Rechnungen" calcext:value="=&quot;Rechungen&quot;" calcext:base-cell-address="'Juli 15'.F7"/>
            <calcext:condition calcext:apply-style-name="Sonstiges" calcext:value="=&quot;Sonstiges&quot;" calcext:base-cell-address="'Juli 15'.F7"/>
            <calcext:condition calcext:apply-style-name="Tabak" calcext:value="=&quot;Tabak&quot;" calcext:base-cell-address="'Juli 15'.F7"/>
            <calcext:condition calcext:apply-style-name="Verkehr" calcext:value="=&quot;Verkehr&quot;" calcext:base-cell-address="'Juli 15'.F7"/>
            <calcext:condition calcext:apply-style-name="Zucker" calcext:value="=&quot;Zucker&quot;" calcext:base-cell-address="'Juli 15'.F7"/>
          </calcext:conditional-format>
        </calcext:conditional-formats>
      </table:table>
      <table:table table:name="Sept 15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79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78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932.99" calcext:value-type="float">
            <text:p>932.99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14.53" calcext:value-type="float">
            <text:p>14.5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5.79" calcext:value-type="float">
            <text:p>5.7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ntkalker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4.17" calcext:value-type="float">
            <text:p>14.1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6.3" calcext:value-type="float">
            <text:p>6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13.81" calcext:value-type="float">
            <text:p>13.8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14" calcext:value-type="float">
            <text:p>14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6.88" calcext:value-type="float">
            <text:p>6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63.9" calcext:value-type="float">
            <text:p>63.9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Joghurt natu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33.87" calcext:value-type="float">
            <text:p>33.87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11.88" calcext:value-type="float">
            <text:p>11.8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Glaskeramik</text:p>
          </table:table-cell>
          <table:table-cell table:content-validation-name="val1" office:value-type="float" office:value="1.95" calcext:value-type="float">
            <text:p>1.9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27.11" calcext:value-type="float">
            <text:p>27.11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12.37" calcext:value-type="float">
            <text:p>12.37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/>
          <table:table-cell table:style-name="ce80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11.64" calcext:value-type="float">
            <text:p>11.64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440.01" calcext:value-type="float">
            <text:p>440.0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0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54.9" calcext:value-type="float">
            <text:p>54.9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14.5" calcext:value-type="float">
            <text:p>14.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chwamm</text:p>
          </table:table-cell>
          <table:table-cell table:content-validation-name="val1" office:value-type="float" office:value="1.45" calcext:value-type="float">
            <text:p>1.45</text:p>
          </table:table-cell>
          <table:table-cell table:content-validation-name="val3" office:value-type="string" calcext:value-type="string">
            <text:p>Sonstiges</text:p>
          </table:table-cell>
          <table:table-cell/>
          <table:table-cell table:style-name="ce80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10.05" calcext:value-type="float">
            <text:p>10.05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14.65" calcext:value-type="float">
            <text:p>14.6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42.58" calcext:value-type="float">
            <text:p>142.58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102.23" calcext:value-type="float">
            <text:p>102.2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12.6" calcext:value-type="float">
            <text:p>12.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427" calcext:value-type="float">
            <text:p>427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66.55" calcext:value-type="float">
            <text:p>66.5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66.76" calcext:value-type="float">
            <text:p>66.76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7.73" calcext:value-type="float">
            <text:p>7.7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chlagsahne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36.29" calcext:value-type="float">
            <text:p>36.29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16.02" calcext:value-type="float">
            <text:p>16.02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aure Sahne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9.8" calcext:value-type="float">
            <text:p>9.8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22.8" calcext:value-type="float">
            <text:p>22.8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0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35.09" calcext:value-type="float">
            <text:p>35.09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6.15" calcext:value-type="float">
            <text:p>6.1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15.06" calcext:value-type="float">
            <text:p>15.0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Kiwi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1.3" calcext:value-type="float">
            <text:p>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10.91" calcext:value-type="float">
            <text:p>10.9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Gemüse TK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0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8.21" calcext:value-type="float">
            <text:p>8.2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21.26" calcext:value-type="float">
            <text:p>21.26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59.14" calcext:value-type="float">
            <text:p>59.14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13.49" calcext:value-type="float">
            <text:p>13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20.95" calcext:value-type="float">
            <text:p>20.95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Milch späti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prudel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opfkissen</text:p>
          </table:table-cell>
          <table:table-cell table:content-validation-name="val1" office:value-type="float" office:value="7.99" calcext:value-type="float">
            <text:p>7.9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3.88" calcext:value-type="float">
            <text:p>3.88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Miete</text:p>
          </table:table-cell>
          <table:table-cell table:content-validation-name="val1" office:value-type="float" office:value="359" calcext:value-type="float">
            <text:p>359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Strom</text:p>
          </table:table-cell>
          <table:table-cell table:content-validation-name="val1" office:value-type="float" office:value="68" calcext:value-type="float">
            <text:p>68</text:p>
          </table:table-cell>
          <table:table-cell table:content-validation-name="val3" office:value-type="string" calcext:value-type="string">
            <text:p>Rechnung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en VfB</text:p>
          </table:table-cell>
          <table:table-cell table:content-validation-name="val1" office:value-type="float" office:value="46" calcext:value-type="float">
            <text:p>46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4-Fahrten Karte</text:p>
          </table:table-cell>
          <table:table-cell table:content-validation-name="val1" office:value-type="float" office:value="9.8" calcext:value-type="float">
            <text:p>9.8</text:p>
          </table:table-cell>
          <table:table-cell table:content-validation-name="val3" office:value-type="string" calcext:value-type="string">
            <text:p>Verkeh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ier Stadion</text:p>
          </table:table-cell>
          <table:table-cell table:content-validation-name="val1" office:value-type="float" office:value="12.9" calcext:value-type="float">
            <text:p>12.9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Pommes</text:p>
          </table:table-cell>
          <table:table-cell table:content-validation-name="val1" office:value-type="float" office:value="3" calcext:value-type="float">
            <text:p>3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2.6" calcext:value-type="float">
            <text:p>2.6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0" calcext:value-type="float">
            <text:p>20</text:p>
          </table:table-cell>
          <table:table-cell office:value-type="string" calcext:value-type="string">
            <text:p>Papers</text:p>
          </table:table-cell>
          <table:table-cell table:content-validation-name="val1" office:value-type="float" office:value="1.3" calcext:value-type="float">
            <text:p>1.3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ier Alkfrei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78" calcext:value-type="float">
            <text:p>1.7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aft O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Sonnenblumenöl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Apfel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9" calcext:value-type="float">
            <text:p>09</text:p>
          </table:table-cell>
          <table:table-cell office:value-type="string" calcext:value-type="string">
            <text:p>Crepes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2.3" calcext:value-type="float">
            <text:p>2.3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8" calcext:value-type="float">
            <text:p>18</text:p>
          </table:table-cell>
          <table:table-cell office:value-type="string" calcext:value-type="string">
            <text:p>Veg. Brotaufstrich</text:p>
          </table:table-cell>
          <table:table-cell table:content-validation-name="val1" office:value-type="float" office:value="1.65" calcext:value-type="float">
            <text:p>1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Tomaten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25" calcext:value-type="float">
            <text:p>0.2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ntopf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5.99" calcext:value-type="float">
            <text:p>5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36" calcext:value-type="float">
            <text:p>0.3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Kaffee</text:p>
          </table:table-cell>
          <table:table-cell table:content-validation-name="val1" office:value-type="float" office:value="7.76" calcext:value-type="float">
            <text:p>7.76</text:p>
          </table:table-cell>
          <table:table-cell table:content-validation-name="val3" office:value-type="string" calcext:value-type="string">
            <text:p>Kaffe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1.54" calcext:value-type="float">
            <text:p>1.54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1.15" calcext:value-type="float">
            <text:p>1.1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8" calcext:value-type="float">
            <text:p>08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0.4" calcext:value-type="float">
            <text:p>0.4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Spinat TK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5" calcext:value-type="float">
            <text:p>1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2.09" calcext:value-type="float">
            <text:p>2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ortilla Brot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artoffeln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Rucola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ahn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Kefir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Eis </text:p>
          </table:table-cell>
          <table:table-cell table:content-validation-name="val1" office:value-type="float" office:value="3.49" calcext:value-type="float">
            <text:p>3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emüsebrüh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1.25" calcext:value-type="float">
            <text:p>1.2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Guinness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Tasche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2" calcext:value-type="float">
            <text:p>12</text:p>
          </table:table-cell>
          <table:table-cell office:value-type="string" calcext:value-type="string">
            <text:p>Dominosteine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Nektarinen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2.38" calcext:value-type="float">
            <text:p>2.3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0" calcext:value-type="float">
            <text:p>10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98" calcext:value-type="float">
            <text:p>0.9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onbons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Obazda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" calcext:value-type="float">
            <text:p>0.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Kaffee ext.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5.3" calcext:value-type="float">
            <text:p>5.3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ücher CW</text:p>
          </table:table-cell>
          <table:table-cell table:content-validation-name="val1" office:value-type="float" office:value="2.5" calcext:value-type="float">
            <text:p>2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Titanic</text:p>
          </table:table-cell>
          <table:table-cell table:content-validation-name="val1" office:value-type="float" office:value="4.5" calcext:value-type="float">
            <text:p>4.5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3" calcext:value-type="float">
            <text:p>1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8" calcext:value-type="float">
            <text:p>1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Deos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einsam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Zaziki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5" calcext:value-type="float">
            <text:p>05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77" calcext:value-type="float">
            <text:p>0.7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7" calcext:value-type="float">
            <text:p>0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Dusch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Kosmetika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1" calcext:value-type="float">
            <text:p>11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95" calcext:value-type="float">
            <text:p>0.9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Grapefruit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88" calcext:value-type="float">
            <text:p>0.8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ananen</text:p>
          </table:table-cell>
          <table:table-cell table:content-validation-name="val1" office:value-type="float" office:value="0.2" calcext:value-type="float">
            <text:p>0.2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ola o.Z.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ering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Joghurt Zucker</text:p>
          </table:table-cell>
          <table:table-cell table:content-validation-name="val1" office:value-type="float" office:value="0.39" calcext:value-type="float">
            <text:p>0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andyguthaben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66" calcext:value-type="float">
            <text:p>0.66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Gutschein Barba</text:p>
          </table:table-cell>
          <table:table-cell table:content-validation-name="val1" office:value-type="float" office:value="25" calcext:value-type="float">
            <text:p>2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Chips Bar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2.65" calcext:value-type="float">
            <text:p>2.6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ranzbrötch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Schoko</text:p>
          </table:table-cell>
          <table:table-cell table:content-validation-name="val1" office:value-type="float" office:value="2.19" calcext:value-type="float">
            <text:p>2.19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4" calcext:value-type="float">
            <text:p>24</text:p>
          </table:table-cell>
          <table:table-cell office:value-type="string" calcext:value-type="string">
            <text:p>Hunde</text:p>
          </table:table-cell>
          <table:table-cell table:content-validation-name="val1" office:value-type="float" office:value="3.47" calcext:value-type="float">
            <text:p>3.4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Junge Welt</text:p>
          </table:table-cell>
          <table:table-cell table:content-validation-name="val1" office:value-type="float" office:value="1.4" calcext:value-type="float">
            <text:p>1.4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3" calcext:value-type="float">
            <text:p>23</text:p>
          </table:table-cell>
          <table:table-cell office:value-type="string" calcext:value-type="string">
            <text:p>Filter</text:p>
          </table:table-cell>
          <table:table-cell table:content-validation-name="val1" office:value-type="float" office:value="1.1" calcext:value-type="float">
            <text:p>1.1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Frischkäse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Marzipan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2" calcext:value-type="float">
            <text:p>22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77" calcext:value-type="float">
            <text:p>2.77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1" calcext:value-type="float">
            <text:p>21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58" calcext:value-type="float">
            <text:p>0.5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andeln</text:p>
          </table:table-cell>
          <table:table-cell table:content-validation-name="val1" office:value-type="float" office:value="0.67" calcext:value-type="float">
            <text:p>0.6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Paprika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5" calcext:value-type="float">
            <text:p>0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1.07" calcext:value-type="float">
            <text:p>1.07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Lauchzwiebeln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Quark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TK Beeren</text:p>
          </table:table-cell>
          <table:table-cell table:content-validation-name="val1" office:value-type="float" office:value="1.55" calcext:value-type="float">
            <text:p>1.5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9" calcext:value-type="float">
            <text:p>19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35" calcext:value-type="float">
            <text:p>0.3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ohlrabi</text:p>
          </table:table-cell>
          <table:table-cell table:content-validation-name="val1" office:value-type="float" office:value="0.49" calcext:value-type="float">
            <text:p>0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chmand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5.7" calcext:value-type="float">
            <text:p>5.7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Tabak etc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Käse</text:p>
          </table:table-cell>
          <table:table-cell table:content-validation-name="val1" office:value-type="float" office:value="1.79" calcext:value-type="float">
            <text:p>1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Sandwixh</text:p>
          </table:table-cell>
          <table:table-cell table:content-validation-name="val1" office:value-type="float" office:value="0.85" calcext:value-type="float">
            <text:p>0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Hummus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Ajvar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Riegel</text:p>
          </table:table-cell>
          <table:table-cell table:content-validation-name="val1" office:value-type="float" office:value="0.75" calcext:value-type="float">
            <text:p>0.7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er <text:s/>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irnen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1.59" calcext:value-type="float">
            <text:p>1.5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Fritt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7" calcext:value-type="float">
            <text:p>17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K Gemüse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Limo o. Z.</text:p>
          </table:table-cell>
          <table:table-cell table:content-validation-name="val1" office:value-type="float" office:value="0.89" calcext:value-type="float">
            <text:p>0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Tofu</text:p>
          </table:table-cell>
          <table:table-cell table:content-validation-name="val1" office:value-type="float" office:value="1.85" calcext:value-type="float">
            <text:p>1.8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09" calcext:value-type="float">
            <text:p>1.0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Eistee o. Z.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Ka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Veg. Frikadellen</text:p>
          </table:table-cell>
          <table:table-cell table:content-validation-name="val1" office:value-type="float" office:value="3.18" calcext:value-type="float">
            <text:p>3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19" calcext:value-type="float">
            <text:p>0.1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6" calcext:value-type="float">
            <text:p>16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14" calcext:value-type="float">
            <text:p>14</text:p>
          </table:table-cell>
          <table:table-cell office:value-type="string" calcext:value-type="string">
            <text:p>Schuhe</text:p>
          </table:table-cell>
          <table:table-cell table:content-validation-name="val1" office:value-type="float" office:value="54.9" calcext:value-type="float">
            <text:p>54.9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5" calcext:value-type="float">
            <text:p>25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5.4" calcext:value-type="float">
            <text:p>5.4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Äpfel</text:p>
          </table:table-cell>
          <table:table-cell table:content-validation-name="val1" office:value-type="float" office:value="1.01" calcext:value-type="float">
            <text:p>1.01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Eier Bio</text:p>
          </table:table-cell>
          <table:table-cell table:content-validation-name="val1" office:value-type="float" office:value="1.99" calcext:value-type="float">
            <text:p>1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2.18" calcext:value-type="float">
            <text:p>2.1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2.85" calcext:value-type="float">
            <text:p>2.85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asser</text:p>
          </table:table-cell>
          <table:table-cell table:content-validation-name="val1" office:value-type="float" office:value="0.38" calcext:value-type="float">
            <text:p>0.38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Wein</text:p>
          </table:table-cell>
          <table:table-cell table:content-validation-name="val1" office:value-type="float" office:value="2.69" calcext:value-type="float">
            <text:p>2.69</text:p>
          </table:table-cell>
          <table:table-cell table:content-validation-name="val3" office:value-type="string" calcext:value-type="string">
            <text:p>Bier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Avocado</text:p>
          </table:table-cell>
          <table:table-cell table:content-validation-name="val1" office:value-type="float" office:value="0.79" calcext:value-type="float">
            <text:p>0.7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hampignon</text:p>
          </table:table-cell>
          <table:table-cell table:content-validation-name="val1" office:value-type="float" office:value="1.39" calcext:value-type="float">
            <text:p>1.3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Sojadrink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Pesto</text:p>
          </table:table-cell>
          <table:table-cell table:content-validation-name="val1" office:value-type="float" office:value="1.49" calcext:value-type="float">
            <text:p>1.4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3.3" calcext:value-type="float">
            <text:p>3.3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26" calcext:value-type="float">
            <text:p>26</text:p>
          </table:table-cell>
          <table:table-cell office:value-type="string" calcext:value-type="string">
            <text:p>Cornflakes</text:p>
          </table:table-cell>
          <table:table-cell table:content-validation-name="val1" office:value-type="float" office:value="1.89" calcext:value-type="float">
            <text:p>1.89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 table:number-rows-repeated="1048314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Sept 15'.D1:'Sept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Sept 15'.F7:'Sept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table table:name="Nov 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1" table:default-cell-style-name="Default"/>
        <table:table-column table:style-name="co1" table:default-cell-style-name="ce82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4" table:default-cell-style-name="Default"/>
        <table:table-row table:style-name="ro3">
          <table:table-cell table:style-name="ce1" table:content-validation-name="val1" office:value-type="string" calcext:value-type="string">
            <text:p>Tag</text:p>
          </table:table-cell>
          <table:table-cell table:style-name="ce1" table:content-validation-name="val1" office:value-type="string" calcext:value-type="string">
            <text:p>Artikel</text:p>
          </table:table-cell>
          <table:table-cell table:style-name="ce1" table:content-validation-name="val1" office:value-type="string" calcext:value-type="string">
            <text:p>Preis</text:p>
          </table:table-cell>
          <table:table-cell table:style-name="ce81" table:content-validation-name="val1" office:value-type="string" calcext:value-type="string">
            <text:p>Kategorie</text:p>
          </table:table-cell>
          <table:table-cell table:style-name="ce5" table:content-validation-name="val1"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amembert</text:p>
          </table:table-cell>
          <table:table-cell table:content-validation-name="val1" office:value-type="float" office:value="1.35" calcext:value-type="float">
            <text:p>1.35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</text:p>
          </table:table-cell>
          <table:table-cell table:content-validation-name="val1" office:value-type="float" office:value="1.69" calcext:value-type="float">
            <text:p>1.6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office:value-type="string" calcext:value-type="string">
            <text:p>Summe / Monat:</text:p>
          </table:table-cell>
          <table:table-cell table:formula="of:=SUM([.C2:.C1048576])" office:value-type="float" office:value="64.22" calcext:value-type="float">
            <text:p>64.22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table:formula="of:=SUMIF([.A1:.A65536];&quot;01&quot;;[.C1:.C65536])" office:value-type="float" office:value="5.1" calcext:value-type="float">
            <text:p>5.1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ic Tac</text:p>
          </table:table-cell>
          <table:table-cell table:content-validation-name="val1" office:value-type="float" office:value="2.39" calcext:value-type="float">
            <text:p>2.3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" calcext:value-type="float">
            <text:p>2</text:p>
          </table:table-cell>
          <table:table-cell table:style-name="ce8" table:formula="of:=SUMIF([.A1:.A65536];&quot;02&quot;;[.C1:.C65536])" office:value-type="float" office:value="11.3" calcext:value-type="float">
            <text:p>11.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Störti</text:p>
          </table:table-cell>
          <table:table-cell table:content-validation-name="val1" office:value-type="float" office:value="1.9" calcext:value-type="float">
            <text:p>1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office:value-type="string" calcext:value-type="string">
            <text:p>davon:</text:p>
          </table:table-cell>
          <table:table-cell table:number-columns-repeated="2"/>
          <table:table-cell table:style-name="ce8" office:value-type="float" office:value="3" calcext:value-type="float">
            <text:p>3</text:p>
          </table:table-cell>
          <table:table-cell table:style-name="ce8" table:formula="of:=SUMIF([.A1:.A65536];&quot;03&quot;;[.C1:.C65536])" office:value-type="float" office:value="18.49" calcext:value-type="float">
            <text:p>18.49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Cola OZ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4" calcext:value-type="float">
            <text:p>4</text:p>
          </table:table-cell>
          <table:table-cell table:style-name="ce8" table:formula="of:=SUMIF([.A1:.A65536];&quot;04&quot;;[.C1:.C65536])" office:value-type="float" office:value="29.33" calcext:value-type="float">
            <text:p>29.33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Amazon</text:p>
          </table:table-cell>
          <table:table-cell table:formula="of:=SUMIF([.D2:.D65546];&quot;Amazon&quot;;[.C2:.C65546])" office:value-type="float" office:value="4.79" calcext:value-type="float">
            <text:p>4.79</text:p>
          </table:table-cell>
          <table:table-cell/>
          <table:table-cell table:style-name="ce8" office:value-type="float" office:value="5" calcext:value-type="float">
            <text:p>5</text:p>
          </table:table-cell>
          <table:table-cell table:style-name="ce8" table:formula="of:=SUMIF([.A1:.A65536];&quot;0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rotaufstrich</text:p>
          </table:table-cell>
          <table:table-cell table:content-validation-name="val1" office:value-type="float" office:value="1.19" calcext:value-type="float">
            <text:p>1.1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Ausgehen</text:p>
          </table:table-cell>
          <table:table-cell table:formula="of:=SUMIF([.D2:.D65546];&quot;Ausgehen&quot;;[.C2:.C65546])" office:value-type="float" office:value="2.5" calcext:value-type="float">
            <text:p>2.5</text:p>
          </table:table-cell>
          <table:table-cell/>
          <table:table-cell table:style-name="ce8" office:value-type="float" office:value="6" calcext:value-type="float">
            <text:p>6</text:p>
          </table:table-cell>
          <table:table-cell table:style-name="ce8" table:formula="of:=SUMIF([.A1:.A65536];&quot;0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29" calcext:value-type="float">
            <text:p>0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Bier</text:p>
          </table:table-cell>
          <table:table-cell table:formula="of:=SUMIF([.D2:.D65546];&quot;Bier&quot;;[.C2:.C65546])" office:value-type="float" office:value="5.8" calcext:value-type="float">
            <text:p>5.8</text:p>
          </table:table-cell>
          <table:table-cell/>
          <table:table-cell table:style-name="ce8" office:value-type="float" office:value="7" calcext:value-type="float">
            <text:p>7</text:p>
          </table:table-cell>
          <table:table-cell table:style-name="ce8" table:formula="of:=SUMIF([.A1:.A65536];&quot;0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Nüssle</text:p>
          </table:table-cell>
          <table:table-cell table:content-validation-name="val1" office:value-type="float" office:value="2.49" calcext:value-type="float">
            <text:p>2.4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Getränke</text:p>
          </table:table-cell>
          <table:table-cell table:formula="of:=SUMIF([.D2:.D65546];&quot;Getränke&quot;;[.C2:.C65546])" office:value-type="float" office:value="4.09" calcext:value-type="float">
            <text:p>4.09</text:p>
          </table:table-cell>
          <table:table-cell/>
          <table:table-cell table:style-name="ce8" office:value-type="float" office:value="8" calcext:value-type="float">
            <text:p>8</text:p>
          </table:table-cell>
          <table:table-cell table:style-name="ce8" table:formula="of:=SUMIF([.A1:.A65536];&quot;0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Tabak</text:p>
          </table:table-cell>
          <table:table-cell table:content-validation-name="val1" office:value-type="float" office:value="5" calcext:value-type="float">
            <text:p>5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affee</text:p>
          </table:table-cell>
          <table:table-cell table:formula="of:=SUMIF([.D2:.D65546];&quot;Kaffee&quot;;[.C2:.C65546])" office:value-type="float" office:value="0" calcext:value-type="float">
            <text:p>0</text:p>
          </table:table-cell>
          <table:table-cell/>
          <table:table-cell table:style-name="ce8" office:value-type="float" office:value="9" calcext:value-type="float">
            <text:p>9</text:p>
          </table:table-cell>
          <table:table-cell table:style-name="ce8" table:formula="of:=SUMIF([.A1:.A65536];&quot;0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3" calcext:value-type="float">
            <text:p>03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0.6" calcext:value-type="float">
            <text:p>0.6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Kleidung</text:p>
          </table:table-cell>
          <table:table-cell table:formula="of:=SUMIF([.D2:.D65546];&quot;Kleidung&quot;;[.C2:.C65546])" office:value-type="float" office:value="15" calcext:value-type="float">
            <text:p>15</text:p>
          </table:table-cell>
          <table:table-cell/>
          <table:table-cell table:style-name="ce8" office:value-type="float" office:value="10" calcext:value-type="float">
            <text:p>10</text:p>
          </table:table-cell>
          <table:table-cell table:style-name="ce8" table:formula="of:=SUMIF([.A1:.A65536];&quot;1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geriebener Käse</text:p>
          </table:table-cell>
          <table:table-cell table:content-validation-name="val1" office:value-type="float" office:value="1.29" calcext:value-type="float">
            <text:p>1.2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Kosmetika</text:p>
          </table:table-cell>
          <table:table-cell table:formula="of:=SUMIF([.D2:.D65546];&quot;Kosmetika&quot;;[.C2:.C65546])" office:value-type="float" office:value="0" calcext:value-type="float">
            <text:p>0</text:p>
          </table:table-cell>
          <table:table-cell/>
          <table:table-cell table:style-name="ce8" office:value-type="float" office:value="11" calcext:value-type="float">
            <text:p>11</text:p>
          </table:table-cell>
          <table:table-cell table:style-name="ce8" table:formula="of:=SUMIF([.A1:.A65536];&quot;1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Weisskohl</text:p>
          </table:table-cell>
          <table:table-cell table:content-validation-name="val1" office:value-type="float" office:value="1.68" calcext:value-type="float">
            <text:p>1.6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Nahrung</text:p>
          </table:table-cell>
          <table:table-cell table:style-name="ce7" table:formula="of:=SUMIF([.D2:.D65546];&quot;Nahrung&quot;;[.C2:.C65546])" office:value-type="float" office:value="13.16" calcext:value-type="float">
            <text:p>13.16</text:p>
          </table:table-cell>
          <table:table-cell/>
          <table:table-cell table:style-name="ce8" office:value-type="float" office:value="12" calcext:value-type="float">
            <text:p>12</text:p>
          </table:table-cell>
          <table:table-cell table:style-name="ce8" table:formula="of:=SUMIF([.A1:.A65536];&quot;1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1.13" calcext:value-type="float">
            <text:p>1.13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 office:value-type="string" calcext:value-type="string">
            <text:p>Pfand</text:p>
          </table:table-cell>
          <table:table-cell table:formula="of:=SUMIF([.D2:.D65546];&quot;Pfand&quot;;[.C2:.C65546])" office:value-type="float" office:value="0" calcext:value-type="float">
            <text:p>0</text:p>
          </table:table-cell>
          <table:table-cell/>
          <table:table-cell table:style-name="ce8" office:value-type="float" office:value="13" calcext:value-type="float">
            <text:p>13</text:p>
          </table:table-cell>
          <table:table-cell table:style-name="ce8" table:formula="of:=SUMIF([.A1:.A65536];&quot;1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9" calcext:value-type="float">
            <text:p>0.9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 office:value-type="string" calcext:value-type="string">
            <text:p>Rechnungen</text:p>
          </table:table-cell>
          <table:table-cell table:formula="of:=SUMIF([.D2:.D65546];&quot;Rechnungen&quot;;[.C2:.C65546])" office:value-type="float" office:value="0" calcext:value-type="float">
            <text:p>0</text:p>
          </table:table-cell>
          <table:table-cell/>
          <table:table-cell table:style-name="ce8" office:value-type="float" office:value="14" calcext:value-type="float">
            <text:p>14</text:p>
          </table:table-cell>
          <table:table-cell table:style-name="ce8" table:formula="of:=SUMIF([.A1:.A65536];&quot;1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Bier Späti</text:p>
          </table:table-cell>
          <table:table-cell table:content-validation-name="val1" office:value-type="float" office:value="3.9" calcext:value-type="float">
            <text:p>3.9</text:p>
          </table:table-cell>
          <table:table-cell table:content-validation-name="val3" office:value-type="string" calcext:value-type="string">
            <text:p>Bier</text:p>
          </table:table-cell>
          <table:table-cell/>
          <table:table-cell table:style-name="ce83" table:content-validation-name="val4" office:value-type="string" calcext:value-type="string">
            <text:p>Sonstiges</text:p>
          </table:table-cell>
          <table:table-cell table:formula="of:=SUMIF([.D2:.D65546];&quot;Sonstiges&quot;;[.C2:.C65546])" office:value-type="float" office:value="4.38" calcext:value-type="float">
            <text:p>4.38</text:p>
          </table:table-cell>
          <table:table-cell/>
          <table:table-cell table:style-name="ce8" office:value-type="float" office:value="15" calcext:value-type="float">
            <text:p>15</text:p>
          </table:table-cell>
          <table:table-cell table:style-name="ce8" table:formula="of:=SUMIF([.A1:.A65536];&quot;1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1" calcext:value-type="float">
            <text:p>01</text:p>
          </table:table-cell>
          <table:table-cell office:value-type="string" calcext:value-type="string">
            <text:p>Paper</text:p>
          </table:table-cell>
          <table:table-cell table:content-validation-name="val1" office:value-type="float" office:value="1.2" calcext:value-type="float">
            <text:p>1.2</text:p>
          </table:table-cell>
          <table:table-cell table:content-validation-name="val3" office:value-type="string" calcext:value-type="string">
            <text:p>Tabak</text:p>
          </table:table-cell>
          <table:table-cell/>
          <table:table-cell table:style-name="ce83" table:content-validation-name="val4" office:value-type="string" calcext:value-type="string">
            <text:p>Tabak</text:p>
          </table:table-cell>
          <table:table-cell table:formula="of:=SUMIF([.D2:.D65546];&quot;Tabak&quot;;[.C2:.C65546])" office:value-type="float" office:value="6.8" calcext:value-type="float">
            <text:p>6.8</text:p>
          </table:table-cell>
          <table:table-cell/>
          <table:table-cell table:style-name="ce8" office:value-type="float" office:value="16" calcext:value-type="float">
            <text:p>16</text:p>
          </table:table-cell>
          <table:table-cell table:style-name="ce8" table:formula="of:=SUMIF([.A1:.A65536];&quot;1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Snackbox</text:p>
          </table:table-cell>
          <table:table-cell table:content-validation-name="val1" office:value-type="float" office:value="1" calcext:value-type="float">
            <text:p>1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 office:value-type="string" calcext:value-type="string">
            <text:p>Verkehr</text:p>
          </table:table-cell>
          <table:table-cell table:formula="of:=SUMIF([.D2:.D65546];&quot;Verkehr&quot;;[.C2:.C65546])" office:value-type="float" office:value="0" calcext:value-type="float">
            <text:p>0</text:p>
          </table:table-cell>
          <table:table-cell/>
          <table:table-cell table:style-name="ce8" office:value-type="float" office:value="17" calcext:value-type="float">
            <text:p>17</text:p>
          </table:table-cell>
          <table:table-cell table:style-name="ce8" table:formula="of:=SUMIF([.A1:.A65536];&quot;1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affee extern</text:p>
          </table:table-cell>
          <table:table-cell table:content-validation-name="val1" office:value-type="float" office:value="1.5" calcext:value-type="float">
            <text:p>1.5</text:p>
          </table:table-cell>
          <table:table-cell table:content-validation-name="val3" office:value-type="string" calcext:value-type="string">
            <text:p>Ausgehen</text:p>
          </table:table-cell>
          <table:table-cell/>
          <table:table-cell table:style-name="ce83" table:content-validation-name="val4" office:value-type="string" calcext:value-type="string">
            <text:p>Zucker</text:p>
          </table:table-cell>
          <table:table-cell table:formula="of:=SUMIF([.D2:.D65546];&quot;Zucker&quot;;[.C2:.C65546])" office:value-type="float" office:value="7.7" calcext:value-type="float">
            <text:p>7.7</text:p>
          </table:table-cell>
          <table:table-cell/>
          <table:table-cell table:style-name="ce8" office:value-type="float" office:value="18" calcext:value-type="float">
            <text:p>18</text:p>
          </table:table-cell>
          <table:table-cell table:style-name="ce8" table:formula="of:=SUMIF([.A1:.A65536];&quot;1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Milch</text:p>
          </table:table-cell>
          <table:table-cell table:content-validation-name="val1" office:value-type="float" office:value="0.59" calcext:value-type="float">
            <text:p>0.59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19" calcext:value-type="float">
            <text:p>19</text:p>
          </table:table-cell>
          <table:table-cell table:style-name="ce8" table:formula="of:=SUMIF([.A1:.A65536];&quot;1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0" calcext:value-type="float">
            <text:p>20</text:p>
          </table:table-cell>
          <table:table-cell table:style-name="ce8" table:formula="of:=SUMIF([.A1:.A65536];&quot;2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Keks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1" calcext:value-type="float">
            <text:p>21</text:p>
          </table:table-cell>
          <table:table-cell table:style-name="ce8" table:formula="of:=SUMIF([.A1:.A65536];&quot;2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78" calcext:value-type="float">
            <text:p>0.78</text:p>
          </table:table-cell>
          <table:table-cell table:content-validation-name="val3" office:value-type="string" calcext:value-type="string">
            <text:p>Nahrung</text:p>
          </table:table-cell>
          <table:table-cell/>
          <table:table-cell table:style-name="ce83" table:content-validation-name="val4"/>
          <table:table-cell table:number-columns-repeated="2"/>
          <table:table-cell table:style-name="ce8" office:value-type="float" office:value="22" calcext:value-type="float">
            <text:p>22</text:p>
          </table:table-cell>
          <table:table-cell table:style-name="ce8" table:formula="of:=SUMIF([.A1:.A65536];&quot;22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2" calcext:value-type="float">
            <text:p>02</text:p>
          </table:table-cell>
          <table:table-cell office:value-type="string" calcext:value-type="string">
            <text:p>Vivil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3" calcext:value-type="float">
            <text:p>23</text:p>
          </table:table-cell>
          <table:table-cell table:style-name="ce8" table:formula="of:=SUMIF([.A1:.A65536];&quot;23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2.35" calcext:value-type="float">
            <text:p>2.35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4"/>
          <table:table-cell table:style-name="ce8" office:value-type="float" office:value="24" calcext:value-type="float">
            <text:p>24</text:p>
          </table:table-cell>
          <table:table-cell table:style-name="ce8" table:formula="of:=SUMIF([.A1:.A65536];&quot;24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99" calcext:value-type="float">
            <text:p>0.9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5" calcext:value-type="float">
            <text:p>25</text:p>
          </table:table-cell>
          <table:table-cell table:style-name="ce8" table:formula="of:=SUMIF([.A1:.A65536];&quot;25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0.45" calcext:value-type="float">
            <text:p>0.45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6" calcext:value-type="float">
            <text:p>26</text:p>
          </table:table-cell>
          <table:table-cell table:style-name="ce8" table:formula="of:=SUMIF([.A1:.A65536];&quot;26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Kaffeeartiges</text:p>
          </table:table-cell>
          <table:table-cell table:content-validation-name="val1" office:value-type="float" office:value="0.65" calcext:value-type="float">
            <text:p>0.65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7" calcext:value-type="float">
            <text:p>27</text:p>
          </table:table-cell>
          <table:table-cell table:style-name="ce8" table:formula="of:=SUMIF([.A1:.A65536];&quot;27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stee OZ</text:p>
          </table:table-cell>
          <table:table-cell table:content-validation-name="val1" office:value-type="float" office:value="1.7" calcext:value-type="float">
            <text:p>1.7</text:p>
          </table:table-cell>
          <table:table-cell table:content-validation-name="val3" office:value-type="string" calcext:value-type="string">
            <text:p>Getränke</text:p>
          </table:table-cell>
          <table:table-cell table:number-columns-repeated="4"/>
          <table:table-cell table:style-name="ce8" office:value-type="float" office:value="28" calcext:value-type="float">
            <text:p>28</text:p>
          </table:table-cell>
          <table:table-cell table:style-name="ce8" table:formula="of:=SUMIF([.A1:.A65536];&quot;28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Schokolade</text:p>
          </table:table-cell>
          <table:table-cell table:content-validation-name="val1" office:value-type="float" office:value="0.69" calcext:value-type="float">
            <text:p>0.69</text:p>
          </table:table-cell>
          <table:table-cell table:content-validation-name="val3" office:value-type="string" calcext:value-type="string">
            <text:p>Zucker</text:p>
          </table:table-cell>
          <table:table-cell table:number-columns-repeated="4"/>
          <table:table-cell table:style-name="ce8" office:value-type="float" office:value="29" calcext:value-type="float">
            <text:p>29</text:p>
          </table:table-cell>
          <table:table-cell table:style-name="ce8" table:formula="of:=SUMIF([.A1:.A65536];&quot;29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Bäcker</text:p>
          </table:table-cell>
          <table:table-cell table:content-validation-name="val1" office:value-type="float" office:value="0.68" calcext:value-type="float">
            <text:p>0.68</text:p>
          </table:table-cell>
          <table:table-cell table:content-validation-name="val3" office:value-type="string" calcext:value-type="string">
            <text:p>Nahrung</text:p>
          </table:table-cell>
          <table:table-cell table:number-columns-repeated="4"/>
          <table:table-cell table:style-name="ce8" office:value-type="float" office:value="30" calcext:value-type="float">
            <text:p>30</text:p>
          </table:table-cell>
          <table:table-cell table:style-name="ce8" table:formula="of:=SUMIF([.A1:.A65536];&quot;30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Druckerpapier</text:p>
          </table:table-cell>
          <table:table-cell table:content-validation-name="val1" office:value-type="float" office:value="3.99" calcext:value-type="float">
            <text:p>3.99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4"/>
          <table:table-cell table:style-name="ce8" office:value-type="float" office:value="31" calcext:value-type="float">
            <text:p>31</text:p>
          </table:table-cell>
          <table:table-cell table:style-name="ce8" table:formula="of:=SUMIF([.A1:.A65536];&quot;31&quot;;[.C1:.C65536])" office:value-type="float" office:value="0" calcext:value-type="float">
            <text:p>0</text:p>
          </table:table-cell>
          <table:table-cell table:number-columns-repeated="1014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Einschreiben</text:p>
          </table:table-cell>
          <table:table-cell table:content-validation-name="val1" office:value-type="float" office:value="2.03" calcext:value-type="float">
            <text:p>2.03</text:p>
          </table:table-cell>
          <table:table-cell table:content-validation-name="val3" office:value-type="string" calcext:value-type="string">
            <text:p>Sonstiges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Postkarte</text:p>
          </table:table-cell>
          <table:table-cell table:content-validation-name="val1" office:value-type="float" office:value="0.8" calcext:value-type="float">
            <text:p>0.8</text:p>
          </table:table-cell>
          <table:table-cell table:content-validation-name="val3" office:value-type="string" calcext:value-type="string">
            <text:p>Amazon</text:p>
          </table:table-cell>
          <table:table-cell table:number-columns-repeated="1020"/>
        </table:table-row>
        <table:table-row table:style-name="ro2">
          <table:table-cell table:content-validation-name="val2" office:value-type="float" office:value="4" calcext:value-type="float">
            <text:p>04</text:p>
          </table:table-cell>
          <table:table-cell office:value-type="string" calcext:value-type="string">
            <text:p>Jogginghose</text:p>
          </table:table-cell>
          <table:table-cell table:content-validation-name="val1" office:value-type="float" office:value="15" calcext:value-type="float">
            <text:p>15</text:p>
          </table:table-cell>
          <table:table-cell table:content-validation-name="val3" office:value-type="string" calcext:value-type="string">
            <text:p>Kleidung</text:p>
          </table:table-cell>
          <table:table-cell table:number-columns-repeated="1020"/>
        </table:table-row>
        <table:table-row table:style-name="ro2" table:number-rows-repeated="1048539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table:table-row table:style-name="ro2">
          <table:table-cell table:content-validation-name="val2"/>
          <table:table-cell/>
          <table:table-cell table:content-validation-name="val1"/>
          <table:table-cell table:content-validation-name="val3"/>
          <table:table-cell table:number-columns-repeated="1020"/>
        </table:table-row>
        <calcext:conditional-formats>
          <calcext:conditional-format calcext:target-range-address="'Nov 15'.D1:'Nov 15'.D1048576">
            <calcext:condition calcext:apply-style-name="Amazon" calcext:value="=&quot;Amazon&quot;" calcext:base-cell-address="template.D1"/>
            <calcext:condition calcext:apply-style-name="Ausgehen" calcext:value="=&quot;Ausgehen&quot;" calcext:base-cell-address="template.D1"/>
            <calcext:condition calcext:apply-style-name="Bier" calcext:value="=&quot;Bier&quot;" calcext:base-cell-address="template.D1"/>
            <calcext:condition calcext:apply-style-name="Getränke" calcext:value="=&quot;Getränke&quot;" calcext:base-cell-address="template.D1"/>
            <calcext:condition calcext:apply-style-name="Kaffee" calcext:value="=&quot;Kaffee&quot;" calcext:base-cell-address="template.D1"/>
            <calcext:condition calcext:apply-style-name="Kleidung" calcext:value="=&quot;Kleidung&quot;" calcext:base-cell-address="template.D1"/>
            <calcext:condition calcext:apply-style-name="Kosmetika" calcext:value="=&quot;Kosmetika&quot;" calcext:base-cell-address="template.D1"/>
            <calcext:condition calcext:apply-style-name="Nahrung" calcext:value="=&quot;Nahrung&quot;" calcext:base-cell-address="template.D1"/>
            <calcext:condition calcext:apply-style-name="Pfand" calcext:value="=&quot;Pfand&quot;" calcext:base-cell-address="template.D1"/>
            <calcext:condition calcext:apply-style-name="Rechnungen" calcext:value="=&quot;Rechnungen&quot;" calcext:base-cell-address="template.D1"/>
            <calcext:condition calcext:apply-style-name="Sonstiges" calcext:value="=&quot;Sonstiges&quot;" calcext:base-cell-address="template.D1"/>
            <calcext:condition calcext:apply-style-name="Tabak" calcext:value="=&quot;Tabak&quot;" calcext:base-cell-address="template.D1"/>
            <calcext:condition calcext:apply-style-name="Verkehr" calcext:value="=&quot;Verkehr&quot;" calcext:base-cell-address="template.D1"/>
            <calcext:condition calcext:apply-style-name="Zucker" calcext:value="=&quot;Zucker&quot;" calcext:base-cell-address="template.D1"/>
            <calcext:condition calcext:apply-style-name="Default" calcext:value="=0" calcext:base-cell-address="template.D1"/>
          </calcext:conditional-format>
          <calcext:conditional-format calcext:target-range-address="'Nov 15'.F7:'Nov 15'.F24">
            <calcext:condition calcext:apply-style-name="Amazon" calcext:value="=&quot;Amazon&quot;" calcext:base-cell-address="template.F7"/>
            <calcext:condition calcext:apply-style-name="Ausgehen" calcext:value="=&quot;Ausgehen&quot;" calcext:base-cell-address="template.F7"/>
            <calcext:condition calcext:apply-style-name="Bier" calcext:value="=&quot;Bier&quot;" calcext:base-cell-address="template.F7"/>
            <calcext:condition calcext:apply-style-name="Getränke" calcext:value="=&quot;Getränke&quot;" calcext:base-cell-address="template.F7"/>
            <calcext:condition calcext:apply-style-name="Kaffee" calcext:value="=&quot;Kaffee&quot;" calcext:base-cell-address="template.F7"/>
            <calcext:condition calcext:apply-style-name="Kleidung" calcext:value="=&quot;Kleidung&quot;" calcext:base-cell-address="template.F7"/>
            <calcext:condition calcext:apply-style-name="Kosmetika" calcext:value="=&quot;Kosmetika&quot;" calcext:base-cell-address="template.F7"/>
            <calcext:condition calcext:apply-style-name="Nahrung" calcext:value="=&quot;Nahrung&quot;" calcext:base-cell-address="template.F7"/>
            <calcext:condition calcext:apply-style-name="Pfand" calcext:value="=&quot;Pfand&quot;" calcext:base-cell-address="template.F7"/>
            <calcext:condition calcext:apply-style-name="Rechnungen" calcext:value="=&quot;Rechungen&quot;" calcext:base-cell-address="template.F7"/>
            <calcext:condition calcext:apply-style-name="Sonstiges" calcext:value="=&quot;Sonstiges&quot;" calcext:base-cell-address="template.F7"/>
            <calcext:condition calcext:apply-style-name="Tabak" calcext:value="=&quot;Tabak&quot;" calcext:base-cell-address="template.F7"/>
            <calcext:condition calcext:apply-style-name="Verkehr" calcext:value="=&quot;Verkehr&quot;" calcext:base-cell-address="template.F7"/>
            <calcext:condition calcext:apply-style-name="Zucker" calcext:value="=&quot;Zucker&quot;" calcext:base-cell-address="template.F7"/>
          </calcext:conditional-format>
        </calcext:conditional-formats>
      </table:table>
      <table:named-expressions>
        <table:named-range table:name="class" table:base-cell-address="$'August 15'.$D$1" table:cell-range-address="$'August 15'.$D$1:.$D$1048576"/>
        <table:named-range table:name="day_of_month" table:base-cell-address="$'August 15'.$A$1" table:cell-range-address="$'August 15'.$A$1:.$A$1048576"/>
        <table:named-range table:name="item" table:base-cell-address="$'August 15'.$B$1" table:cell-range-address="$'August 15'.$B$1:.$B$1048576"/>
        <table:named-range table:name="price" table:base-cell-address="$'August 15'.$C$1" table:cell-range-address="$'August 15'.$C$1:.$C$1048576"/>
        <table:named-expression table:name="Spalte_C" table:base-cell-address="$'Juni 15'.$C$2" table:expression="#REF!"/>
      </table:named-expressions>
      <table:database-ranges>
        <table:database-range table:name="Category" table:target-range-address="Kategorien.A1:Kategorien.A21" table:on-update-keep-styles="true" table:on-update-keep-size="false" table:orientation="column"/>
        <table:database-range table:name="Juli_anteilig" table:target-range-address="'Juli 15'.H8:'Juli 15'.H28" table:on-update-keep-styles="true" table:on-update-keep-size="false" table:orientation="column"/>
        <table:database-range table:name="Juli_komplett" table:target-range-address="'Juli 15'.C1:'Juli 15'.C1048576" table:on-update-keep-styles="true" table:on-update-keep-size="false" table:orientation="column"/>
        <table:database-range table:name="Juni_komplett" table:target-range-address="'Juni 15'.C1:'Juni 15'.C1048576" table:on-update-keep-styles="true" table:on-update-keep-size="false" table:orientation="column"/>
        <table:database-range table:name="Kategorien" table:target-range-address="Kategorien.A1:Kategorien.A21" table:on-update-keep-styles="true" table:on-update-keep-size="false" table:orientation="column"/>
        <table:database-range table:name="Monat_Anteile" table:target-range-address="'Juni 15'.G9:'Juni 15'.H28" table:on-update-keep-styles="true" table:on-update-keep-size="false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0" table:target-range-address="template.A1:template.D13">
          <table:sort>
            <table:sort-by table:field-number="0" table:data-type="automatic"/>
          </table:sort>
        </table:database-range>
        <table:database-range table:name="__Anonymous_Sheet_DB__2" table:target-range-address="'Juni 15'.A3:'Juni 15'.D289">
          <table:sort>
            <table:sort-by table:field-number="0" table:data-type="automatic"/>
          </table:sort>
        </table:database-range>
        <table:database-range table:name="__Anonymous_Sheet_DB__3" table:target-range-address="'Juli 15'.A2:'Juli 15'.D283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'August 15'.A1:'August 15'.D244">
          <table:sort>
            <table:sort-by table:field-number="0" table:data-type="automatic"/>
          </table:sort>
        </table:database-range>
        <table:database-range table:name="__Anonymous_Sheet_DB__5" table:target-range-address="'Sept 15'.A1:'Sept 15'.D13">
          <table:sort>
            <table:sort-by table:field-number="0" table:data-type="automatic"/>
          </table:sort>
        </table:database-range>
        <table:database-range table:name="__Anonymous_Sheet_DB__6" table:target-range-address="'Nov 15'.A1:'Nov 15'.D1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0" number:min-integer-digits="2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ahrung" style:family="table-cell" style:parent-style-name="Default">
      <style:table-cell-properties fo:background-color="#cfe7f5"/>
    </style:style>
    <style:style style:name="Zucker" style:family="table-cell" style:parent-style-name="Default">
      <style:table-cell-properties fo:background-color="#99ccff"/>
      <style:text-properties fo:color="#000000"/>
    </style:style>
    <style:style style:name="Kaffee" style:family="table-cell" style:parent-style-name="Default">
      <style:table-cell-properties fo:background-color="#00b8ff"/>
    </style:style>
    <style:style style:name="Getränke" style:family="table-cell" style:parent-style-name="Default">
      <style:table-cell-properties fo:background-color="#0099ff"/>
    </style:style>
    <style:style style:name="Tabak" style:family="table-cell" style:parent-style-name="Default">
      <style:table-cell-properties fo:background-color="#4c1900"/>
    </style:style>
    <style:style style:name="Kosmetika" style:family="table-cell" style:parent-style-name="Default">
      <style:table-cell-properties fo:background-color="#280099"/>
    </style:style>
    <style:style style:name="Verkehr" style:family="table-cell" style:parent-style-name="Default">
      <style:table-cell-properties fo:background-color="#3deb3d"/>
      <style:text-properties fo:color="#000000"/>
    </style:style>
    <style:style style:name="Ausgehen" style:family="table-cell" style:parent-style-name="Default">
      <style:table-cell-properties fo:background-color="#00ae00"/>
    </style:style>
    <style:style style:name="Kleidung" style:family="table-cell" style:parent-style-name="Default">
      <style:table-cell-properties fo:background-color="#ffff66"/>
      <style:text-properties fo:color="#000000"/>
    </style:style>
    <style:style style:name="Amazon" style:family="table-cell" style:parent-style-name="Default">
      <style:table-cell-properties fo:background-color="#ffff00"/>
    </style:style>
    <style:style style:name="Rechnungen" style:family="table-cell" style:parent-style-name="Default">
      <style:table-cell-properties fo:background-color="#ff420e"/>
      <style:text-properties style:use-window-font-color="true"/>
    </style:style>
    <style:style style:name="Sonstiges" style:family="table-cell" style:parent-style-name="Default">
      <style:table-cell-properties fo:background-color="#cccccc"/>
    </style:style>
    <style:style style:name="Bier" style:family="table-cell" style:parent-style-name="Default">
      <style:table-cell-properties fo:background-color="#013058"/>
    </style:style>
    <style:style style:name="Pfand" style:family="table-cell" style:parent-style-name="Default">
      <style:text-properties fo:color="#b2b2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20:52:59.131457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05:15:22.546199685</meta:creation-date>
    <dc:date>2015-11-04T21:06:42.069011515</dc:date>
    <meta:editing-duration>PT11H57M7S</meta:editing-duration>
    <meta:editing-cycles>92</meta:editing-cycles>
    <meta:generator>LibreOffice/4.4.5.2$Linux_x86 LibreOffice_project/40m0$Build-2</meta:generator>
    <meta:document-statistic meta:table-count="7" meta:cell-count="50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ccff66" draw:fill-gradient-name="Sunburst" draw:fill-hatch-name="Black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5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Degree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Wide" draw:fill-hatch-solid="true"/>
      <style:text-properties fo:font-size="10pt" style:font-size-asian="10pt" style:font-size-complex="10pt"/>
    </style:style>
    <style:style style:name="ch3" style:family="chart">
      <style:chart-properties chart:three-dimensional="true" chart:include-hidden-cell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="dash" chart:link-data-style-to-source="true" chart:data-label-number="percentage" chart:data-label-text="false" chart:data-label-symbol="false" chart:label-position="outside" chart:pie-offset="50"/>
      <style:graphic-properties draw:stroke="none" draw:fill-color="#004586" dr3d:edge-rounding="5%"/>
      <style:text-properties fo:color="#000000" style:text-outline="true" fo:font-size="10pt" fo:text-shadow="1pt 1pt" style:font-size-asian="10pt" style:font-size-complex="10pt"/>
    </style:style>
    <style:style style:name="ch8" style:family="chart" style:data-style-name="N2">
      <style:chart-properties chart:solid-type="cuboid"/>
      <style:graphic-properties draw:fill-color="#004586"/>
    </style:style>
    <style:style style:name="ch9" style:family="chart" style:data-style-name="N2">
      <style:chart-properties chart:solid-type="cuboid"/>
      <style:graphic-properties draw:fill-color="#ff420e"/>
    </style:style>
    <style:style style:name="ch10" style:family="chart" style:data-style-name="N2">
      <style:chart-properties chart:solid-type="cuboid"/>
      <style:graphic-properties draw:fill-color="#ffd320"/>
    </style:style>
    <style:style style:name="ch11" style:family="chart" style:data-style-name="N2">
      <style:chart-properties chart:solid-type="cuboid"/>
      <style:graphic-properties draw:fill-color="#579d1c"/>
    </style:style>
    <style:style style:name="ch12" style:family="chart" style:data-style-name="N2">
      <style:chart-properties chart:solid-type="cuboid"/>
      <style:graphic-properties draw:fill-color="#7e0021"/>
    </style:style>
    <style:style style:name="ch13" style:family="chart" style:data-style-name="N2">
      <style:chart-properties chart:solid-type="cuboid"/>
      <style:graphic-properties draw:fill-color="#83caff"/>
    </style:style>
    <style:style style:name="ch14" style:family="chart" style:data-style-name="N2">
      <style:chart-properties chart:solid-type="cuboid"/>
      <style:graphic-properties draw:fill-color="#314004"/>
    </style:style>
    <style:style style:name="ch15" style:family="chart" style:data-style-name="N2">
      <style:chart-properties chart:solid-type="cuboid"/>
      <style:graphic-properties draw:fill-color="#aecf00"/>
    </style:style>
    <style:style style:name="ch16" style:family="chart" style:data-style-name="N2">
      <style:chart-properties chart:solid-type="cuboid"/>
      <style:graphic-properties draw:fill-color="#4b1f6f"/>
    </style:style>
    <style:style style:name="ch17" style:family="chart">
      <style:chart-properties chart:solid-type="cuboid"/>
      <style:graphic-properties draw:fill-color="#ff950e"/>
      <style:text-properties style:use-window-font-color="true"/>
    </style:style>
    <style:style style:name="ch18" style:family="chart">
      <style:chart-properties chart:solid-type="cuboid" chart:label-position="inside"/>
      <style:graphic-properties draw:fill-color="#c5000b"/>
    </style:style>
    <style:style style:name="ch19" style:family="chart">
      <style:chart-properties chart:solid-type="cuboid"/>
      <style:graphic-properties draw:fill-color="#0084d1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9.454cm" svg:height="5.526cm" xlink:href=".." xlink:type="simple" chart:class="chart:circle" chart:style-name="ch1">
        <chart:legend chart:legend-position="end" svg:x="4.713cm" svg:y="1.219cm" style:legend-expansion="high" chart:style-name="ch2"/>
        <chart:plot-area chart:style-name="ch3" table:cell-range-address="'Juni 15'.G9:'Juni 15'.H20" chart:data-source-has-labels="column" svg:x="-0.619cm" svg:y="0.536cm" svg:width="8.59cm" svg:height="5.29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ooo:coordinate-region svg:x="0cm" svg:y="0.845cm" svg:width="7.501cm" svg:height="4.677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:categories table:cell-range-address="'Juni 15'.G9:'Juni 15'.G20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'Juni 15'.H9:'Juni 15'.H20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Rechnungen</text:p>
                <draw:g>
                  <svg:desc>'Juni 15'.G9:'Juni 15'.G20</svg:desc>
                </draw:g>
              </table:table-cell>
              <table:table-cell office:value-type="float" office:value="512.72">
                <text:p>512.72</text:p>
                <draw:g>
                  <svg:desc>'Juni 15'.H9:'Juni 15'.H20</svg:desc>
                </draw:g>
              </table:table-cell>
            </table:table-row>
            <table:table-row>
              <table:table-cell office:value-type="string">
                <text:p>Nahrung</text:p>
              </table:table-cell>
              <table:table-cell office:value-type="float" office:value="166.87">
                <text:p>166.87</text:p>
              </table:table-cell>
            </table:table-row>
            <table:table-row>
              <table:table-cell office:value-type="string">
                <text:p>Ausgehen</text:p>
              </table:table-cell>
              <table:table-cell office:value-type="float" office:value="167.95">
                <text:p>167.95</text:p>
              </table:table-cell>
            </table:table-row>
            <table:table-row>
              <table:table-cell office:value-type="string">
                <text:p>Kleidung</text:p>
              </table:table-cell>
              <table:table-cell office:value-type="float" office:value="109.94">
                <text:p>109.94</text:p>
              </table:table-cell>
            </table:table-row>
            <table:table-row>
              <table:table-cell office:value-type="string">
                <text:p>Tabak</text:p>
              </table:table-cell>
              <table:table-cell office:value-type="float" office:value="42.95">
                <text:p>42.95</text:p>
              </table:table-cell>
            </table:table-row>
            <table:table-row>
              <table:table-cell office:value-type="string">
                <text:p>Zucker</text:p>
              </table:table-cell>
              <table:table-cell office:value-type="float" office:value="37.93">
                <text:p>37.93</text:p>
              </table:table-cell>
            </table:table-row>
            <table:table-row>
              <table:table-cell office:value-type="string">
                <text:p>Kosmetika</text:p>
              </table:table-cell>
              <table:table-cell office:value-type="float" office:value="36.07">
                <text:p>36.07</text:p>
              </table:table-cell>
            </table:table-row>
            <table:table-row>
              <table:table-cell office:value-type="string">
                <text:p>Verkehr</text:p>
              </table:table-cell>
              <table:table-cell office:value-type="float" office:value="32.4">
                <text:p>32.4</text:p>
              </table:table-cell>
            </table:table-row>
            <table:table-row>
              <table:table-cell office:value-type="string">
                <text:p>Getränke</text:p>
              </table:table-cell>
              <table:table-cell office:value-type="float" office:value="35.9">
                <text:p>35.9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Kaffee</text:p>
              </table:table-cell>
              <table:table-cell office:value-type="float" office:value="7.76">
                <text:p>7.76</text:p>
              </table:table-cell>
            </table:table-row>
            <table:table-row>
              <table:table-cell office:value-type="string">
                <text:p>Sonstiges</text:p>
              </table:table-cell>
              <table:table-cell office:value-type="float" office:value="6.57">
                <text:p>6.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